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onfigurazione per Zucchetti HYD 3000/HYD 6000 (non versione HP)</text:p>
      <text:p text:style-name="Standard"># usato come file originale ed ispirazione "sofar_hyd3k-6k-es.yaml".</text:p>
      <text:p text:style-name="Standard"/>
      <text:p text:style-name="Standard"># - name: ".........." <text:s/>= sensore/parametro italiano</text:p>
      <text:p text:style-name="Standard"># <text:s text:c="2"/>attenzione modificando il nome del sensore home assistant potrebbe perdere la storia del relativo sensore</text:p>
      <text:p text:style-name="Standard"># <text:s text:c="2"/>attenzione spazi ed allineamenti non corretti potrebbero compromettere il funzionamento del codice</text:p>
      <text:p text:style-name="Standard"/>
      <text:p text:style-name="Standard"># Testato con Zucchetti HYD6000 (non HP), potrebbe funzionare anche con altri inverter simili</text:p>
      <text:p text:style-name="Standard"/>
      <text:p text:style-name="Standard">requests:</text:p>
      <text:p text:style-name="Standard"># Storage inverter data table address</text:p>
      <text:p text:style-name="Standard"># inverter produzione ed extra</text:p>
      <text:p text:style-name="Standard">- start: 0x0200</text:p>
      <text:p text:style-name="Standard"><text:s text:c="2"/>end: <text:s/>0x0255</text:p>
      <text:p text:style-name="Standard"><text:s text:c="2"/>mb_functioncode: 0x03</text:p>
      <text:p text:style-name="Standard"><text:s text:c="2"/></text:p>
      <text:p text:style-name="Standard"># Power Inverter parameter setting <text:s/></text:p>
      <text:p text:style-name="Standard"># Power Inverter parameter setting <text:s text:c="2"/></text:p>
      <text:p text:style-name="Standard">- start: 0x1000</text:p>
      <text:p text:style-name="Standard"><text:s text:c="2"/>end: 0x1007</text:p>
      <text:p text:style-name="Standard"><text:s text:c="2"/>mb_functioncode: 0x04</text:p>
      <text:p text:style-name="Standard"><text:s text:c="2"/></text:p>
      <text:p text:style-name="Standard"># Grid voltage protection parameter settings</text:p>
      <text:p text:style-name="Standard"># Impostazioni dei parametri di protezione della tensione di rete</text:p>
      <text:p text:style-name="Standard">- start: 0x1010</text:p>
      <text:p text:style-name="Standard"><text:s text:c="2"/>end: 0x1019</text:p>
      <text:p text:style-name="Standard"><text:s text:c="2"/>mb_functioncode: 0x04</text:p>
      <text:p text:style-name="Standard"><text:s text:c="2"/></text:p>
      <text:p text:style-name="Standard"># Grid frequency protection parameter settings <text:s/></text:p>
      <text:p text:style-name="Standard"># Impostazioni dei parametri di protezione della frequenza di rete</text:p>
      <text:p text:style-name="Standard">- start: 0x1020</text:p>
      <text:p text:style-name="Standard"><text:s text:c="2"/>end: 0x1028</text:p>
      <text:p text:style-name="Standard"><text:s text:c="2"/>mb_functioncode: 0x04</text:p>
      <text:p text:style-name="Standard"/>
      <text:p text:style-name="Standard"># DCI output current protection parameter set</text:p>
      <text:p text:style-name="Standard"># Uscita DCI Set di parametri di protezione</text:p>
      <text:p text:style-name="Standard">- start: 0x1030</text:p>
      <text:p text:style-name="Standard"><text:s text:c="2"/>end: 0x1035</text:p>
      <text:p text:style-name="Standard"><text:s text:c="2"/>mb_functioncode: 0x04</text:p>
      <text:p text:style-name="Standard"><text:s text:c="2"/></text:p>
      <text:p text:style-name="Standard"><text:s text:c="2"/></text:p>
      <text:p text:style-name="Standard"># Active and remote control switch</text:p>
      <text:p text:style-name="Standard"># Active and remote control switch</text:p>
      <text:p text:style-name="Standard">- start: 0x1040</text:p>
      <text:p text:style-name="Standard"><text:s text:c="2"/>end: 0x104F</text:p>
      <text:p text:style-name="Standard"><text:s text:c="2"/>mb_functioncode: 0x04</text:p>
      <text:p text:style-name="Standard"><text:s text:c="2"/></text:p>
      <text:p text:style-name="Standard"># Active versus frequency derating function parameter setting</text:p>
      <text:p text:style-name="Standard"># Active versus frequency derating function parameter setting</text:p>
      <text:p text:style-name="Standard"># - start: 0x1050</text:p>
      <text:p text:style-name="Standard"><text:soft-page-break/># <text:s text:c="2"/>end: 0x1056</text:p>
      <text:p text:style-name="Standard"># <text:s text:c="2"/>mb_functioncode: 0x04 <text:s/></text:p>
      <text:p text:style-name="Standard"/>
      <text:p text:style-name="Standard"># Reactive parameter settings</text:p>
      <text:p text:style-name="Standard"># Reactive parameter settings</text:p>
      <text:p text:style-name="Standard"># - start: 0x1060</text:p>
      <text:p text:style-name="Standard"># <text:s text:c="2"/>end: 0x1074</text:p>
      <text:p text:style-name="Standard"># <text:s text:c="2"/>mb_functioncode: 0x04 </text:p>
      <text:p text:style-name="Standard"/>
      <text:p text:style-name="Standard"/>
      <text:p text:style-name="Standard"># LVRT parameter settings</text:p>
      <text:p text:style-name="Standard"># LVRT parameter settings</text:p>
      <text:p text:style-name="Standard"># - start: 0x1080</text:p>
      <text:p text:style-name="Standard"># <text:s text:c="2"/>end: 0x108C</text:p>
      <text:p text:style-name="Standard"># <text:s text:c="2"/>mb_functioncode: 0x04 </text:p>
      <text:p text:style-name="Standard"/>
      <text:p text:style-name="Standard"/>
      <text:p text:style-name="Standard"># Other safety parameters set</text:p>
      <text:p text:style-name="Standard"># Other safety parameters set</text:p>
      <text:p text:style-name="Standard"># - start: 0x1090</text:p>
      <text:p text:style-name="Standard"># <text:s text:c="2"/>end: 0x1093</text:p>
      <text:p text:style-name="Standard"># <text:s text:c="2"/>mb_functioncode: 0x04 </text:p>
      <text:p text:style-name="Standard"/>
      <text:p text:style-name="Standard"/>
      <text:p text:style-name="Standard"># Other safety parameters set</text:p>
      <text:p text:style-name="Standard"># Other safety parameters set</text:p>
      <text:p text:style-name="Standard"><text:s text:c="4"/># - start: 0x10A0</text:p>
      <text:p text:style-name="Standard"><text:s text:c="4"/># <text:s text:c="2"/>end: 0x10A3</text:p>
      <text:p text:style-name="Standard"><text:s text:c="4"/># <text:s text:c="2"/>mb_functioncode: 0x04 </text:p>
      <text:p text:style-name="Standard"/>
      <text:p text:style-name="Standard"># Battery parameter register <text:s/></text:p>
      <text:p text:style-name="Standard"># Settaggi impostazione batterie</text:p>
      <text:p text:style-name="Standard">- start: 0x10B0</text:p>
      <text:p text:style-name="Standard"><text:s text:c="2"/>end: 0x10BC</text:p>
      <text:p text:style-name="Standard"><text:s text:c="2"/>mb_functioncode: 0x04 <text:s/></text:p>
      <text:p text:style-name="Standard"><text:s text:c="2"/></text:p>
      <text:p text:style-name="Standard"># Inverter numero seriale e sw</text:p>
      <text:p text:style-name="Standard">- start: 0x2000</text:p>
      <text:p text:style-name="Standard"><text:s text:c="2"/>end: 0x200F</text:p>
      <text:p text:style-name="Standard"><text:s text:c="2"/>mb_functioncode: 0x04</text:p>
      <text:p text:style-name="Standard"># Informazioni sull'inverter [Inverter Information)</text:p>
      <text:p text:style-name="Standard">- start: 0x3000</text:p>
      <text:p text:style-name="Standard"><text:s text:c="2"/>end: 0x301F</text:p>
      <text:p text:style-name="Standard"><text:s text:c="2"/>mb_functioncode: 0x04</text:p>
      <text:p text:style-name="Standard"/>
      <text:p text:style-name="P1"># modalità operativa</text:p>
      <text:p text:style-name="P1">- start: 0x1200</text:p>
      <text:p text:style-name="P1"><text:s text:c="2"/>end: <text:s/>0x120F</text:p>
      <text:p text:style-name="Standard"><text:span text:style-name="T1"><text:s text:c="2"/>mb_functioncode: <text:s/>0x03 </text:span><text:s/></text:p>
      <text:p text:style-name="Standard"><text:s text:c="2"/></text:p>
      <text:p text:style-name="Standard"/>
      <text:p text:style-name="Standard">parameters:</text:p>
      <text:p text:style-name="Standard"><text:soft-page-break/></text:p>
      <text:p text:style-name="Standard"/>
      <text:p text:style-name="Standard"># allert</text:p>
      <text:p text:style-name="Standard"># ________________________________</text:p>
      <text:p text:style-name="Standard"><text:s/>- group: 0x0200 - 0x0255</text:p>
      <text:p text:style-name="Standard"># ________________________________ </text:p>
      <text:p text:style-name="Standard"><text:s text:c="3"/>items:</text:p>
      <text:p text:style-name="Standard"><text:s text:c="3"/></text:p>
      <text:p text:style-name="Standard"><text:s text:c="4"/>- name: "Alert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1,0x0202,0x0203,0x0204,0x0205,0x022B,0x0242,0x023D]</text:p>
      <text:p text:style-name="Standard"><text:s text:c="6"/>icon: 'mdi:state-machine'</text:p>
      <text:p text:style-name="Standard"/>
      <text:p text:style-name="Standard"><text:s text:c="4"/>- name: 'Alert1'</text:p>
      <text:p text:style-name="Standard"><text:s text:c="6"/>class: ''</text:p>
      <text:p text:style-name="Standard"><text:s text:c="6"/>state_class: ''</text:p>
      <text:p text:style-name="Standard"><text:s text:c="6"/>uom: ''</text:p>
      <text:p text:style-name="Standard"><text:s text:c="6"/>scale: 1</text:p>
      <text:p text:style-name="Standard"><text:s text:c="6"/>rule: 6</text:p>
      <text:p text:style-name="Standard"><text:s text:c="6"/>registers:</text:p>
      <text:p text:style-name="Standard"><text:s text:c="8"/>[</text:p>
      <text:p text:style-name="Standard"><text:s text:c="10"/>0x0201,</text:p>
      <text:p text:style-name="Standard"><text:s text:c="10"/>0x0202,</text:p>
      <text:p text:style-name="Standard"><text:s text:c="10"/>0x0203,</text:p>
      <text:p text:style-name="Standard"><text:s text:c="10"/>0x0204,</text:p>
      <text:p text:style-name="Standard"><text:s text:c="10"/>0x0205,</text:p>
      <text:p text:style-name="Standard"><text:s text:c="10"/>0x022B,</text:p>
      <text:p text:style-name="Standard"><text:s text:c="10"/>0x023D,</text:p>
      <text:p text:style-name="Standard"><text:s text:c="10"/>0x0242,</text:p>
      <text:p text:style-name="Standard"><text:s text:c="8"/>] <text:s text:c="5"/></text:p>
      <text:p text:style-name="Standard"><text:s text:c="9"/></text:p>
      <text:p text:style-name="Standard"><text:s text:c="4"/>- name: "Stato Inverter"</text:p>
      <text:p text:style-name="Standard"><text:s text:c="6"/>class: "measurement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0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Attesa"</text:p>
      <text:p text:style-name="Standard"><text:s text:c="6"/>- <text:s/>key: 1</text:p>
      <text:p text:style-name="Standard"><text:s text:c="9"/>value: "Verifica"</text:p>
      <text:p text:style-name="Standard"><text:s text:c="6"/>- <text:s/>key: 2</text:p>
      <text:p text:style-name="Standard"><text:s text:c="9"/>value: "Funzionamento Normale"</text:p>
      <text:p text:style-name="Standard"><text:s text:c="6"/>- <text:s/>key: 3</text:p>
      <text:p text:style-name="Standard"><text:s text:c="9"/>value: "EPS"</text:p>
      <text:p text:style-name="Standard"><text:s text:c="6"/>- <text:s/>key: 4</text:p>
      <text:p text:style-name="Standard"><text:soft-page-break/><text:s text:c="9"/>value: "Guasto"</text:p>
      <text:p text:style-name="Standard"><text:s text:c="6"/>- <text:s/>key: 5</text:p>
      <text:p text:style-name="Standard"><text:s text:c="9"/>value: "Guasto Permanente"</text:p>
      <text:p text:style-name="Standard"><text:s text:c="6"/>icon: 'mdi:state-machine'</text:p>
      <text:p text:style-name="Standard"/>
      <text:p text:style-name="Standard"><text:s text:c="4"/>- name: "Guasti Tab1" <text:s text:c="3"/>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1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01 GridOVP (La tensione di rete è troppo elevata)"</text:p>
      <text:p text:style-name="Standard"><text:s text:c="6"/>- <text:s/>key: 2</text:p>
      <text:p text:style-name="Standard"><text:s text:c="9"/>value: "ID02 GridUVP (La tensione di rete è troppo bassa)"</text:p>
      <text:p text:style-name="Standard"><text:s text:c="6"/>- <text:s/>key: 4</text:p>
      <text:p text:style-name="Standard"><text:s text:c="9"/>value: "ID03 GridOFP (La frequenza di rete è troppo elevata)"</text:p>
      <text:p text:style-name="Standard"><text:s text:c="6"/>- <text:s/>key: 8</text:p>
      <text:p text:style-name="Standard"><text:s text:c="9"/>value: "ID04 GridUFP (La frequenza di rete è troppo bassa)"</text:p>
      <text:p text:style-name="Standard"><text:s text:c="6"/>- <text:s/>key: 16</text:p>
      <text:p text:style-name="Standard"><text:s text:c="9"/>value: "ID05 BatOVP (La tensione della batteria è troppo elevata)"</text:p>
      <text:p text:style-name="Standard"><text:s text:c="6"/>- <text:s/>key: 32</text:p>
      <text:p text:style-name="Standard"><text:s text:c="9"/>value: "ID06 Vlvrtlow (Errore funzione LVRT)"</text:p>
      <text:p text:style-name="Standard"><text:s text:c="6"/>- <text:s/>key: 64</text:p>
      <text:p text:style-name="Standard"><text:s text:c="9"/>value: "ID07 Vovrthigh (Errore funzione OVRT)"</text:p>
      <text:p text:style-name="Standard"><text:s text:c="6"/>- <text:s/>key: 128</text:p>
      <text:p text:style-name="Standard"><text:s text:c="9"/>value: "ID08 PVOVP (La tensione del fotovoltaico è troppo elevata)"</text:p>
      <text:p text:style-name="Standard"><text:s text:c="6"/>- <text:s/>key: 256</text:p>
      <text:p text:style-name="Standard"><text:s text:c="9"/>value: "ID09 HW_LLCBus_OVP (La tensione del LLCBus è troppo elevata e ha innescato la protezione hardware)"</text:p>
      <text:p text:style-name="Standard"><text:s text:c="6"/>- <text:s/>key: 512</text:p>
      <text:p text:style-name="Standard"><text:s text:c="9"/>value: "ID10 HW_Boost_OVP (L’aumento di tensione è troppo alto e ha innescato la protezione hardware)" <text:s text:c="3"/></text:p>
      <text:p text:style-name="Standard"><text:s text:c="6"/>- <text:s/>key: 1024</text:p>
      <text:p text:style-name="Standard"><text:s text:c="9"/>value: "ID11 HWBuckBoostOCP (La corrente BuckBoost è troppo alta e ha innescato la protezione hardware)" <text:s text:c="3"/></text:p>
      <text:p text:style-name="Standard"><text:s text:c="6"/>- <text:s/>key: 2048</text:p>
      <text:p text:style-name="Standard"><text:s text:c="9"/>value: "ID12 HwBatOCP (La corrente della batteria è troppo alta e ha innescato la protezione hardware)"</text:p>
      <text:p text:style-name="Standard"><text:s text:c="6"/>- <text:s/>key: 4096</text:p>
      <text:p text:style-name="Standard"><text:s text:c="9"/>value: "ID13 GFCI OCP (Il valore di campionatura GFCI fra il DSP master e il DSP slave non è adeguato)"</text:p>
      <text:p text:style-name="Standard"><text:s text:c="6"/>- <text:s/>key: 8192</text:p>
      <text:p text:style-name="Standard"><text:s text:c="9"/>value: "ID14 HWPVOCP (La corrente fotovoltaica è troppo alta e ha innescato la protezione hardware)"</text:p>
      <text:p text:style-name="Standard"><text:s text:c="6"/>- <text:s/>key: 16384</text:p>
      <text:p text:style-name="Standard"><text:soft-page-break/><text:s text:c="9"/>value: "ID15 HwAcOCP (La corrente di rete è troppo alta e ha innescato la protezione hardware)"</text:p>
      <text:p text:style-name="Standard"><text:s text:c="6"/>- <text:s/>key: 32768</text:p>
      <text:p text:style-name="Standard"><text:s text:c="9"/>value: "ID16 IpvUnbalance (La corrente di ingresso fotovoltaica non è bilanciata)"</text:p>
      <text:p text:style-name="Standard"><text:s text:c="6"/>icon: 'mdi:alert'</text:p>
      <text:p text:style-name="Standard"/>
      <text:p text:style-name="Standard"><text:s text:c="4"/>- name: "Guasti Tab2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2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17 HwADFaultGrid (Errore nella campionatura della corrente di rete)"</text:p>
      <text:p text:style-name="Standard"><text:s text:c="6"/>- <text:s/>key: 2</text:p>
      <text:p text:style-name="Standard"><text:s text:c="9"/>value: "ID18 HwADFaultDCI (Errore di campionatura DCI)"</text:p>
      <text:p text:style-name="Standard"><text:s text:c="6"/>- <text:s/>key: 4</text:p>
      <text:p text:style-name="Standard"><text:s text:c="9"/>value: "ID19 HwADFaultVGrid (Errore nella campionatura della tensione di rete)"</text:p>
      <text:p text:style-name="Standard"><text:s text:c="6"/>- <text:s/>key: 8</text:p>
      <text:p text:style-name="Standard"><text:s text:c="9"/>value: "ID20 GFCIDeviceFault (Errore di campionatura GFCI)"</text:p>
      <text:p text:style-name="Standard"><text:s text:c="6"/>- <text:s/>key: 16</text:p>
      <text:p text:style-name="Standard"><text:s text:c="9"/>value: "ID21 MChip_Fault (Guasto del chip principale)"</text:p>
      <text:p text:style-name="Standard"><text:s text:c="6"/>- <text:s/>key: 32</text:p>
      <text:p text:style-name="Standard"><text:s text:c="9"/>value: "ID22 HwAuxPowerFault (Errore della tensione ausiliare)"</text:p>
      <text:p text:style-name="Standard"><text:s text:c="6"/>- <text:s/>key: 64</text:p>
      <text:p text:style-name="Standard"><text:s text:c="9"/>value: "ID23 - nd"</text:p>
      <text:p text:style-name="Standard"><text:s text:c="6"/>- <text:s/>key: 128</text:p>
      <text:p text:style-name="Standard"><text:s text:c="9"/>value: "ID24 - nd"</text:p>
      <text:p text:style-name="Standard"><text:s text:c="6"/>- <text:s/>key: 256</text:p>
      <text:p text:style-name="Standard"><text:s text:c="9"/>value: "ID25 LLCBusOVP (La tensione del LLCBus è troppo alta)"</text:p>
      <text:p text:style-name="Standard"><text:s text:c="6"/>- <text:s/>key: 512</text:p>
      <text:p text:style-name="Standard"><text:s text:c="9"/>value: "ID26 SwBusOVP (La tensione del bus è troppo alta e ha innescato la protezione hardware)"</text:p>
      <text:p text:style-name="Standard"><text:s text:c="6"/>- <text:s/>key: 1024</text:p>
      <text:p text:style-name="Standard"><text:s text:c="9"/>value: "ID27 BatOCP (La corrente della batteria è troppo elevata)"</text:p>
      <text:p text:style-name="Standard"><text:s text:c="6"/>- <text:s/>key: 2048</text:p>
      <text:p text:style-name="Standard"><text:s text:c="9"/>value: "ID28 DciOCP (La corrente DCI è troppo alta)"</text:p>
      <text:p text:style-name="Standard"><text:s text:c="6"/>- <text:s/>key: 4096</text:p>
      <text:p text:style-name="Standard"><text:s text:c="9"/>value: "ID29 SwOCPInstant (La corrente di rete è troppo alta)"</text:p>
      <text:p text:style-name="Standard"><text:s text:c="6"/>- <text:s/>key: 8192</text:p>
      <text:p text:style-name="Standard"><text:s text:c="9"/>value: "ID30 BuckOCP (La corrente sulla sezione Buck è troppo alta)"</text:p>
      <text:p text:style-name="Standard"><text:s text:c="6"/>- <text:s/>key: 16384</text:p>
      <text:p text:style-name="Standard"><text:s text:c="9"/>value: "ID31 AcRmsOCP (La corrente di uscita è troppo alta)"</text:p>
      <text:p text:style-name="Standard"><text:s text:c="6"/>- <text:s/>key: 32768</text:p>
      <text:p text:style-name="Standard"><text:s text:c="9"/>value: "ID32 SwBOCPInstant (La corrente di ingresso è troppo alta)"</text:p>
      <text:p text:style-name="Standard"><text:s text:c="6"/>icon: 'mdi:alert'</text:p>
      <text:p text:style-name="Standard"/>
      <text:p text:style-name="Standard"><text:soft-page-break/><text:s text:c="4"/>- name: "Guasti Tab3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3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33 PvConfigSetWrong (La modalità di input è impostata in modo errato)"</text:p>
      <text:p text:style-name="Standard"><text:s text:c="6"/>- <text:s/>key: 2</text:p>
      <text:p text:style-name="Standard"><text:s text:c="9"/>value: "ID34 Overload (Sovraccarico)"</text:p>
      <text:p text:style-name="Standard"><text:s text:c="6"/>- <text:s/>key: 4</text:p>
      <text:p text:style-name="Standard"><text:s text:c="9"/>value: "ID35 CT Fault (Il CT è guasto)"</text:p>
      <text:p text:style-name="Standard"><text:s text:c="6"/>- <text:s/>key: 8</text:p>
      <text:p text:style-name="Standard"><text:s text:c="9"/>value: "ID36 nd"</text:p>
      <text:p text:style-name="Standard"><text:s text:c="6"/>- <text:s/>key: 16</text:p>
      <text:p text:style-name="Standard"><text:s text:c="9"/>value: "ID37 nd"</text:p>
      <text:p text:style-name="Standard"><text:s text:c="6"/>- <text:s/>key: 32"</text:p>
      <text:p text:style-name="Standard"><text:s text:c="9"/>value: "ID38 nd"</text:p>
      <text:p text:style-name="Standard"><text:s text:c="6"/>- <text:s/>key: 64"</text:p>
      <text:p text:style-name="Standard"><text:s text:c="9"/>value: "ID39 nd"</text:p>
      <text:p text:style-name="Standard"><text:s text:c="6"/>- <text:s/>key: 128</text:p>
      <text:p text:style-name="Standard"><text:s text:c="9"/>value: "ID40 nd"</text:p>
      <text:p text:style-name="Standard"><text:s text:c="6"/>- <text:s/>key: 256</text:p>
      <text:p text:style-name="Standard"><text:s text:c="9"/>value: "ID41 nd"</text:p>
      <text:p text:style-name="Standard"><text:s text:c="6"/>- <text:s/>key: 512</text:p>
      <text:p text:style-name="Standard"><text:s text:c="9"/>value: "ID42 nd"</text:p>
      <text:p text:style-name="Standard"><text:s text:c="6"/>- <text:s/>key: 1024</text:p>
      <text:p text:style-name="Standard"><text:s text:c="9"/>value: "ID43 nd"</text:p>
      <text:p text:style-name="Standard"><text:s text:c="6"/>- <text:s/>key: 2048</text:p>
      <text:p text:style-name="Standard"><text:s text:c="9"/>value: "ID44 nd"</text:p>
      <text:p text:style-name="Standard"><text:s text:c="6"/>- <text:s/>key: 4096</text:p>
      <text:p text:style-name="Standard"><text:s text:c="9"/>value: "ID45 nd"</text:p>
      <text:p text:style-name="Standard"><text:s text:c="6"/>- <text:s/>key: 8192</text:p>
      <text:p text:style-name="Standard"><text:s text:c="9"/>value: "ID46 nd"</text:p>
      <text:p text:style-name="Standard"><text:s text:c="6"/>- <text:s/>key: 16384</text:p>
      <text:p text:style-name="Standard"><text:s text:c="9"/>value: "ID47 nd"</text:p>
      <text:p text:style-name="Standard"><text:s text:c="6"/>- <text:s/>key: 32768</text:p>
      <text:p text:style-name="Standard"><text:s text:c="9"/>value: "ID48 Errore Permanente (Il valore di campionatura GFCI fra il DSP master e il DSP slave non è adeguato)"</text:p>
      <text:p text:style-name="Standard"><text:s text:c="6"/>icon: 'mdi:alert'</text:p>
      <text:p text:style-name="Standard"/>
      <text:p text:style-name="Standard"><text:s text:c="4"/>- name: "Guasti Tab4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oft-page-break/><text:s text:c="6"/>registers: [0x0204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49 ConsistentFault_Vgrid (Il valore di campionatura della tensione di rete fra il DSP master e il DSP slave non è adeguato.)" <text:s text:c="3"/></text:p>
      <text:p text:style-name="Standard"><text:s text:c="6"/>- <text:s/>key: 2</text:p>
      <text:p text:style-name="Standard"><text:s text:c="9"/>value: "ID50 ConsistentFault_Fgrid (Il valore di campionatura della frequenza di rete fra il DSP master e il DSP slave non è adeguato)"</text:p>
      <text:p text:style-name="Standard"><text:s text:c="6"/>- <text:s/>key: 4</text:p>
      <text:p text:style-name="Standard"><text:s text:c="9"/>value: "ID51 ConsistentFault_DCI (Il valore DCI misurato dal DSP master e dal DSP slave non è coerente)"</text:p>
      <text:p text:style-name="Standard"><text:s text:c="6"/>- <text:s/>key: 8</text:p>
      <text:p text:style-name="Standard"><text:s text:c="9"/>value: "ID52 BatCommunicationFlag (Manca la comunicazione tra inverter e batterie)"</text:p>
      <text:p text:style-name="Standard"><text:s text:c="6"/>- <text:s/>key: 16</text:p>
      <text:p text:style-name="Standard"><text:s text:c="9"/>value: "ID53 SpiCommLose (La comunicazione SPI tra il DSP master e il DSP slave è difettosa)"</text:p>
      <text:p text:style-name="Standard"><text:s text:c="6"/>- <text:s/>key: 32</text:p>
      <text:p text:style-name="Standard"><text:s text:c="9"/>value: "ID54 SciCommLose (La comunicazione SCI tra scheda di controllo e comunicazione è difettosa)"</text:p>
      <text:p text:style-name="Standard"><text:s text:c="6"/>- <text:s/>key: 64</text:p>
      <text:p text:style-name="Standard"><text:s text:c="9"/>value: "ID55 RecoverRelayFail (Guasto ai relè)"</text:p>
      <text:p text:style-name="Standard"><text:s text:c="6"/>- <text:s/>key: 128</text:p>
      <text:p text:style-name="Standard"><text:s text:c="9"/>value: "ID56 PvIsoFault (La resistenza di isolamento ha un valore troppo basso)"</text:p>
      <text:p text:style-name="Standard"><text:s text:c="6"/>- <text:s/>key: 256</text:p>
      <text:p text:style-name="Standard"><text:s text:c="9"/>value: "ID57 OverTempFault_BAT (La temperatura della batteria è troppo alta)"</text:p>
      <text:p text:style-name="Standard"><text:s text:c="6"/>- <text:s/>key: 512</text:p>
      <text:p text:style-name="Standard"><text:s text:c="9"/>value: "ID58 OverTempFault_HeatSink (La temperatura del dissipatore di calore è troppo alta)"</text:p>
      <text:p text:style-name="Standard"><text:s text:c="6"/>- <text:s/>key: 1024</text:p>
      <text:p text:style-name="Standard"><text:s text:c="9"/>value: "ID59 OverTempFault_Env (La temperatura ambiente è troppo alta)"</text:p>
      <text:p text:style-name="Standard"><text:s text:c="6"/>- <text:s/>key: 2048</text:p>
      <text:p text:style-name="Standard"><text:s text:c="9"/>value: "ID60 PE connectFault (Messa a terra non corretta)"</text:p>
      <text:p text:style-name="Standard"><text:s text:c="6"/>- <text:s/>key: 4096</text:p>
      <text:p text:style-name="Standard"><text:s text:c="9"/>value: "ID61 nd"</text:p>
      <text:p text:style-name="Standard"><text:s text:c="6"/>- <text:s/>key: 8192</text:p>
      <text:p text:style-name="Standard"><text:s text:c="9"/>value: "ID62 nd"</text:p>
      <text:p text:style-name="Standard"><text:s text:c="6"/>- <text:s/>key: 16384</text:p>
      <text:p text:style-name="Standard"><text:s text:c="9"/>value: "ID63 nd"</text:p>
      <text:p text:style-name="Standard"><text:s text:c="6"/>- <text:s/>key: 32768</text:p>
      <text:p text:style-name="Standard"><text:s text:c="9"/>value: "ID64 nd"</text:p>
      <text:p text:style-name="Standard"><text:s text:c="6"/>icon: 'mdi:alert'</text:p>
      <text:p text:style-name="Standard"/>
      <text:p text:style-name="Standard"><text:s text:c="4"/>- name: "Guasti Tab5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05]</text:p>
      <text:p text:style-name="Standard"><text:soft-page-break/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65 UnrecoverHwAcOCP (La corrente di rete è troppo alta e ha causato un guasto hardware irrimediabile)"</text:p>
      <text:p text:style-name="Standard"><text:s text:c="6"/>- <text:s/>key: 2</text:p>
      <text:p text:style-name="Standard"><text:s text:c="9"/>value: "ID66 UnrecoverBusOVP (La tensione del bus è troppo alta e ha causato un guasto irrimediabile)"</text:p>
      <text:p text:style-name="Standard"><text:s text:c="6"/>- <text:s/>key: 4</text:p>
      <text:p text:style-name="Standard"><text:s text:c="9"/>value: "ID67 EPSunrecoverBatOCP (Guasto irrimediabile sovracorrente batteria in modalità EPS)" </text:p>
      <text:p text:style-name="Standard"><text:s text:c="6"/>- <text:s/>key: 8</text:p>
      <text:p text:style-name="Standard"><text:s text:c="9"/>value: "ID68 UnrecoverIpvUnbalance (La corrente di ingresso fotovoltaica è sbilanciata e ha causato un guasto irrimediabile.)"</text:p>
      <text:p text:style-name="Standard"><text:s text:c="6"/>- <text:s/>key: 16</text:p>
      <text:p text:style-name="Standard"><text:s text:c="9"/>value: "ID69 nd"</text:p>
      <text:p text:style-name="Standard"><text:s text:c="6"/>- <text:s/>key: 32</text:p>
      <text:p text:style-name="Standard"><text:s text:c="9"/>value: "ID70 UnrecoverOCPInstant (La corrente di rete è troppo alta e ha causato un guasto irrimediabile)"</text:p>
      <text:p text:style-name="Standard"><text:s text:c="6"/>- <text:s/>key: 64</text:p>
      <text:p text:style-name="Standard"><text:s text:c="9"/>value: "ID71 nd" <text:s text:c="3"/></text:p>
      <text:p text:style-name="Standard"><text:s text:c="6"/>- <text:s/>key: 128</text:p>
      <text:p text:style-name="Standard"><text:s text:c="9"/>value: "ID72 nd"</text:p>
      <text:p text:style-name="Standard"><text:s text:c="6"/>- <text:s/>key: 256</text:p>
      <text:p text:style-name="Standard"><text:s text:c="9"/>value: "ID73 UnrecoverPVConfigSetWrong (La modalità di input è impostata in modo errato)"</text:p>
      <text:p text:style-name="Standard"><text:s text:c="6"/>- <text:s/>key: 512</text:p>
      <text:p text:style-name="Standard"><text:s text:c="9"/>value: "ID74 UnrecoverIpvInstant (La corrente di ingresso è troppo elevata e ciò ha causato un errore hardware irreversibile)" <text:s text:c="3"/></text:p>
      <text:p text:style-name="Standard"><text:s text:c="6"/>- <text:s/>key: 1024</text:p>
      <text:p text:style-name="Standard"><text:s text:c="9"/>value: "ID75 UnrecoverWRITEEEPROM (La EEPROM è irrecuperabile)" <text:s text:c="3"/></text:p>
      <text:p text:style-name="Standard"><text:s text:c="6"/>- <text:s/>key: 2048</text:p>
      <text:p text:style-name="Standard"><text:s text:c="9"/>value: "ID76 UnrecoverREADEEPROM (La EEPROM è irrecuperabile)" <text:s text:c="3"/></text:p>
      <text:p text:style-name="Standard"><text:s text:c="6"/>- <text:s/>key: 4096</text:p>
      <text:p text:style-name="Standard"><text:s text:c="9"/>value: "ID77 UnrecoverRelayFail (Il relè è in guasto permanente)" <text:s text:c="3"/></text:p>
      <text:p text:style-name="Standard"><text:s text:c="6"/>- <text:s/>key: 8192</text:p>
      <text:p text:style-name="Standard"><text:s text:c="9"/>value: "ID78 nd"</text:p>
      <text:p text:style-name="Standard"><text:s text:c="6"/>- <text:s/>key: 16384</text:p>
      <text:p text:style-name="Standard"><text:s text:c="9"/>value: "ID79 nd" <text:s text:c="3"/></text:p>
      <text:p text:style-name="Standard"><text:s text:c="6"/>- <text:s/>key: 32768</text:p>
      <text:p text:style-name="Standard"><text:s text:c="9"/>value: "ID80 nd" <text:s text:c="3"/></text:p>
      <text:p text:style-name="Standard"><text:s text:c="6"/>icon: 'mdi:alert'</text:p>
      <text:p text:style-name="Standard"/>
      <text:p text:style-name="Standard"><text:s text:c="4"/>- name: "Rete-AC Tensione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06]</text:p>
      <text:p text:style-name="Standard"><text:soft-page-break/><text:s text:c="6"/>icon: 'mdi:transmission-tower'</text:p>
      <text:p text:style-name="Standard"/>
      <text:p text:style-name="Standard"><text:s text:c="4"/>- name: "Rete-AC Corrente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2</text:p>
      <text:p text:style-name="Standard"><text:s text:c="6"/>registers: [0x0207]</text:p>
      <text:p text:style-name="Standard"><text:s text:c="6"/>icon: 'mdi:transmission-tower'</text:p>
      <text:p text:style-name="Standard"><text:s text:c="6"/></text:p>
      <text:p text:style-name="Standard"><text:s text:c="4"/># - name: "Riserv. 0x0208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08]</text:p>
      <text:p text:style-name="Standard"><text:s text:c="4"/># <text:s text:c="2"/>icon: ''</text:p>
      <text:p text:style-name="Standard"/>
      <text:p text:style-name="Standard"><text:s text:c="4"/># - name: "Riserv. 0x0209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09]</text:p>
      <text:p text:style-name="Standard"><text:s text:c="4"/># <text:s text:c="2"/>icon: ''</text:p>
      <text:p text:style-name="Standard"><text:s text:c="6"/></text:p>
      <text:p text:style-name="Standard"><text:s text:c="4"/># - name: "Riserv. 0x020A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0A]</text:p>
      <text:p text:style-name="Standard"><text:s text:c="4"/># <text:s text:c="2"/>icon: ''</text:p>
      <text:p text:style-name="Standard"><text:s text:c="6"/></text:p>
      <text:p text:style-name="Standard"><text:s text:c="4"/># - name: "Riserv. 0x020B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0B]</text:p>
      <text:p text:style-name="Standard"><text:s text:c="4"/># <text:s text:c="2"/>icon: ''</text:p>
      <text:p text:style-name="Standard"><text:s text:c="6"/></text:p>
      <text:p text:style-name="Standard"><text:s text:c="4"/>- name: "Rete-AC Frequenza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oft-page-break/><text:s text:c="6"/>rule: 1</text:p>
      <text:p text:style-name="Standard"><text:s text:c="6"/>registers: [0x020C]</text:p>
      <text:p text:style-name="Standard"><text:s text:c="6"/>icon: 'mdi:transmission-tower'</text:p>
      <text:p text:style-name="Standard"><text:s text:c="6"/></text:p>
      <text:p text:style-name="Standard"><text:s text:c="4"/>- name: "Batt Carica-Scarica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2</text:p>
      <text:p text:style-name="Standard"><text:s text:c="6"/>registers: [0x020D]</text:p>
      <text:p text:style-name="Standard"><text:s text:c="6"/>icon: 'mdi:battery-charging'</text:p>
      <text:p text:style-name="Standard"><text:s text:c="6"/></text:p>
      <text:p text:style-name="Standard"><text:s text:c="4"/>- name: "Batt Tensione" <text:s text:c="3"/>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0E]</text:p>
      <text:p text:style-name="Standard"><text:s text:c="6"/>icon: 'mdi:battery-charging' <text:s text:c="5"/></text:p>
      <text:p text:style-name="Standard"><text:s text:c="3"/></text:p>
      <text:p text:style-name="Standard"><text:s text:c="4"/>- name: "Batt Carica-Scarica Corrente" 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2</text:p>
      <text:p text:style-name="Standard"><text:s text:c="6"/>registers: [0x020F]</text:p>
      <text:p text:style-name="Standard"><text:s text:c="6"/>icon: 'mdi:battery-charging'</text:p>
      <text:p text:style-name="Standard"><text:s text:c="6"/></text:p>
      <text:p text:style-name="P1"><text:s text:c="4"/>- name: "Batt SOC"</text:p>
      <text:p text:style-name="P1"><text:s text:c="6"/>class: "battery"</text:p>
      <text:p text:style-name="P1"><text:s text:c="6"/>state_class: "measurement"</text:p>
      <text:p text:style-name="P1"><text:s text:c="6"/>uom: "%"</text:p>
      <text:p text:style-name="P1"><text:s text:c="6"/>scale: 1</text:p>
      <text:p text:style-name="P1"><text:s text:c="6"/>rule: 1</text:p>
      <text:p text:style-name="P1"><text:s text:c="6"/>registers: [0x0210]</text:p>
      <text:p text:style-name="Standard"><text:span text:style-name="T1"><text:s text:c="6"/>icon: 'mdi:battery-90' <text:s text:c="2"/></text:span><text:s text:c="3"/></text:p>
      <text:p text:style-name="Standard"/>
      <text:p text:style-name="Standard"><text:s text:c="4"/>- name: "Batt Temp"</text:p>
      <text:p text:style-name="Standard"><text:s text:c="6"/>class: "temperature"</text:p>
      <text:p text:style-name="Standard"><text:s text:c="6"/>state_class: "measurement"</text:p>
      <text:p text:style-name="Standard"><text:s text:c="6"/>uom: "°C"</text:p>
      <text:p text:style-name="Standard"><text:s text:c="6"/>scale: 1 # se non funziona cambia questo in 2</text:p>
      <text:p text:style-name="Standard"><text:s text:c="6"/>rule: 1</text:p>
      <text:p text:style-name="Standard"><text:s text:c="6"/>registers: [0x0211]</text:p>
      <text:p text:style-name="Standard"><text:s text:c="6"/>icon: 'mdi:thermometer'</text:p>
      <text:p text:style-name="Standard"/>
      <text:p text:style-name="Standard"><text:s text:c="4"/>- name: "Rete-AC Energia Immessa-Prelevata"</text:p>
      <text:p text:style-name="Standard"><text:s text:c="6"/>class: "power"</text:p>
      <text:p text:style-name="Standard"><text:s text:c="6"/>state_class: "measurement"</text:p>
      <text:p text:style-name="Standard"><text:soft-page-break/><text:s text:c="6"/>uom: "kW"</text:p>
      <text:p text:style-name="Standard"><text:s text:c="6"/>scale: 0.01</text:p>
      <text:p text:style-name="Standard"><text:s text:c="6"/>rule: 2</text:p>
      <text:p text:style-name="Standard"><text:s text:c="6"/>registers: [0x0212]</text:p>
      <text:p text:style-name="Standard"><text:s text:c="6"/>icon: 'mdi:lightning-bolt'</text:p>
      <text:p text:style-name="Standard"><text:s text:c="6"/></text:p>
      <text:p text:style-name="Standard"><text:s text:c="4"/>- name: "Casa Consumo"</text:p>
      <text:p text:style-name="Standard"><text:s text:c="6"/>class: "power"</text:p>
      <text:p text:style-name="Standard"><text:s text:c="6"/>state_class: ""</text:p>
      <text:p text:style-name="Standard"><text:s text:c="6"/>uom: "KW"</text:p>
      <text:p text:style-name="Standard"><text:s text:c="6"/>scale: 0.01</text:p>
      <text:p text:style-name="Standard"><text:s text:c="6"/>rule: 1</text:p>
      <text:p text:style-name="Standard"><text:s text:c="6"/>registers: [0x0213]</text:p>
      <text:p text:style-name="Standard"><text:s text:c="6"/>icon: 'mdi:home-lightning-bolt' <text:s text:c="5"/></text:p>
      <text:p text:style-name="Standard"><text:s text:c="6"/></text:p>
      <text:p text:style-name="Standard"><text:s text:c="4"/>- name: "Inverter Energia ingresso-uscita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2</text:p>
      <text:p text:style-name="Standard"><text:s text:c="6"/>registers: [0x0214]</text:p>
      <text:p text:style-name="Standard"><text:s text:c="6"/>icon: 'mdi:lightning-bolt'</text:p>
      <text:p text:style-name="Standard"><text:s text:c="6"/></text:p>
      <text:p text:style-name="Standard"><text:s text:c="4"/>- name: "Energia FV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1</text:p>
      <text:p text:style-name="Standard"><text:s text:c="6"/>registers: [0x0215]</text:p>
      <text:p text:style-name="Standard"><text:s text:c="6"/>icon: 'mdi:solar-power' <text:s text:c="5"/></text:p>
      <text:p text:style-name="Standard"><text:s text:c="6"/></text:p>
      <text:p text:style-name="Standard"><text:s text:c="4"/>- name: "EPS Tensione di uscita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16]</text:p>
      <text:p text:style-name="Standard"><text:s text:c="6"/>icon: 'mdi:lightning-bolt'</text:p>
      <text:p text:style-name="Standard"/>
      <text:p text:style-name="Standard"><text:s text:c="4"/>- name: "EPS Potenza di uscita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2</text:p>
      <text:p text:style-name="Standard"><text:s text:c="6"/>registers: [0x0217]</text:p>
      <text:p text:style-name="Standard"><text:s text:c="6"/>icon: 'mdi:lightning-bolt'</text:p>
      <text:p text:style-name="Standard"/>
      <text:p text:style-name="Standard"><text:s text:c="4"/>- name: "Energia FV Prodotta (GG)"</text:p>
      <text:p text:style-name="Standard"><text:soft-page-break/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18]</text:p>
      <text:p text:style-name="Standard"><text:s text:c="6"/>icon: 'mdi:solar-power'</text:p>
      <text:p text:style-name="Standard"/>
      <text:p text:style-name="Standard"><text:s text:c="4"/>- name: "Energia-Rete Immessa (GG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19]</text:p>
      <text:p text:style-name="Standard"><text:s text:c="6"/>icon: 'mdi:transmission-tower-export'</text:p>
      <text:p text:style-name="Standard"/>
      <text:p text:style-name="Standard"><text:s text:c="4"/>- name: "Energia-Rete Acquistata (GG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1A]</text:p>
      <text:p text:style-name="Standard"><text:s text:c="6"/>icon: 'mdi:transmission-tower-import'</text:p>
      <text:p text:style-name="Standard"><text:s text:c="2"/></text:p>
      <text:p text:style-name="Standard"><text:s text:c="4"/>- name: "Energia Consumata (GG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1B]</text:p>
      <text:p text:style-name="Standard"><text:s text:c="6"/>icon: 'mdi:lightning-bolt'</text:p>
      <text:p text:style-name="Standard"/>
      <text:p text:style-name="Standard"><text:s text:c="4"/>- name: "Energia FV Prodott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1D,0x021C]</text:p>
      <text:p text:style-name="Standard"><text:s text:c="6"/>icon: 'mdi:solar-power'</text:p>
      <text:p text:style-name="Standard"><text:s text:c="6"/></text:p>
      <text:p text:style-name="Standard"><text:s text:c="4"/>- name: "Energia-Rete Immess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1F,0x021E]</text:p>
      <text:p text:style-name="Standard"><text:s text:c="6"/>icon: 'mdi:transmission-tower-export'</text:p>
      <text:p text:style-name="Standard"><text:soft-page-break/></text:p>
      <text:p text:style-name="Standard"><text:s text:c="4"/>- name: "Energia-Rete Acquistat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21,0x0220]</text:p>
      <text:p text:style-name="Standard"><text:s text:c="6"/>icon: 'mdi:transmission-tower-import'</text:p>
      <text:p text:style-name="Standard"><text:s text:c="4"/></text:p>
      <text:p text:style-name="Standard"><text:s text:c="4"/>- name: "Energia Consumat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23,0x0222]</text:p>
      <text:p text:style-name="Standard"><text:s text:c="6"/>icon: 'mdi:lightning-bolt' </text:p>
      <text:p text:style-name="Standard"><text:s text:c="6"/></text:p>
      <text:p text:style-name="Standard"><text:s text:c="4"/>- name: "Energia Caricata (GG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24]</text:p>
      <text:p text:style-name="Standard"><text:s text:c="6"/>icon: 'mdi:battery-arrow-up'</text:p>
      <text:p text:style-name="Standard"/>
      <text:p text:style-name="Standard"><text:s text:c="4"/>- name: "Energia Scaricata (GG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0.01</text:p>
      <text:p text:style-name="Standard"><text:s text:c="6"/>rule: 1</text:p>
      <text:p text:style-name="Standard"><text:s text:c="6"/>registers: [0x0225]</text:p>
      <text:p text:style-name="Standard"><text:s text:c="6"/>icon: 'mdi:battery-arrow-down'</text:p>
      <text:p text:style-name="Standard"><text:s/></text:p>
      <text:p text:style-name="Standard"><text:s text:c="4"/>- name: "Energia Caricat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27,0x0226]</text:p>
      <text:p text:style-name="Standard"><text:s text:c="6"/></text:p>
      <text:p text:style-name="Standard"><text:s text:c="4"/>- name: "Energia Scaricata (TT)"</text:p>
      <text:p text:style-name="Standard"><text:s text:c="6"/>class: "energy"</text:p>
      <text:p text:style-name="Standard"><text:s text:c="6"/>state_class: "total_increasing"</text:p>
      <text:p text:style-name="Standard"><text:s text:c="6"/>uom: "kWh"</text:p>
      <text:p text:style-name="Standard"><text:s text:c="6"/>scale: 1</text:p>
      <text:p text:style-name="Standard"><text:s text:c="6"/>rule: 3</text:p>
      <text:p text:style-name="Standard"><text:s text:c="6"/>registers: [0x0229,0x0228]</text:p>
      <text:p text:style-name="Standard"><text:soft-page-break/><text:s text:c="6"/>icon: 'mdi:battery-arrow-down' <text:s text:c="6"/></text:p>
      <text:p text:style-name="Standard"/>
      <text:p text:style-name="Standard"><text:s text:c="4"/>- name: "conto alla rovescia"</text:p>
      <text:p text:style-name="Standard"><text:s text:c="6"/>class: ""</text:p>
      <text:p text:style-name="Standard"><text:s text:c="6"/>state_class: "measurement"</text:p>
      <text:p text:style-name="Standard"><text:s text:c="6"/>uom: "s"</text:p>
      <text:p text:style-name="Standard"><text:s text:c="6"/>scale: 1</text:p>
      <text:p text:style-name="Standard"><text:s text:c="6"/>rule: 1</text:p>
      <text:p text:style-name="Standard"><text:s text:c="6"/>registers: [0x022A]</text:p>
      <text:p text:style-name="Standard"><text:s text:c="6"/>icon: 'mdi:clock-outline'</text:p>
      <text:p text:style-name="Standard"><text:s text:c="6"/></text:p>
      <text:p text:style-name="Standard"><text:s text:c="4"/>- name: "Stato Inverter Eventi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2B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01 GridOVP (La tensione di rete è troppo elevata)"</text:p>
      <text:p text:style-name="Standard"><text:s text:c="6"/>- <text:s/>key: 2</text:p>
      <text:p text:style-name="Standard"><text:s text:c="9"/>value: "ID02 GridUVP (La tensione di rete è troppo bassa)"</text:p>
      <text:p text:style-name="Standard"><text:s text:c="6"/>- <text:s/>key: 3</text:p>
      <text:p text:style-name="Standard"><text:s text:c="9"/>value: "ID03 GridOFP (La frequenza di rete è troppo elevata)"</text:p>
      <text:p text:style-name="Standard"><text:s text:c="6"/>- <text:s/>key: 4</text:p>
      <text:p text:style-name="Standard"><text:s text:c="9"/>value: "ID04 GridUFP (La frequenza di rete è troppo bassa)"</text:p>
      <text:p text:style-name="Standard"><text:s text:c="6"/>- <text:s/>key: 5</text:p>
      <text:p text:style-name="Standard"><text:s text:c="9"/>value: "ID05 BatOVP (La tensione della batteria è troppo elevata)"</text:p>
      <text:p text:style-name="Standard"><text:s text:c="6"/>- <text:s/>key: 6</text:p>
      <text:p text:style-name="Standard"><text:s text:c="9"/>value: "ID06 Vlvrtlow (Errore funzione LVRT)"</text:p>
      <text:p text:style-name="Standard"><text:s text:c="6"/>- <text:s/>key: 7</text:p>
      <text:p text:style-name="Standard"><text:s text:c="9"/>value: "ID07 Vovrthigh (Errore funzione OVRT)"</text:p>
      <text:p text:style-name="Standard"><text:s text:c="6"/>- <text:s/>key: 8</text:p>
      <text:p text:style-name="Standard"><text:s text:c="9"/>value: "ID08 PVOVP (La tensione del fotovoltaico è troppo elevata)"</text:p>
      <text:p text:style-name="Standard"><text:s text:c="6"/>- <text:s/>key: 9</text:p>
      <text:p text:style-name="Standard"><text:s text:c="9"/>value: "ID09 HW_LLCBus_OVP (La tensione su LLCBus è troppo elevata)" <text:s text:c="8"/></text:p>
      <text:p text:style-name="Standard"><text:s text:c="6"/>- <text:s/>key: 10 <text:s text:c="8"/></text:p>
      <text:p text:style-name="Standard"><text:s text:c="9"/>value: "ID10 HW_Boost_OVP (L’aumento di tensione è troppo alto e ha innescato la protezione hardware)" <text:s text:c="3"/></text:p>
      <text:p text:style-name="Standard"><text:s text:c="6"/>- <text:s/>key: 11</text:p>
      <text:p text:style-name="Standard"><text:s text:c="9"/>value: "ID11 HWBuckBoostOCP (La corrente BuckBoost è troppo alta e ha innescato la protezione hardware)" <text:s text:c="3"/></text:p>
      <text:p text:style-name="Standard"><text:s text:c="6"/>- <text:s/>key: 12</text:p>
      <text:p text:style-name="Standard"><text:s text:c="9"/>value: "ID12 HwBatOCP (La corrente della batteria è troppo alta e ha innescato la protezione hardware)"</text:p>
      <text:p text:style-name="Standard"><text:s text:c="6"/>- <text:s/>key: 13</text:p>
      <text:p text:style-name="Standard"><text:s text:c="9"/>value: "ID13 GFCI OCP (Il valore di campionatura GFCI fra il DSP master e il DSP slave non è adeguato)"</text:p>
      <text:p text:style-name="Standard"><text:soft-page-break/><text:s text:c="6"/>- <text:s/>key: 14</text:p>
      <text:p text:style-name="Standard"><text:s text:c="9"/>value: "ID14 HWPVOCP (La corrente fotovoltaica è troppo alta e ha innescato la protezione hardware)"</text:p>
      <text:p text:style-name="Standard"><text:s text:c="6"/>- <text:s/>key: 15</text:p>
      <text:p text:style-name="Standard"><text:s text:c="9"/>value: "ID15 HwAcOCP (La corrente di rete è troppo alta e ha innescato la protezione hardware)"</text:p>
      <text:p text:style-name="Standard"><text:s text:c="6"/>- <text:s/>key: 16</text:p>
      <text:p text:style-name="Standard"><text:s text:c="9"/>value: "ID16 IpvUnbalance (La corrente di ingresso fotovoltaica non è bilanciata)"</text:p>
      <text:p text:style-name="Standard"><text:s text:c="6"/>- <text:s/>key: 17</text:p>
      <text:p text:style-name="Standard"><text:s text:c="9"/>value: "ID17 HwADFaultGrid (Errore nella campionatura della corrente di rete)"</text:p>
      <text:p text:style-name="Standard"><text:s text:c="6"/>- <text:s/>key: 18</text:p>
      <text:p text:style-name="Standard"><text:s text:c="9"/>value: "ID18 HwADFaultDCI (Errore di campionatura DCI)"</text:p>
      <text:p text:style-name="Standard"><text:s text:c="6"/>- <text:s/>key: 19</text:p>
      <text:p text:style-name="Standard"><text:s text:c="9"/>value: "ID19 HwADFaultVGrid (Errore nella campionatura della tensione di rete)"</text:p>
      <text:p text:style-name="Standard"><text:s text:c="6"/>- <text:s/>key: 20</text:p>
      <text:p text:style-name="Standard"><text:s text:c="9"/>value: "ID20 GFCIDeviceFault (Errore di campionatura GFCI)"</text:p>
      <text:p text:style-name="Standard"><text:s text:c="6"/>- <text:s/>key: 21</text:p>
      <text:p text:style-name="Standard"><text:s text:c="9"/>value: "ID21 MChip_Fault (Guasto del chip principale)"</text:p>
      <text:p text:style-name="Standard"><text:s text:c="6"/>- <text:s/>key: 22</text:p>
      <text:p text:style-name="Standard"><text:s text:c="9"/>value: "ID22 HwAuxPowerFault (Errore della tensione ausiliare)"</text:p>
      <text:p text:style-name="Standard"><text:s text:c="6"/>- <text:s/>key: 23</text:p>
      <text:p text:style-name="Standard"><text:s text:c="9"/>value: "ID23 nd"</text:p>
      <text:p text:style-name="Standard"><text:s text:c="6"/>- <text:s/>key: 24</text:p>
      <text:p text:style-name="Standard"><text:s text:c="9"/>value: "ID24 nd"</text:p>
      <text:p text:style-name="Standard"><text:s text:c="6"/>- <text:s/>key: 25</text:p>
      <text:p text:style-name="Standard"><text:s text:c="9"/>value: "ID25 LLCBusOVP (La tensione del LLCBus è troppo alta)"</text:p>
      <text:p text:style-name="Standard"><text:s text:c="6"/>- <text:s/>key: 26</text:p>
      <text:p text:style-name="Standard"><text:s text:c="9"/>value: "ID26 SwBusOVP (La tensione del bus è troppo alta e ha innescato la protezione hardware)"</text:p>
      <text:p text:style-name="Standard"><text:s text:c="6"/>- <text:s/>key: 27</text:p>
      <text:p text:style-name="Standard"><text:s text:c="9"/>value: "ID27 BatOCP (La corrente della batteria è troppo elevata)"</text:p>
      <text:p text:style-name="Standard"><text:s text:c="6"/>- <text:s/>key: 28</text:p>
      <text:p text:style-name="Standard"><text:s text:c="9"/>value: "ID28 DciOCP (La corrente DCI è troppo alta)"</text:p>
      <text:p text:style-name="Standard"><text:s text:c="6"/>- <text:s/>key: 29</text:p>
      <text:p text:style-name="Standard"><text:s text:c="9"/>value: "ID29 SwOCPInstant (La corrente di rete è troppo alta)"</text:p>
      <text:p text:style-name="Standard"><text:s text:c="6"/>- <text:s/>key: 30</text:p>
      <text:p text:style-name="Standard"><text:s text:c="9"/>value: "ID30 BuckOCP (La corrente sulla sezione Buck è troppo alta)"</text:p>
      <text:p text:style-name="Standard"><text:s text:c="6"/>- <text:s/>key: 31</text:p>
      <text:p text:style-name="Standard"><text:s text:c="9"/>value: "ID31 AcRmsOCP (La corrente di uscita è troppo alta)"</text:p>
      <text:p text:style-name="Standard"><text:s text:c="6"/>- <text:s/>key: 32</text:p>
      <text:p text:style-name="Standard"><text:s text:c="9"/>value: "ID32 SwBOCPInstant (La corrente di ingresso è troppo alta)"</text:p>
      <text:p text:style-name="Standard"><text:s text:c="6"/>- <text:s/>key: 33</text:p>
      <text:p text:style-name="Standard"><text:s text:c="9"/>value: "ID33 PvConfigSetWrong (La modalità di input è impostata in modo errato)"</text:p>
      <text:p text:style-name="Standard"><text:s text:c="6"/>- <text:s/>key: 34</text:p>
      <text:p text:style-name="Standard"><text:s text:c="9"/>value: "ID34 Overload (Sovraccarico)"</text:p>
      <text:p text:style-name="Standard"><text:s text:c="6"/>- <text:s/>key: 35 </text:p>
      <text:p text:style-name="Standard"><text:s text:c="9"/>value: "ID35 CT Fault (Il CT è guasto)"</text:p>
      <text:p text:style-name="Standard"><text:s text:c="6"/>- <text:s/>key: 36 </text:p>
      <text:p text:style-name="Standard"><text:s text:c="9"/>value: "ID36 nd"</text:p>
      <text:p text:style-name="Standard"><text:s text:c="6"/>- <text:s/>key: 37 </text:p>
      <text:p text:style-name="Standard"><text:s text:c="9"/>value: "ID37 nd"</text:p>
      <text:p text:style-name="Standard"><text:s text:c="6"/>- <text:s/>key: 38 </text:p>
      <text:p text:style-name="Standard"><text:soft-page-break/><text:s text:c="9"/>value: "ID38 nd"</text:p>
      <text:p text:style-name="Standard"><text:s text:c="6"/>- <text:s/>key: 39 </text:p>
      <text:p text:style-name="Standard"><text:s text:c="9"/>value: "ID39 nd"</text:p>
      <text:p text:style-name="Standard"><text:s text:c="6"/>- <text:s/>key: 40 </text:p>
      <text:p text:style-name="Standard"><text:s text:c="9"/>value: "ID40 nd"</text:p>
      <text:p text:style-name="Standard"><text:s text:c="6"/>- <text:s/>key: 41 </text:p>
      <text:p text:style-name="Standard"><text:s text:c="9"/>value: "ID41 nd"</text:p>
      <text:p text:style-name="Standard"><text:s text:c="6"/>- <text:s/>key: 42 </text:p>
      <text:p text:style-name="Standard"><text:s text:c="9"/>value: "ID42 nd"</text:p>
      <text:p text:style-name="Standard"><text:s text:c="6"/>- <text:s/>key: 43 </text:p>
      <text:p text:style-name="Standard"><text:s text:c="9"/>value: "ID43 nd"</text:p>
      <text:p text:style-name="Standard"><text:s text:c="6"/>- <text:s/>key: 44 </text:p>
      <text:p text:style-name="Standard"><text:s text:c="9"/>value: "ID44 nd"</text:p>
      <text:p text:style-name="Standard"><text:s text:c="6"/>- <text:s/>key: 45 </text:p>
      <text:p text:style-name="Standard"><text:s text:c="9"/>value: "ID45 nd"</text:p>
      <text:p text:style-name="Standard"><text:s text:c="6"/>- <text:s/>key: 46 </text:p>
      <text:p text:style-name="Standard"><text:s text:c="9"/>value: "ID46 nd"</text:p>
      <text:p text:style-name="Standard"><text:s text:c="6"/>- <text:s/>key: 47 </text:p>
      <text:p text:style-name="Standard"><text:s text:c="9"/>value: "ID47 nd"</text:p>
      <text:p text:style-name="Standard"><text:s text:c="6"/>- <text:s/>key: 48 </text:p>
      <text:p text:style-name="Standard"><text:s text:c="9"/>value: "ID48 ConsistenFault (Il valore di campionatura GFCI fra il DSP master e il DSP slave non è adeguato)"</text:p>
      <text:p text:style-name="Standard"><text:s text:c="6"/>- <text:s/>key: 49 </text:p>
      <text:p text:style-name="Standard"><text:s text:c="9"/>value: "ID49 ConsistentFault_Vgrid (Il valore di campionatura della tensione di rete fra il DSP master e il DSP slave non è adeguato.)" <text:s text:c="3"/></text:p>
      <text:p text:style-name="Standard"><text:s text:c="6"/>- <text:s/>key: 50 </text:p>
      <text:p text:style-name="Standard"><text:s text:c="9"/>value: "ID50 ConsistentFault_Fgrid (Il valore di campionatura della frequenza di rete fra il DSP master e il DSP slave non è adeguato)"</text:p>
      <text:p text:style-name="Standard"><text:s text:c="6"/>- <text:s/>key: 51 </text:p>
      <text:p text:style-name="Standard"><text:s text:c="9"/>value: "ID51 ConsistentFault_DCI (Il valore DCI misurato dal DSP master e dal DSP slave non è coerente)"</text:p>
      <text:p text:style-name="Standard"><text:s text:c="6"/>- <text:s/>key: 52 </text:p>
      <text:p text:style-name="Standard"><text:s text:c="9"/>value: "ID52 BatCommunicationFlag (Manca la comunicazione tra inverter e batterie)"</text:p>
      <text:p text:style-name="Standard"><text:s text:c="6"/>- <text:s/>key: 53 </text:p>
      <text:p text:style-name="Standard"><text:s text:c="9"/>value: "ID53 SpiCommLose (La comunicazione SPI tra il DSP master e il DSP slave è difettosa)"</text:p>
      <text:p text:style-name="Standard"><text:s text:c="6"/>- <text:s/>key: 54 </text:p>
      <text:p text:style-name="Standard"><text:s text:c="9"/>value: "ID54 SciCommLose (La comunicazione SCI tra scheda di controllo e comunicazione è difettosa)"</text:p>
      <text:p text:style-name="Standard"><text:s text:c="6"/>- <text:s/>key: 55 </text:p>
      <text:p text:style-name="Standard"><text:s text:c="9"/>value: "ID55 RecoverRelayFail (Guasto ai relè)"</text:p>
      <text:p text:style-name="Standard"><text:s text:c="6"/>- <text:s/>key: 56 </text:p>
      <text:p text:style-name="Standard"><text:s text:c="9"/>value: "ID56 PvIsoFault (La resistenza di isolamento ha un valore troppo basso)"</text:p>
      <text:p text:style-name="Standard"><text:s text:c="6"/>- <text:s/>key: 57</text:p>
      <text:p text:style-name="Standard"><text:s text:c="9"/>value: "ID57 OverTempFault_BAT (La temperatura della batteria è troppo alta)"</text:p>
      <text:p text:style-name="Standard"><text:s text:c="6"/>- <text:s/>key: 58</text:p>
      <text:p text:style-name="Standard"><text:s text:c="9"/>value: "ID58 OverTempFault_HeatSink (La temperatura del dissipatore di calore è troppo alta)"</text:p>
      <text:p text:style-name="Standard"><text:s text:c="6"/>- <text:s/>key: 59</text:p>
      <text:p text:style-name="Standard"><text:s text:c="9"/>value: "ID59 OverTempFault_Env (La temperatura ambiente è troppo alta)"</text:p>
      <text:p text:style-name="Standard"><text:s text:c="6"/>- <text:s/>key: 60</text:p>
      <text:p text:style-name="Standard"><text:s text:c="9"/>value: "ID60 PE connectFault (Messa a terra non corretta)"</text:p>
      <text:p text:style-name="Standard"><text:soft-page-break/><text:s text:c="6"/>- <text:s/>key: 61</text:p>
      <text:p text:style-name="Standard"><text:s text:c="9"/>value: "ID61 nd"</text:p>
      <text:p text:style-name="Standard"><text:s text:c="6"/>- <text:s/>key: 62</text:p>
      <text:p text:style-name="Standard"><text:s text:c="9"/>value: "ID62 nd"</text:p>
      <text:p text:style-name="Standard"><text:s text:c="6"/>- <text:s/>key: 63</text:p>
      <text:p text:style-name="Standard"><text:s text:c="9"/>value: "ID63 nd"</text:p>
      <text:p text:style-name="Standard"><text:s text:c="6"/>- <text:s/>key: 64</text:p>
      <text:p text:style-name="Standard"><text:s text:c="9"/>value: "ID64 nd"</text:p>
      <text:p text:style-name="Standard"><text:s text:c="6"/>- <text:s/>key: 65</text:p>
      <text:p text:style-name="Standard"><text:s text:c="9"/>value: "ID65 UnrecoverHwAcOCP (La corrente di rete è troppo alta e ha causato un guasto hardware irrimediabile)" <text:s text:c="3"/></text:p>
      <text:p text:style-name="Standard"><text:s text:c="6"/>- <text:s/>key: 66</text:p>
      <text:p text:style-name="Standard"><text:s text:c="9"/>value: "ID66 UnrecoverBusOVP (La tensione del bus è troppo alta e ha causato un guasto irrimediabile)"</text:p>
      <text:p text:style-name="Standard"><text:s text:c="6"/>- <text:s/>key: 67</text:p>
      <text:p text:style-name="Standard"><text:s text:c="9"/>value: "ID67 EPSunrecoverBatOCP (Guasto irrimediabile sovracorrente batteria in modalità EPS)" <text:s text:c="3"/></text:p>
      <text:p text:style-name="Standard"><text:s text:c="6"/>- <text:s/>key: 68 </text:p>
      <text:p text:style-name="Standard"><text:s text:c="9"/>value: "ID68 UnrecoverIpvUnbalance (La corrente di ingresso fotovoltaica è sbilanciata e ha causato un guasto irrimediabile.)"</text:p>
      <text:p text:style-name="Standard"><text:s text:c="6"/>- <text:s/>key: 69 </text:p>
      <text:p text:style-name="Standard"><text:s text:c="9"/>value: "ID69 nd"</text:p>
      <text:p text:style-name="Standard"><text:s text:c="6"/>- <text:s/>key: 70</text:p>
      <text:p text:style-name="Standard"><text:s text:c="9"/>value: "ID70 UnrecoverOCPInstant (La corrente di rete è troppo alta e ha causato un guasto irrimediabile)"</text:p>
      <text:p text:style-name="Standard"><text:s text:c="6"/>- <text:s/>key: 71</text:p>
      <text:p text:style-name="Standard"><text:s text:c="9"/>value: "ID71 nd" <text:s text:c="3"/></text:p>
      <text:p text:style-name="Standard"><text:s text:c="6"/>- <text:s/>key: 72</text:p>
      <text:p text:style-name="Standard"><text:s text:c="9"/>value: "ID72 nd"</text:p>
      <text:p text:style-name="Standard"><text:s text:c="6"/>- <text:s/>key: 73</text:p>
      <text:p text:style-name="Standard"><text:s text:c="9"/>value: "ID73 UnrecoverPVConfigSetWrong (La modalità di input è impostata in modo errato)"</text:p>
      <text:p text:style-name="Standard"><text:s text:c="6"/>- <text:s/>key: 74</text:p>
      <text:p text:style-name="Standard"><text:s text:c="9"/>value: "ID74 UnrecoverIpvInstant (La corrente di ingresso è troppo elevata e ciò ha causato un errore hardware irreversibile)" <text:s text:c="3"/></text:p>
      <text:p text:style-name="Standard"><text:s text:c="6"/>- <text:s/>key: 75</text:p>
      <text:p text:style-name="Standard"><text:s text:c="9"/>value: "ID75 UnrecoverWRITEEEPROM (La EEPROM è irrecuperabile)" <text:s text:c="3"/></text:p>
      <text:p text:style-name="Standard"><text:s text:c="6"/>- <text:s/>key: 76</text:p>
      <text:p text:style-name="Standard"><text:s text:c="9"/>value: "ID76 UnrecoverREADEEPROM (La EEPROM è irrecuperabile)" <text:s text:c="3"/></text:p>
      <text:p text:style-name="Standard"><text:s text:c="6"/>- <text:s/>key: 77</text:p>
      <text:p text:style-name="Standard"><text:s text:c="9"/>value: "ID77 UnrecoverRelayFail (Il relè è in guasto permanente)" <text:s text:c="3"/></text:p>
      <text:p text:style-name="Standard"><text:s text:c="6"/>- <text:s/>key: 78</text:p>
      <text:p text:style-name="Standard"><text:s text:c="9"/>value: "ID78 nd"</text:p>
      <text:p text:style-name="Standard"><text:s text:c="6"/>- <text:s/>key: 79</text:p>
      <text:p text:style-name="Standard"><text:s text:c="9"/>value: "ID79 nd" <text:s text:c="3"/></text:p>
      <text:p text:style-name="Standard"><text:s text:c="6"/>- <text:s/>key: 80</text:p>
      <text:p text:style-name="Standard"><text:s text:c="9"/>value: "ID80 nd" <text:s text:c="5"/></text:p>
      <text:p text:style-name="Standard"><text:s text:c="6"/>- <text:s/>key: 81</text:p>
      <text:p text:style-name="Standard"><text:s text:c="9"/>value: "ID81 OverTempDerating (L'inverter è stato limitato perché la temperatura è troppo alta)" <text:s text:c="3"/></text:p>
      <text:p text:style-name="Standard"><text:s text:c="6"/>- <text:s/>key: 82</text:p>
      <text:p text:style-name="Standard"><text:soft-page-break/><text:s text:c="9"/>value: "ID82 OverTempDerating (L'inverter è stato limitato perché la frequenza di rete è troppo alta)"</text:p>
      <text:p text:style-name="Standard"><text:s text:c="6"/>- <text:s/>key: 83</text:p>
      <text:p text:style-name="Standard"><text:s text:c="9"/>value: "ID83 RemoteDerating (L'inverter è stato limitato da remoto)"</text:p>
      <text:p text:style-name="Standard"><text:s text:c="6"/>- <text:s/>key: 84</text:p>
      <text:p text:style-name="Standard"><text:s text:c="9"/>value: "ID84 RemoteOff (L'inverter è stato spento da remoto)"</text:p>
      <text:p text:style-name="Standard"><text:s text:c="6"/>- <text:s/>key: 85</text:p>
      <text:p text:style-name="Standard"><text:s text:c="9"/>value: "ID85 SOC &lt;= 1 - DOD or battery underVoltage (SOC batteria inferiore al DOD o batteria sottotensione)" <text:s text:c="4"/></text:p>
      <text:p text:style-name="Standard"><text:s text:c="6"/>- <text:s/>key: 86</text:p>
      <text:p text:style-name="Standard"><text:s text:c="9"/>value: "ID86 force charge failure (Carica forzata fallita)"</text:p>
      <text:p text:style-name="Standard"><text:s text:c="6"/>- <text:s/>key: 87</text:p>
      <text:p text:style-name="Standard"><text:s text:c="9"/>value: "ID87 nd"</text:p>
      <text:p text:style-name="Standard"><text:s text:c="6"/>- <text:s/>key: 88</text:p>
      <text:p text:style-name="Standard"><text:s text:c="9"/>value: "ID88 nd"</text:p>
      <text:p text:style-name="Standard"><text:s text:c="6"/>- <text:s/>key: 89</text:p>
      <text:p text:style-name="Standard"><text:s text:c="9"/>value: "ID89 nd" <text:s text:c="2"/></text:p>
      <text:p text:style-name="Standard"><text:s text:c="6"/>- <text:s/>key: 90</text:p>
      <text:p text:style-name="Standard"><text:s text:c="9"/>value: "ID90 nd" <text:s text:c="2"/></text:p>
      <text:p text:style-name="Standard"><text:s text:c="6"/>- <text:s/>key: 91</text:p>
      <text:p text:style-name="Standard"><text:s text:c="9"/>value: "ID91 nd" <text:s text:c="3"/></text:p>
      <text:p text:style-name="Standard"><text:s text:c="6"/>- <text:s/>key: 92</text:p>
      <text:p text:style-name="Standard"><text:s text:c="9"/>value: "ID92 nd"</text:p>
      <text:p text:style-name="Standard"><text:s text:c="6"/>- <text:s/>key: 93</text:p>
      <text:p text:style-name="Standard"><text:s text:c="9"/>value: "ID93 nd"</text:p>
      <text:p text:style-name="Standard"><text:s text:c="6"/>- <text:s/>key: 94</text:p>
      <text:p text:style-name="Standard"><text:s text:c="9"/>value: "ID94 Software version is not consistent (La versione firmware installata non è adeguata al tipo di inverter)"</text:p>
      <text:p text:style-name="Standard"><text:s text:c="6"/>- <text:s/>key: 95</text:p>
      <text:p text:style-name="Standard"><text:s text:c="9"/>value: "ID95 Communication board EEPROM fault (La scheda di comunicazione EEPROM è guasta)"</text:p>
      <text:p text:style-name="Standard"><text:s text:c="6"/>- <text:s/>key: 96</text:p>
      <text:p text:style-name="Standard"><text:s text:c="9"/>value: "ID96 RTC clock chip anomaly (Il chip dell'orologio RTC è guasto)"</text:p>
      <text:p text:style-name="Standard"><text:s text:c="6"/>- <text:s/>key: 97</text:p>
      <text:p text:style-name="Standard"><text:s text:c="9"/>value: "ID97 Invalid Country (Il paese selezionato non è valido)"</text:p>
      <text:p text:style-name="Standard"><text:s text:c="6"/>- <text:s/>key: 98</text:p>
      <text:p text:style-name="Standard"><text:s text:c="9"/>value: "ID98 SD fault (La scheda SD è guasta)" <text:s text:c="2"/></text:p>
      <text:p text:style-name="Standard"><text:s text:c="6"/>- <text:s/>key: 99</text:p>
      <text:p text:style-name="Standard"><text:s text:c="9"/>value: "ID99 WiFi Fault (Il Wifi è in errore)"</text:p>
      <text:p text:style-name="Standard"><text:s text:c="6"/>- <text:s/>key: 100</text:p>
      <text:p text:style-name="Standard"><text:s text:c="9"/>value: "ID100 BatOCD (Protezione da sovracorrente di scarica della batteria)" <text:s text:c="3"/></text:p>
      <text:p text:style-name="Standard"><text:s text:c="6"/>- <text:s/>key: 101</text:p>
      <text:p text:style-name="Standard"><text:s text:c="9"/>value: "ID101 BatOCD (Protezione scarica cortocircuito)"</text:p>
      <text:p text:style-name="Standard"><text:s text:c="6"/>- <text:s/>key: 102</text:p>
      <text:p text:style-name="Standard"><text:s text:c="9"/>value: "ID102 BatOVP (Protezione sovratensione batteria)"</text:p>
      <text:p text:style-name="Standard"><text:s text:c="6"/>- <text:s/>key: 103</text:p>
      <text:p text:style-name="Standard"><text:s text:c="9"/>value: "ID103 BatUV (Protezione sottotensione batteria)"</text:p>
      <text:p text:style-name="Standard"><text:s text:c="6"/>- <text:s/>key: 104</text:p>
      <text:p text:style-name="Standard"><text:s text:c="9"/>value: "ID104 BatOTD (Protezione sovratemperatura batteria durante la scarica)"</text:p>
      <text:p text:style-name="Standard"><text:s text:c="6"/>- <text:s/>key: 105</text:p>
      <text:p text:style-name="Standard"><text:s text:c="9"/>value: "ID105 BatOTC (Protezione sovratemperatura batteria durante la carica)"</text:p>
      <text:p text:style-name="Standard"><text:s text:c="6"/>- <text:s/>key: 106</text:p>
      <text:p text:style-name="Standard"><text:soft-page-break/><text:s text:c="9"/>value: "ID106 BatUTD (Protezione bassa temperatura batteria durante la scarica)"</text:p>
      <text:p text:style-name="Standard"><text:s text:c="6"/>- <text:s/>key: 107</text:p>
      <text:p text:style-name="Standard"><text:s text:c="9"/>value: "ID107 BatUTC (Protezione bassa temperatura batteria durante la carica)" </text:p>
      <text:p text:style-name="Standard"><text:s text:c="6"/>- <text:s/>key: 108</text:p>
      <text:p text:style-name="Standard"><text:s text:c="9"/>value: "ID108 nd" <text:s text:c="6"/></text:p>
      <text:p text:style-name="Standard"><text:s text:c="6"/>- <text:s/>key: 109</text:p>
      <text:p text:style-name="Standard"><text:s text:c="9"/>value: "ID109 BMS Internal (possibile cablaggio errato del cavo di comunicazione tra batterie e Inverter)"</text:p>
      <text:p text:style-name="Standard"><text:s text:c="6"/>icon: 'mdi:alert'</text:p>
      <text:p text:style-name="Standard"/>
      <text:p text:style-name="Standard"><text:s text:c="4"/>- name: "Guasti Tab6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2B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81 OverTempDerating (L'inverter è stato limitato perché la temperatura è troppo alta)" <text:s text:c="3"/></text:p>
      <text:p text:style-name="Standard"><text:s text:c="6"/>- <text:s/>key: 2</text:p>
      <text:p text:style-name="Standard"><text:s text:c="9"/>value: "ID82 OverTempDerating (L'inverter è stato limitato perché la frequenza di rete è troppo alta)"</text:p>
      <text:p text:style-name="Standard"><text:s text:c="6"/>- <text:s/>key: 4</text:p>
      <text:p text:style-name="Standard"><text:s text:c="9"/>value: "ID83 RemoteDerating (L'inverter è stato limitato da remoto)"</text:p>
      <text:p text:style-name="Standard"><text:s text:c="6"/>- <text:s/>key: 8</text:p>
      <text:p text:style-name="Standard"><text:s text:c="9"/>value: "ID84 RemoteOff (L'inverter è stato spento da remoto)"</text:p>
      <text:p text:style-name="Standard"><text:s text:c="6"/>- <text:s/>key: 16</text:p>
      <text:p text:style-name="Standard"><text:s text:c="9"/>value: "nd"</text:p>
      <text:p text:style-name="Standard"><text:s text:c="6"/>- <text:s/>key: 32</text:p>
      <text:p text:style-name="Standard"><text:s text:c="9"/>value: "nd"</text:p>
      <text:p text:style-name="Standard"><text:s text:c="6"/>- <text:s/>key: 64</text:p>
      <text:p text:style-name="Standard"><text:s text:c="9"/>value: "ID85 SOC &lt;= 1 - DOD or battery underVoltage (SOC batteria inferiore al DOD o batteria sottotensione)"</text:p>
      <text:p text:style-name="Standard"><text:s text:c="6"/>- <text:s/>key: 128</text:p>
      <text:p text:style-name="Standard"><text:s text:c="9"/>value: "nd"</text:p>
      <text:p text:style-name="Standard"><text:s text:c="6"/>- <text:s/>key: 256</text:p>
      <text:p text:style-name="Standard"><text:s text:c="9"/>value: "ID86 force charge failure (Carica forzata fallita)"</text:p>
      <text:p text:style-name="Standard"><text:s text:c="6"/>- <text:s/>key: 512</text:p>
      <text:p text:style-name="Standard"><text:s text:c="9"/>value: "ID87 nd"</text:p>
      <text:p text:style-name="Standard"><text:s text:c="6"/>- <text:s/>key: 1024</text:p>
      <text:p text:style-name="Standard"><text:s text:c="9"/>value: "ID88 nd"</text:p>
      <text:p text:style-name="Standard"><text:s text:c="6"/>- <text:s/>key: 2048</text:p>
      <text:p text:style-name="Standard"><text:s text:c="9"/>value: "ID89 nd" <text:s/></text:p>
      <text:p text:style-name="Standard"><text:s text:c="6"/>- <text:s/>key: 4096</text:p>
      <text:p text:style-name="Standard"><text:s text:c="9"/>value: "ID90 nd" <text:s text:c="3"/></text:p>
      <text:p text:style-name="Standard"><text:s text:c="6"/>- <text:s/>key: 8192</text:p>
      <text:p text:style-name="Standard"><text:s text:c="9"/>value: "ID91 nd" <text:s/></text:p>
      <text:p text:style-name="Standard"><text:soft-page-break/><text:s text:c="6"/>- <text:s/>key: 16384</text:p>
      <text:p text:style-name="Standard"><text:s text:c="9"/>value: "ID92 nd"</text:p>
      <text:p text:style-name="Standard"><text:s text:c="6"/>- <text:s/>key: 32768</text:p>
      <text:p text:style-name="Standard"><text:s text:c="9"/>value: "ID93 nd" <text:s text:c="2"/></text:p>
      <text:p text:style-name="Standard"><text:s text:c="6"/>icon: 'mdi:alert' <text:s/></text:p>
      <text:p text:style-name="Standard"/>
      <text:p text:style-name="Standard"><text:s text:c="4"/>- name: "Batt. Cicli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2C]</text:p>
      <text:p text:style-name="Standard"><text:s text:c="6"/>icon: 'mdi:battery-sync' <text:s text:c="3"/></text:p>
      <text:p text:style-name="Standard"><text:s text:c="6"/></text:p>
      <text:p text:style-name="Standard"><text:s text:c="4"/>- name: "Val. Bus (Tensione)" <text:s text:c="3"/>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2</text:p>
      <text:p text:style-name="Standard"><text:s text:c="6"/>registers: [0x022D]</text:p>
      <text:p text:style-name="Standard"><text:s text:c="6"/>icon: 'mdi:home-lightning-bolt'</text:p>
      <text:p text:style-name="Standard"/>
      <text:p text:style-name="Standard"><text:s text:c="4"/>- name: "Val. Bus LLC (Tensione)" <text:s text:c="3"/>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2</text:p>
      <text:p text:style-name="Standard"><text:s text:c="6"/>registers: [0x022E]</text:p>
      <text:p text:style-name="Standard"><text:s text:c="6"/>icon: 'mdi:home-lightning-bolt'</text:p>
      <text:p text:style-name="Standard"/>
      <text:p text:style-name="Standard"><text:s text:c="4"/>- name: "Val. convertitore buck (Corrente)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2F]</text:p>
      <text:p text:style-name="Standard"><text:s text:c="6"/>icon: 'mdi:lightning-bolt'</text:p>
      <text:p text:style-name="Standard"><text:s text:c="6"/></text:p>
      <text:p text:style-name="Standard"><text:s text:c="4"/>- name: "Rete Fase-R (Tensione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30]</text:p>
      <text:p text:style-name="Standard"><text:s text:c="6"/>icon: 'mdi:axis-arrow'</text:p>
      <text:p text:style-name="Standard"/>
      <text:p text:style-name="Standard"><text:s text:c="4"/>- name: "Rete Fase-R (Corrente)"</text:p>
      <text:p text:style-name="Standard"><text:soft-page-break/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31]</text:p>
      <text:p text:style-name="Standard"><text:s text:c="6"/>icon: 'mdi:axis-arrow-info'</text:p>
      <text:p text:style-name="Standard"/>
      <text:p text:style-name="Standard"><text:s text:c="4"/>- name: "Rete Fase-S (Tensione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32]</text:p>
      <text:p text:style-name="Standard"><text:s text:c="6"/>icon: 'mdi:axis-arrow'</text:p>
      <text:p text:style-name="Standard"/>
      <text:p text:style-name="Standard"><text:s text:c="4"/>- name: "Rete Fase-S (Corrente)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33]</text:p>
      <text:p text:style-name="Standard"><text:s text:c="6"/>icon: 'mdi:axis-arrow-info'</text:p>
      <text:p text:style-name="Standard"/>
      <text:p text:style-name="Standard"><text:s text:c="4"/>- name: "Rete Fase-T (Tensione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34]</text:p>
      <text:p text:style-name="Standard"><text:s text:c="6"/>icon: 'mdi:axis-arrow'</text:p>
      <text:p text:style-name="Standard"/>
      <text:p text:style-name="Standard"><text:s text:c="4"/>- name: "Rete Fase-T (Corrente)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35]</text:p>
      <text:p text:style-name="Standard"><text:s text:c="6"/>icon: 'mdi:axis-arrow-info'</text:p>
      <text:p text:style-name="Standard"><text:s text:c="6"/></text:p>
      <text:p text:style-name="Standard"># <text:s text:c="3"/>- name: "Riserv.(nd 0x0236)"</text:p>
      <text:p text:style-name="Standard"># <text:s text:c="5"/>class: ""</text:p>
      <text:p text:style-name="Standard"># <text:s text:c="5"/>state_class: ""</text:p>
      <text:p text:style-name="Standard"># <text:s text:c="5"/>uom: ""</text:p>
      <text:p text:style-name="Standard"># <text:s text:c="5"/>scale: 1</text:p>
      <text:p text:style-name="Standard"># <text:s text:c="5"/>rule: 1</text:p>
      <text:p text:style-name="Standard"># <text:s text:c="5"/>registers: [0x0236]</text:p>
      <text:p text:style-name="Standard"># <text:s text:c="5"/>icon: ''</text:p>
      <text:p text:style-name="Standard"><text:soft-page-break/><text:s text:c="6"/></text:p>
      <text:p text:style-name="Standard"><text:s text:c="4"/>- name: "Batt.SOH (Stato di Salute)"</text:p>
      <text:p text:style-name="Standard"><text:s text:c="6"/>class: "battery"</text:p>
      <text:p text:style-name="Standard"><text:s text:c="6"/>state_class: "measurement"</text:p>
      <text:p text:style-name="Standard"><text:s text:c="6"/>uom: "%"</text:p>
      <text:p text:style-name="Standard"><text:s text:c="6"/>scale: 1</text:p>
      <text:p text:style-name="Standard"><text:s text:c="6"/>rule: 1</text:p>
      <text:p text:style-name="Standard"><text:s text:c="6"/>registers: [0x0237]</text:p>
      <text:p text:style-name="Standard"><text:s text:c="6"/>icon: 'mdi:battery-heart-variant'</text:p>
      <text:p text:style-name="Standard"><text:s text:c="2"/></text:p>
      <text:p text:style-name="Standard"><text:s text:c="4"/>- name: "Temp Inverter-Interna"</text:p>
      <text:p text:style-name="Standard"><text:s text:c="6"/>class: "temperature"</text:p>
      <text:p text:style-name="Standard"><text:s text:c="6"/>state_class: "measurement"</text:p>
      <text:p text:style-name="Standard"><text:s text:c="6"/>uom: "°C"</text:p>
      <text:p text:style-name="Standard"><text:s text:c="6"/>scale: 1</text:p>
      <text:p text:style-name="Standard"><text:s text:c="6"/>rule: 2</text:p>
      <text:p text:style-name="Standard"><text:s text:c="6"/>registers: [0x0238]</text:p>
      <text:p text:style-name="Standard"><text:s text:c="6"/>icon: 'mdi:thermometer'</text:p>
      <text:p text:style-name="Standard"/>
      <text:p text:style-name="Standard"><text:s text:c="4"/>- name: "Temp Inverter-Radiatore"</text:p>
      <text:p text:style-name="Standard"><text:s text:c="6"/>class: "temperature"</text:p>
      <text:p text:style-name="Standard"><text:s text:c="6"/>uom: "°C"</text:p>
      <text:p text:style-name="Standard"><text:s text:c="6"/>scale: 1</text:p>
      <text:p text:style-name="Standard"><text:s text:c="6"/>rule: 2</text:p>
      <text:p text:style-name="Standard"><text:s text:c="6"/>registers: [0x0239]</text:p>
      <text:p text:style-name="Standard"><text:s text:c="6"/>icon: 'mdi:thermometer' <text:s/></text:p>
      <text:p text:style-name="Standard"><text:s text:c="6"/></text:p>
      <text:p text:style-name="Standard"><text:s text:c="4"/>- name: "Inverter (Safety)"</text:p>
      <text:p text:style-name="Standard"><text:s text:c="6"/>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3A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Germany VDE4105"</text:p>
      <text:p text:style-name="Standard"><text:s text:c="6"/>- <text:s/>key: 1</text:p>
      <text:p text:style-name="Standard"><text:s text:c="9"/>value: "CEI0-21 Internal"</text:p>
      <text:p text:style-name="Standard"><text:s text:c="6"/>- <text:s/>key: 2</text:p>
      <text:p text:style-name="Standard"><text:s text:c="9"/>value: "Australia"</text:p>
      <text:p text:style-name="Standard"><text:s text:c="6"/>- <text:s/>key: 3</text:p>
      <text:p text:style-name="Standard"><text:s text:c="9"/>value: "Spain RD1699"</text:p>
      <text:p text:style-name="Standard"><text:s text:c="6"/>- <text:s/>key: 4</text:p>
      <text:p text:style-name="Standard"><text:s text:c="9"/>value: "Turkey"</text:p>
      <text:p text:style-name="Standard"><text:s text:c="6"/>- <text:s/>key: 5</text:p>
      <text:p text:style-name="Standard"><text:s text:c="9"/>value: "Denmark"</text:p>
      <text:p text:style-name="Standard"><text:s text:c="6"/>- <text:s/>key: 6</text:p>
      <text:p text:style-name="Standard"><text:s text:c="9"/>value: "Greece Continent"</text:p>
      <text:p text:style-name="Standard"><text:s text:c="6"/>- <text:s/>key: 7</text:p>
      <text:p text:style-name="Standard"><text:s text:c="9"/>value: "Netherland"</text:p>
      <text:p text:style-name="Standard"><text:s text:c="6"/>- <text:s/>key: 8</text:p>
      <text:p text:style-name="Standard"><text:soft-page-break/><text:s text:c="9"/>value: "Belgium"</text:p>
      <text:p text:style-name="Standard"><text:s text:c="6"/>- <text:s/>key: 9</text:p>
      <text:p text:style-name="Standard"><text:s text:c="9"/>value: "UK-G59"</text:p>
      <text:p text:style-name="Standard"><text:s text:c="6"/>- <text:s/>key: 10</text:p>
      <text:p text:style-name="Standard"><text:s text:c="9"/>value: "China"</text:p>
      <text:p text:style-name="Standard"><text:s text:c="6"/>- <text:s/>key: 11</text:p>
      <text:p text:style-name="Standard"><text:s text:c="9"/>value: "France"</text:p>
      <text:p text:style-name="Standard"><text:s text:c="6"/>- <text:s/>key: 12</text:p>
      <text:p text:style-name="Standard"><text:s text:c="9"/>value: "Poland"</text:p>
      <text:p text:style-name="Standard"><text:s text:c="6"/>- <text:s/>key: 13</text:p>
      <text:p text:style-name="Standard"><text:s text:c="9"/>value: "Germany BDEW"</text:p>
      <text:p text:style-name="Standard"><text:s text:c="6"/>- <text:s/>key: 14</text:p>
      <text:p text:style-name="Standard"><text:s text:c="9"/>value: "Germany VDE0126"</text:p>
      <text:p text:style-name="Standard"><text:s text:c="6"/>- <text:s/>key: 15</text:p>
      <text:p text:style-name="Standard"><text:s text:c="9"/>value: "Italy CEI0-16"</text:p>
      <text:p text:style-name="Standard"><text:s text:c="6"/>- <text:s/>key: 16</text:p>
      <text:p text:style-name="Standard"><text:s text:c="9"/>value: "UK-G83"</text:p>
      <text:p text:style-name="Standard"><text:s text:c="6"/>- <text:s/>key: 17</text:p>
      <text:p text:style-name="Standard"><text:s text:c="9"/>value: "Greece island"</text:p>
      <text:p text:style-name="Standard"><text:s text:c="6"/>- <text:s/>key: 18</text:p>
      <text:p text:style-name="Standard"><text:s text:c="9"/>value: "EU EN50438"</text:p>
      <text:p text:style-name="Standard"><text:s text:c="6"/>- <text:s/>key: 19</text:p>
      <text:p text:style-name="Standard"><text:s text:c="9"/>value: "EU EN61727"</text:p>
      <text:p text:style-name="Standard"><text:s text:c="6"/>- <text:s/>key: 20</text:p>
      <text:p text:style-name="Standard"><text:s text:c="9"/>value: "Korea"</text:p>
      <text:p text:style-name="Standard"><text:s text:c="6"/>- <text:s/>key: 21</text:p>
      <text:p text:style-name="Standard"><text:s text:c="9"/>value: "Sweden"</text:p>
      <text:p text:style-name="Standard"><text:s text:c="6"/>- <text:s/>key: 22</text:p>
      <text:p text:style-name="Standard"><text:s text:c="9"/>value: "Europe General"</text:p>
      <text:p text:style-name="Standard"><text:s text:c="6"/>- <text:s/>key: 23</text:p>
      <text:p text:style-name="Standard"><text:s text:c="9"/>value: "CEI0-21 External"</text:p>
      <text:p text:style-name="Standard"><text:s text:c="6"/>- <text:s/>key: 24</text:p>
      <text:p text:style-name="Standard"><text:s text:c="9"/>value: "Cyprus"</text:p>
      <text:p text:style-name="Standard"><text:s text:c="6"/>- <text:s/>key: 25</text:p>
      <text:p text:style-name="Standard"><text:s text:c="9"/>value: "India"</text:p>
      <text:p text:style-name="Standard"><text:s text:c="6"/>- <text:s/>key: 26</text:p>
      <text:p text:style-name="Standard"><text:s text:c="9"/>value: "Philippines"</text:p>
      <text:p text:style-name="Standard"><text:s text:c="6"/>- <text:s/>key: 27</text:p>
      <text:p text:style-name="Standard"><text:s text:c="9"/>value: "NewZealand"</text:p>
      <text:p text:style-name="Standard"><text:s text:c="6"/>- <text:s/>key: 28</text:p>
      <text:p text:style-name="Standard"><text:s text:c="9"/>value: "Reserve"</text:p>
      <text:p text:style-name="Standard"><text:s text:c="6"/>- <text:s/>key: 29</text:p>
      <text:p text:style-name="Standard"><text:s text:c="9"/>value: "Slovakia VSD"</text:p>
      <text:p text:style-name="Standard"><text:s text:c="6"/>- <text:s/>key: 30</text:p>
      <text:p text:style-name="Standard"><text:s text:c="9"/>value: "Slovakia SSE"</text:p>
      <text:p text:style-name="Standard"><text:s text:c="6"/>- <text:s/>key: 31</text:p>
      <text:p text:style-name="Standard"><text:s text:c="9"/>value: "Slovakia ZSD"</text:p>
      <text:p text:style-name="Standard"><text:s text:c="6"/>- <text:s/>key: 32</text:p>
      <text:p text:style-name="Standard"><text:s text:c="9"/>value: "CEI0-21 In Areti"</text:p>
      <text:p text:style-name="Standard"><text:s text:c="6"/>- <text:s/>key: 33</text:p>
      <text:p text:style-name="Standard"><text:s text:c="9"/>value: "Ukraine"</text:p>
      <text:p text:style-name="Standard"><text:s text:c="6"/>icon: 'mdi:state-machine'</text:p>
      <text:p text:style-name="Standard"><text:soft-page-break/><text:s text:c="6"/></text:p>
      <text:p text:style-name="Standard"><text:s text:c="4"/>- name: "Val. DCI Corrente"</text:p>
      <text:p text:style-name="Standard"><text:s text:c="6"/>class: "Current"</text:p>
      <text:p text:style-name="Standard"><text:s text:c="6"/>state_class: "measurement"</text:p>
      <text:p text:style-name="Standard"><text:s text:c="6"/>uom: "mA"</text:p>
      <text:p text:style-name="Standard"><text:s text:c="6"/>scale: 1</text:p>
      <text:p text:style-name="Standard"><text:s text:c="6"/>rule: 1</text:p>
      <text:p text:style-name="Standard"><text:s text:c="6"/>registers: [0x023B]</text:p>
      <text:p text:style-name="Standard"><text:s text:c="6"/>icon: 'mdi:lightning-bolt'</text:p>
      <text:p text:style-name="Standard"/>
      <text:p text:style-name="Standard"><text:s text:c="4"/>- name: "Val. DCI Tensione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3C]</text:p>
      <text:p text:style-name="Standard"><text:s text:c="6"/>icon: 'mdi:lightning-bolt'</text:p>
      <text:p text:style-name="Standard"/>
      <text:p text:style-name="Standard"><text:s text:c="4"/>- name: "Guasti Tab8 (Batterie Litio)" <text:s text:c="2"/>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3D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ID100 BatOCD (Protezione da sovracorrente di scarica della batteria)" <text:s text:c="3"/></text:p>
      <text:p text:style-name="Standard"><text:s text:c="6"/>- <text:s/>key: 2</text:p>
      <text:p text:style-name="Standard"><text:s text:c="9"/>value: "ID101 BatOCD (Protezione scarica cortocircuito)"</text:p>
      <text:p text:style-name="Standard"><text:s text:c="6"/>- <text:s/>key: 4</text:p>
      <text:p text:style-name="Standard"><text:s text:c="9"/>value: "ID102 BatOVP (Protezione sovratensione batteria)"</text:p>
      <text:p text:style-name="Standard"><text:s text:c="6"/>- <text:s/>key: 8</text:p>
      <text:p text:style-name="Standard"><text:s text:c="9"/>value: "ID103 BatUV (Protezione sottotensione batteria)"</text:p>
      <text:p text:style-name="Standard"><text:s text:c="6"/>- <text:s/>key: 16</text:p>
      <text:p text:style-name="Standard"><text:s text:c="9"/>value: "ID104 BatOTD (Protezione sovratemperatura batteria durante la scarica)"</text:p>
      <text:p text:style-name="Standard"><text:s text:c="6"/>- <text:s/>key: 32</text:p>
      <text:p text:style-name="Standard"><text:s text:c="9"/>value: "ID105 BatOTC (Protezione sovratemperatura batteria durante la carica)"</text:p>
      <text:p text:style-name="Standard"><text:s text:c="6"/>- <text:s/>key: 64"</text:p>
      <text:p text:style-name="Standard"><text:s text:c="9"/>value: "ID106 BatUTD (Protezione bassa temperatura batteria durante la scarica)"</text:p>
      <text:p text:style-name="Standard"><text:s text:c="6"/>- <text:s/>key: 128</text:p>
      <text:p text:style-name="Standard"><text:s text:c="9"/>value: "ID107 BatUTC (Protezione bassa temperatura batteria durante la carica)" <text:s text:c="2"/></text:p>
      <text:p text:style-name="Standard"><text:s text:c="6"/>- <text:s/>key: 256</text:p>
      <text:p text:style-name="Standard"><text:s text:c="9"/>value: "ID108 nd" </text:p>
      <text:p text:style-name="Standard"><text:s text:c="6"/>- <text:s/>key: 512</text:p>
      <text:p text:style-name="Standard"><text:s text:c="9"/>value: "ID109 BMS Internal (possibile cablaggio errato del cavo di comunicazione tra batterie e Inverter)" </text:p>
      <text:p text:style-name="Standard"><text:s text:c="6"/>- <text:s/>key: 1024</text:p>
      <text:p text:style-name="Standard"><text:soft-page-break/><text:s text:c="9"/>value: "nd"</text:p>
      <text:p text:style-name="Standard"><text:s text:c="6"/>- <text:s/>key: 2048</text:p>
      <text:p text:style-name="Standard"><text:s text:c="9"/>value: "nd" <text:s text:c="2"/></text:p>
      <text:p text:style-name="Standard"><text:s text:c="6"/>- <text:s/>key: 4096</text:p>
      <text:p text:style-name="Standard"><text:s text:c="9"/>value: "nd" <text:s text:c="3"/></text:p>
      <text:p text:style-name="Standard"><text:s text:c="6"/>- <text:s/>key: 8192</text:p>
      <text:p text:style-name="Standard"><text:s text:c="9"/>value: "nd" <text:s text:c="3"/></text:p>
      <text:p text:style-name="Standard"><text:s text:c="6"/>- <text:s/>key: 16384</text:p>
      <text:p text:style-name="Standard"><text:s text:c="9"/>value: "nd"</text:p>
      <text:p text:style-name="Standard"><text:s text:c="6"/>- <text:s/>key: 32768</text:p>
      <text:p text:style-name="Standard"><text:s text:c="9"/>value: "nd" <text:s text:c="3"/></text:p>
      <text:p text:style-name="Standard"><text:s text:c="6"/>icon: 'mdi:alert'</text:p>
      <text:p text:style-name="Standard"><text:s text:c="6"/></text:p>
      <text:p text:style-name="Standard"><text:s text:c="4"/># - name: "Guasti 0x023E - Lithium battery failure information 2" <text:s text:c="2"/>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3E]</text:p>
      <text:p text:style-name="Standard"><text:s text:c="4"/># <text:s text:c="2"/>isstr: true</text:p>
      <text:p text:style-name="Standard"><text:s text:c="4"/># <text:s text:c="2"/>lookup:</text:p>
      <text:p text:style-name="Standard"><text:s text:c="4"/># <text:s text:c="2"/>- <text:s/>key: 0</text:p>
      <text:p text:style-name="Standard"><text:s text:c="4"/># <text:s text:c="5"/>value: "nd0"</text:p>
      <text:p text:style-name="Standard"><text:s text:c="4"/># <text:s text:c="2"/>- <text:s/>key: 1</text:p>
      <text:p text:style-name="Standard"><text:s text:c="4"/># <text:s text:c="5"/>value: "nd1" <text:s text:c="3"/></text:p>
      <text:p text:style-name="Standard"><text:s text:c="4"/># <text:s text:c="2"/>- <text:s/>key: 2</text:p>
      <text:p text:style-name="Standard"><text:s text:c="4"/># <text:s text:c="5"/>value: "nd2"</text:p>
      <text:p text:style-name="Standard"><text:s text:c="4"/># <text:s text:c="2"/>- <text:s/>key: 4</text:p>
      <text:p text:style-name="Standard"><text:s text:c="4"/># <text:s text:c="5"/>value: "nd4"</text:p>
      <text:p text:style-name="Standard"><text:s text:c="4"/># <text:s text:c="2"/>- <text:s/>key: 8</text:p>
      <text:p text:style-name="Standard"><text:s text:c="4"/># <text:s text:c="5"/>value: "nd8"</text:p>
      <text:p text:style-name="Standard"><text:s text:c="4"/># <text:s text:c="2"/>- <text:s/>key: 16</text:p>
      <text:p text:style-name="Standard"><text:s text:c="4"/># <text:s text:c="5"/>value: "nd16"</text:p>
      <text:p text:style-name="Standard"><text:s text:c="4"/># <text:s text:c="2"/>- <text:s/>key: 32</text:p>
      <text:p text:style-name="Standard"><text:s text:c="4"/># <text:s text:c="5"/>value: "nd32"</text:p>
      <text:p text:style-name="Standard"><text:s text:c="4"/># <text:s text:c="2"/>- <text:s/>key: 64"</text:p>
      <text:p text:style-name="Standard"><text:s text:c="4"/># <text:s text:c="5"/>value: "nd64"</text:p>
      <text:p text:style-name="Standard"><text:s text:c="4"/># <text:s text:c="2"/>- <text:s/>key: 128</text:p>
      <text:p text:style-name="Standard"><text:s text:c="4"/># <text:s text:c="5"/>value: "nd128" <text:s text:c="2"/></text:p>
      <text:p text:style-name="Standard"><text:s text:c="4"/># <text:s text:c="2"/>- <text:s/>key: 256</text:p>
      <text:p text:style-name="Standard"><text:s text:c="4"/># <text:s text:c="5"/>value: "nd256" </text:p>
      <text:p text:style-name="Standard"><text:s text:c="4"/># <text:s text:c="2"/>- <text:s/>key: 512</text:p>
      <text:p text:style-name="Standard"><text:s text:c="4"/># <text:s text:c="5"/>value: "nd512" </text:p>
      <text:p text:style-name="Standard"><text:s text:c="4"/># <text:s text:c="2"/>- <text:s/>key: 1024</text:p>
      <text:p text:style-name="Standard"><text:s text:c="4"/># <text:s text:c="5"/>value: "nd1024"</text:p>
      <text:p text:style-name="Standard"><text:s text:c="4"/># <text:s text:c="2"/>- <text:s/>key: 2048</text:p>
      <text:p text:style-name="Standard"><text:s text:c="4"/># <text:s text:c="5"/>value: "nd2048" <text:s text:c="2"/></text:p>
      <text:p text:style-name="Standard"><text:s text:c="4"/># <text:s text:c="2"/>- <text:s/>key: 4096</text:p>
      <text:p text:style-name="Standard"><text:s text:c="4"/># <text:s text:c="5"/>value: "nd4096" <text:s text:c="3"/></text:p>
      <text:p text:style-name="Standard"><text:s text:c="4"/># <text:s text:c="2"/>- <text:s/>key: 8192</text:p>
      <text:p text:style-name="Standard"><text:s text:c="4"/># <text:s text:c="5"/>value: "nd8192" <text:s text:c="3"/></text:p>
      <text:p text:style-name="Standard"><text:soft-page-break/><text:s text:c="4"/># <text:s text:c="2"/>- <text:s/>key: 16384</text:p>
      <text:p text:style-name="Standard"><text:s text:c="4"/># <text:s text:c="5"/>value: "nd16384"</text:p>
      <text:p text:style-name="Standard"><text:s text:c="4"/># <text:s text:c="2"/>- <text:s/>key: 32768</text:p>
      <text:p text:style-name="Standard"><text:s text:c="4"/># <text:s text:c="5"/>value: "nd32768" <text:s text:c="3"/></text:p>
      <text:p text:style-name="Standard"><text:s text:c="4"/># <text:s text:c="2"/>icon: 'mdi:alert'</text:p>
      <text:p text:style-name="Standard"><text:s text:c="6"/></text:p>
      <text:p text:style-name="Standard"><text:s text:c="4"/># - name: "Guasti 0X023F - Lithium battery failure information 3" <text:s text:c="2"/>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3F]</text:p>
      <text:p text:style-name="Standard"><text:s text:c="4"/># <text:s text:c="2"/>isstr: true</text:p>
      <text:p text:style-name="Standard"><text:s text:c="4"/># <text:s text:c="2"/>lookup:</text:p>
      <text:p text:style-name="Standard"><text:s text:c="4"/># <text:s text:c="2"/>- <text:s/>key: 0</text:p>
      <text:p text:style-name="Standard"><text:s text:c="4"/># <text:s text:c="5"/>value: "nd0"</text:p>
      <text:p text:style-name="Standard"><text:s text:c="4"/># <text:s text:c="2"/>- <text:s/>key: 1</text:p>
      <text:p text:style-name="Standard"><text:s text:c="4"/># <text:s text:c="5"/>value: "nd1" <text:s text:c="3"/></text:p>
      <text:p text:style-name="Standard"><text:s text:c="4"/># <text:s text:c="2"/>- <text:s/>key: 2</text:p>
      <text:p text:style-name="Standard"><text:s text:c="4"/># <text:s text:c="5"/>value: "nd2"</text:p>
      <text:p text:style-name="Standard"><text:s text:c="4"/># <text:s text:c="2"/>- <text:s/>key: 4</text:p>
      <text:p text:style-name="Standard"><text:s text:c="4"/># <text:s text:c="5"/>value: "nd4"</text:p>
      <text:p text:style-name="Standard"><text:s text:c="4"/># <text:s text:c="2"/>- <text:s/>key: 8</text:p>
      <text:p text:style-name="Standard"><text:s text:c="4"/># <text:s text:c="5"/>value: "nd8"</text:p>
      <text:p text:style-name="Standard"><text:s text:c="4"/># <text:s text:c="2"/>- <text:s/>key: 16</text:p>
      <text:p text:style-name="Standard"><text:s text:c="4"/># <text:s text:c="5"/>value: "nd16"</text:p>
      <text:p text:style-name="Standard"><text:s text:c="4"/># <text:s text:c="2"/>- <text:s/>key: 32</text:p>
      <text:p text:style-name="Standard"><text:s text:c="4"/># <text:s text:c="5"/>value: "nd32"</text:p>
      <text:p text:style-name="Standard"><text:s text:c="4"/># <text:s text:c="2"/>- <text:s/>key: 64"</text:p>
      <text:p text:style-name="Standard"><text:s text:c="4"/># <text:s text:c="5"/>value: "nd64"</text:p>
      <text:p text:style-name="Standard"><text:s text:c="4"/># <text:s text:c="2"/>- <text:s/>key: 128</text:p>
      <text:p text:style-name="Standard"><text:s text:c="4"/># <text:s text:c="5"/>value: "nd128" <text:s text:c="2"/></text:p>
      <text:p text:style-name="Standard"><text:s text:c="4"/># <text:s text:c="2"/>- <text:s/>key: 256</text:p>
      <text:p text:style-name="Standard"><text:s text:c="4"/># <text:s text:c="5"/>value: "nd256" </text:p>
      <text:p text:style-name="Standard"><text:s text:c="4"/># <text:s text:c="2"/>- <text:s/>key: 512</text:p>
      <text:p text:style-name="Standard"><text:s text:c="4"/># <text:s text:c="5"/>value: "nd512" </text:p>
      <text:p text:style-name="Standard"><text:s text:c="4"/># <text:s text:c="2"/>- <text:s/>key: 1024</text:p>
      <text:p text:style-name="Standard"><text:s text:c="4"/># <text:s text:c="5"/>value: "nd1024"</text:p>
      <text:p text:style-name="Standard"><text:s text:c="4"/># <text:s text:c="2"/>- <text:s/>key: 2048</text:p>
      <text:p text:style-name="Standard"><text:s text:c="4"/># <text:s text:c="5"/>value: "nd2048" <text:s text:c="2"/></text:p>
      <text:p text:style-name="Standard"><text:s text:c="4"/># <text:s text:c="2"/>- <text:s/>key: 4096</text:p>
      <text:p text:style-name="Standard"><text:s text:c="4"/># <text:s text:c="5"/>value: "nd4096" <text:s text:c="3"/></text:p>
      <text:p text:style-name="Standard"><text:s text:c="4"/># <text:s text:c="2"/>- <text:s/>key: 8192</text:p>
      <text:p text:style-name="Standard"><text:s text:c="4"/># <text:s text:c="5"/>value: "nd8192" <text:s text:c="3"/></text:p>
      <text:p text:style-name="Standard"><text:s text:c="4"/># <text:s text:c="2"/>- <text:s/>key: 16384</text:p>
      <text:p text:style-name="Standard"><text:s text:c="4"/># <text:s text:c="5"/>value: "nd16384"</text:p>
      <text:p text:style-name="Standard"><text:s text:c="4"/># <text:s text:c="2"/>- <text:s/>key: 32768</text:p>
      <text:p text:style-name="Standard"><text:s text:c="4"/># <text:s text:c="5"/>value: "nd32768" <text:s text:c="3"/></text:p>
      <text:p text:style-name="Standard"><text:s text:c="4"/># <text:s text:c="2"/>icon: 'mdi:alert'</text:p>
      <text:p text:style-name="Standard"><text:s text:c="6"/></text:p>
      <text:p text:style-name="Standard"><text:s text:c="4"/># - name: "Guasti 0X0240 - Lithium battery failure information 4" <text:s text:c="2"/></text:p>
      <text:p text:style-name="Standard"><text:soft-page-break/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0]</text:p>
      <text:p text:style-name="Standard"><text:s text:c="4"/># <text:s text:c="2"/>isstr: true</text:p>
      <text:p text:style-name="Standard"><text:s text:c="4"/># <text:s text:c="2"/>lookup:</text:p>
      <text:p text:style-name="Standard"><text:s text:c="4"/># <text:s text:c="2"/>- <text:s/>key: 0</text:p>
      <text:p text:style-name="Standard"><text:s text:c="4"/># <text:s text:c="5"/>value: "nd0"</text:p>
      <text:p text:style-name="Standard"><text:s text:c="4"/># <text:s text:c="2"/>- <text:s/>key: 1</text:p>
      <text:p text:style-name="Standard"><text:s text:c="4"/># <text:s text:c="5"/>value: "nd1" <text:s text:c="3"/></text:p>
      <text:p text:style-name="Standard"><text:s text:c="4"/># <text:s text:c="2"/>- <text:s/>key: 2</text:p>
      <text:p text:style-name="Standard"><text:s text:c="4"/># <text:s text:c="5"/>value: "nd2"</text:p>
      <text:p text:style-name="Standard"><text:s text:c="4"/># <text:s text:c="2"/>- <text:s/>key: 4</text:p>
      <text:p text:style-name="Standard"><text:s text:c="4"/># <text:s text:c="5"/>value: "nd4"</text:p>
      <text:p text:style-name="Standard"><text:s text:c="4"/># <text:s text:c="2"/>- <text:s/>key: 8</text:p>
      <text:p text:style-name="Standard"><text:s text:c="4"/># <text:s text:c="5"/>value: "nd8"</text:p>
      <text:p text:style-name="Standard"><text:s text:c="4"/># <text:s text:c="2"/>- <text:s/>key: 16</text:p>
      <text:p text:style-name="Standard"><text:s text:c="4"/># <text:s text:c="5"/>value: "nd16"</text:p>
      <text:p text:style-name="Standard"><text:s text:c="4"/># <text:s text:c="2"/>- <text:s/>key: 32</text:p>
      <text:p text:style-name="Standard"><text:s text:c="4"/># <text:s text:c="5"/>value: "nd32"</text:p>
      <text:p text:style-name="Standard"><text:s text:c="4"/># <text:s text:c="2"/>- <text:s/>key: 64"</text:p>
      <text:p text:style-name="Standard"><text:s text:c="4"/># <text:s text:c="5"/>value: "nd64"</text:p>
      <text:p text:style-name="Standard"><text:s text:c="4"/># <text:s text:c="2"/>- <text:s/>key: 128</text:p>
      <text:p text:style-name="Standard"><text:s text:c="4"/># <text:s text:c="5"/>value: "nd128" <text:s text:c="2"/></text:p>
      <text:p text:style-name="Standard"><text:s text:c="4"/># <text:s text:c="2"/>- <text:s/>key: 256</text:p>
      <text:p text:style-name="Standard"><text:s text:c="4"/># <text:s text:c="5"/>value: "nd256" </text:p>
      <text:p text:style-name="Standard"><text:s text:c="4"/># <text:s text:c="2"/>- <text:s/>key: 512</text:p>
      <text:p text:style-name="Standard"><text:s text:c="4"/># <text:s text:c="5"/>value: "nd512" </text:p>
      <text:p text:style-name="Standard"><text:s text:c="4"/># <text:s text:c="2"/>- <text:s/>key: 1024</text:p>
      <text:p text:style-name="Standard"><text:s text:c="4"/># <text:s text:c="5"/>value: "nd1024"</text:p>
      <text:p text:style-name="Standard"><text:s text:c="4"/># <text:s text:c="2"/>- <text:s/>key: 2048</text:p>
      <text:p text:style-name="Standard"><text:s text:c="4"/># <text:s text:c="5"/>value: "nd2048" <text:s text:c="2"/></text:p>
      <text:p text:style-name="Standard"><text:s text:c="4"/># <text:s text:c="2"/>- <text:s/>key: 4096</text:p>
      <text:p text:style-name="Standard"><text:s text:c="4"/># <text:s text:c="5"/>value: "nd4096" <text:s text:c="3"/></text:p>
      <text:p text:style-name="Standard"><text:s text:c="4"/># <text:s text:c="2"/>- <text:s/>key: 8192</text:p>
      <text:p text:style-name="Standard"><text:s text:c="4"/># <text:s text:c="5"/>value: "nd8192" <text:s text:c="3"/></text:p>
      <text:p text:style-name="Standard"><text:s text:c="4"/># <text:s text:c="2"/>- <text:s/>key: 16384</text:p>
      <text:p text:style-name="Standard"><text:s text:c="4"/># <text:s text:c="5"/>value: "nd16384"</text:p>
      <text:p text:style-name="Standard"><text:s text:c="4"/># <text:s text:c="2"/>- <text:s/>key: 32768</text:p>
      <text:p text:style-name="Standard"><text:s text:c="4"/># <text:s text:c="5"/>value: "nd32768" <text:s text:c="3"/></text:p>
      <text:p text:style-name="Standard"><text:s text:c="4"/># <text:s text:c="2"/>icon: 'mdi:alert'</text:p>
      <text:p text:style-name="Standard"><text:s text:c="6"/></text:p>
      <text:p text:style-name="Standard"><text:s text:c="4"/># - name: "Guasti 0X0241 - Lithium battery failure information 5" <text:s text:c="2"/>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1]</text:p>
      <text:p text:style-name="Standard"><text:s text:c="4"/># <text:s text:c="2"/>isstr: true</text:p>
      <text:p text:style-name="Standard"><text:soft-page-break/><text:s text:c="4"/># <text:s text:c="2"/>lookup:</text:p>
      <text:p text:style-name="Standard"><text:s text:c="4"/># <text:s text:c="2"/>- <text:s/>key: 0</text:p>
      <text:p text:style-name="Standard"><text:s text:c="4"/># <text:s text:c="5"/>value: "nd0"</text:p>
      <text:p text:style-name="Standard"><text:s text:c="4"/># <text:s text:c="2"/>- <text:s/>key: 1</text:p>
      <text:p text:style-name="Standard"><text:s text:c="4"/># <text:s text:c="5"/>value: "nd1" <text:s text:c="3"/></text:p>
      <text:p text:style-name="Standard"><text:s text:c="4"/># <text:s text:c="2"/>- <text:s/>key: 2</text:p>
      <text:p text:style-name="Standard"><text:s text:c="4"/># <text:s text:c="5"/>value: "nd2"</text:p>
      <text:p text:style-name="Standard"><text:s text:c="4"/># <text:s text:c="2"/>- <text:s/>key: 4</text:p>
      <text:p text:style-name="Standard"><text:s text:c="4"/># <text:s text:c="5"/>value: "nd4"</text:p>
      <text:p text:style-name="Standard"><text:s text:c="4"/># <text:s text:c="2"/>- <text:s/>key: 8</text:p>
      <text:p text:style-name="Standard"><text:s text:c="4"/># <text:s text:c="5"/>value: "nd8"</text:p>
      <text:p text:style-name="Standard"><text:s text:c="4"/># <text:s text:c="2"/>- <text:s/>key: 16</text:p>
      <text:p text:style-name="Standard"><text:s text:c="4"/># <text:s text:c="5"/>value: "nd16"</text:p>
      <text:p text:style-name="Standard"><text:s text:c="4"/># <text:s text:c="2"/>- <text:s/>key: 32</text:p>
      <text:p text:style-name="Standard"><text:s text:c="4"/># <text:s text:c="5"/>value: "nd32"</text:p>
      <text:p text:style-name="Standard"><text:s text:c="4"/># <text:s text:c="2"/>- <text:s/>key: 64"</text:p>
      <text:p text:style-name="Standard"><text:s text:c="4"/># <text:s text:c="5"/>value: "nd64"</text:p>
      <text:p text:style-name="Standard"><text:s text:c="4"/># <text:s text:c="2"/>- <text:s/>key: 128</text:p>
      <text:p text:style-name="Standard"><text:s text:c="4"/># <text:s text:c="5"/>value: "nd128" <text:s text:c="2"/></text:p>
      <text:p text:style-name="Standard"><text:s text:c="4"/># <text:s text:c="2"/>- <text:s/>key: 256</text:p>
      <text:p text:style-name="Standard"><text:s text:c="4"/># <text:s text:c="5"/>value: "nd256" </text:p>
      <text:p text:style-name="Standard"><text:s text:c="4"/># <text:s text:c="2"/>- <text:s/>key: 512</text:p>
      <text:p text:style-name="Standard"><text:s text:c="4"/># <text:s text:c="5"/>value: "nd512" </text:p>
      <text:p text:style-name="Standard"><text:s text:c="4"/># <text:s text:c="2"/>- <text:s/>key: 1024</text:p>
      <text:p text:style-name="Standard"><text:s text:c="4"/># <text:s text:c="5"/>value: "nd1024"</text:p>
      <text:p text:style-name="Standard"><text:s text:c="4"/># <text:s text:c="2"/>- <text:s/>key: 2048</text:p>
      <text:p text:style-name="Standard"><text:s text:c="4"/># <text:s text:c="5"/>value: "nd2048" <text:s text:c="2"/></text:p>
      <text:p text:style-name="Standard"><text:s text:c="4"/># <text:s text:c="2"/>- <text:s/>key: 4096</text:p>
      <text:p text:style-name="Standard"><text:s text:c="4"/># <text:s text:c="5"/>value: "nd4096" <text:s text:c="3"/></text:p>
      <text:p text:style-name="Standard"><text:s text:c="4"/># <text:s text:c="2"/>- <text:s/>key: 8192</text:p>
      <text:p text:style-name="Standard"><text:s text:c="4"/># <text:s text:c="5"/>value: "nd8192" <text:s text:c="3"/></text:p>
      <text:p text:style-name="Standard"><text:s text:c="4"/># <text:s text:c="2"/>- <text:s/>key: 16384</text:p>
      <text:p text:style-name="Standard"><text:s text:c="4"/># <text:s text:c="5"/>value: "nd16384"</text:p>
      <text:p text:style-name="Standard"><text:s text:c="4"/># <text:s text:c="2"/>- <text:s/>key: 32768</text:p>
      <text:p text:style-name="Standard"><text:s text:c="4"/># <text:s text:c="5"/>value: "nd32768" <text:s text:c="3"/></text:p>
      <text:p text:style-name="Standard"><text:s text:c="4"/># <text:s text:c="2"/>icon: 'mdi:alert'</text:p>
      <text:p text:style-name="Standard"><text:s text:c="6"/></text:p>
      <text:p text:style-name="Standard"><text:s text:c="4"/>- name: "Guasti Tab7 - Inverter Communication Board error" <text:s text:c="3"/>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42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Nessun Errore"</text:p>
      <text:p text:style-name="Standard"><text:s text:c="6"/>- <text:s/>key: 1</text:p>
      <text:p text:style-name="Standard"><text:s text:c="9"/>value: "nd"</text:p>
      <text:p text:style-name="Standard"><text:s text:c="6"/>- <text:s/>key: 2</text:p>
      <text:p text:style-name="Standard"><text:s text:c="9"/>value: "nd"</text:p>
      <text:p text:style-name="Standard"><text:soft-page-break/><text:s text:c="6"/>- <text:s/>key: 4</text:p>
      <text:p text:style-name="Standard"><text:s text:c="9"/>value: "nd"</text:p>
      <text:p text:style-name="Standard"><text:s text:c="6"/>- <text:s/>key: 8</text:p>
      <text:p text:style-name="Standard"><text:s text:c="9"/>value: "ID94 Software version is not consistent (La versione firmware installata non è adeguata al tipo di inverter)"</text:p>
      <text:p text:style-name="Standard"><text:s text:c="6"/>- <text:s/>key: 16</text:p>
      <text:p text:style-name="Standard"><text:s text:c="9"/>value: "ID95 Communication board EEPROM fault (La scheda di comunicazione EEPROM è guasta)"</text:p>
      <text:p text:style-name="Standard"><text:s text:c="6"/>- <text:s/>key: 32</text:p>
      <text:p text:style-name="Standard"><text:s text:c="9"/>value: "ID96 RTC clock chip anomaly (Il chip dell'orologio RTC è guasto)"</text:p>
      <text:p text:style-name="Standard"><text:s text:c="6"/>- <text:s/>key: 64</text:p>
      <text:p text:style-name="Standard"><text:s text:c="9"/>value: "ID97 Invalid Country (Il paese selezionato non è valido)"</text:p>
      <text:p text:style-name="Standard"><text:s text:c="6"/>- <text:s/>key: 128</text:p>
      <text:p text:style-name="Standard"><text:s text:c="9"/>value: "ID98 SD fault (La scheda SD è guasta)" <text:s text:c="2"/></text:p>
      <text:p text:style-name="Standard"><text:s text:c="6"/>- <text:s/>key: 256</text:p>
      <text:p text:style-name="Standard"><text:s text:c="9"/>value: "nd"</text:p>
      <text:p text:style-name="Standard"><text:s text:c="6"/>- <text:s/>key: 512</text:p>
      <text:p text:style-name="Standard"><text:s text:c="9"/>value: "ID99 WiFi Fault (Il Wifi è in errore)"</text:p>
      <text:p text:style-name="Standard"><text:s text:c="6"/>- <text:s/>key: 1024</text:p>
      <text:p text:style-name="Standard"><text:s text:c="9"/>value: "nd"</text:p>
      <text:p text:style-name="Standard"><text:s text:c="6"/>- <text:s/>key: 2048</text:p>
      <text:p text:style-name="Standard"><text:s text:c="9"/>value: "nd"</text:p>
      <text:p text:style-name="Standard"><text:s text:c="6"/>- <text:s/>key: 4096</text:p>
      <text:p text:style-name="Standard"><text:s text:c="9"/>value: "nd"</text:p>
      <text:p text:style-name="Standard"><text:s text:c="6"/>- <text:s/>key: 8192</text:p>
      <text:p text:style-name="Standard"><text:s text:c="9"/>value: "nd"</text:p>
      <text:p text:style-name="Standard"><text:s text:c="6"/>- <text:s/>key: 16384</text:p>
      <text:p text:style-name="Standard"><text:s text:c="9"/>value: "nd"</text:p>
      <text:p text:style-name="Standard"><text:s text:c="6"/>- <text:s/>key: 32768</text:p>
      <text:p text:style-name="Standard"><text:s text:c="9"/>value: "nd"</text:p>
      <text:p text:style-name="Standard"><text:s text:c="6"/>icon: 'mdi:alert' </text:p>
      <text:p text:style-name="Standard"/>
      <text:p text:style-name="Standard"><text:s text:c="4"/>- name: "tempo funzionamento GG"</text:p>
      <text:p text:style-name="Standard"><text:s text:c="6"/>class: "time"</text:p>
      <text:p text:style-name="Standard"><text:s text:c="6"/>state_class: "total_increasing"</text:p>
      <text:p text:style-name="Standard"><text:s text:c="6"/>uom: "min"</text:p>
      <text:p text:style-name="Standard"><text:s text:c="6"/>scale: 1</text:p>
      <text:p text:style-name="Standard"><text:s text:c="6"/>rule: 1</text:p>
      <text:p text:style-name="Standard"><text:s text:c="6"/>registers: [0x0243]</text:p>
      <text:p text:style-name="Standard"><text:s text:c="6"/>icon: 'mdi:clock-outline' </text:p>
      <text:p text:style-name="Standard"><text:s text:c="4"/></text:p>
      <text:p text:style-name="Standard"><text:s text:c="4"/>- name: "tempo funzionamento TT"</text:p>
      <text:p text:style-name="Standard"><text:s text:c="6"/>class: "time"</text:p>
      <text:p text:style-name="Standard"><text:s text:c="6"/>state_class: "total_increasing"</text:p>
      <text:p text:style-name="Standard"><text:s text:c="6"/>uom: "h"</text:p>
      <text:p text:style-name="Standard"><text:s text:c="6"/>scale: 1</text:p>
      <text:p text:style-name="Standard"><text:s text:c="6"/>rule: 3</text:p>
      <text:p text:style-name="Standard"><text:s text:c="6"/>registers: [0x0245,0x0244]</text:p>
      <text:p text:style-name="Standard"><text:s text:c="6"/>icon: 'mdi:clock-outline' </text:p>
      <text:p text:style-name="Standard"><text:s text:c="6"/></text:p>
      <text:p text:style-name="Standard"><text:s text:c="4"/>- name: "Isolamento FV1+"</text:p>
      <text:p text:style-name="Standard"><text:s text:c="6"/>class: ""</text:p>
      <text:p text:style-name="Standard"><text:soft-page-break/><text:s text:c="6"/>state_class: "measurement"</text:p>
      <text:p text:style-name="Standard"><text:s text:c="6"/>uom: "KΩ"</text:p>
      <text:p text:style-name="Standard"><text:s text:c="6"/>scale: 1</text:p>
      <text:p text:style-name="Standard"><text:s text:c="6"/>rule: 1</text:p>
      <text:p text:style-name="Standard"><text:s text:c="6"/>registers: [0x0246]</text:p>
      <text:p text:style-name="Standard"><text:s text:c="6"/>icon: 'mdi:omega'</text:p>
      <text:p text:style-name="Standard"/>
      <text:p text:style-name="Standard"><text:s text:c="4"/>- name: "Isolamento FV2+"</text:p>
      <text:p text:style-name="Standard"><text:s text:c="6"/>class: ""</text:p>
      <text:p text:style-name="Standard"><text:s text:c="6"/>state_class: "measurement"</text:p>
      <text:p text:style-name="Standard"><text:s text:c="6"/>uom: "KΩ"</text:p>
      <text:p text:style-name="Standard"><text:s text:c="6"/>scale: 1</text:p>
      <text:p text:style-name="Standard"><text:s text:c="6"/>rule: 1</text:p>
      <text:p text:style-name="Standard"><text:s text:c="6"/>registers: [0x0247]</text:p>
      <text:p text:style-name="Standard"><text:s text:c="6"/>icon: 'mdi:omega'</text:p>
      <text:p text:style-name="Standard"/>
      <text:p text:style-name="Standard"><text:s text:c="4"/>- name: "Isolamento FV-"</text:p>
      <text:p text:style-name="Standard"><text:s text:c="6"/>class: ""</text:p>
      <text:p text:style-name="Standard"><text:s text:c="6"/>state_class: "measurement"</text:p>
      <text:p text:style-name="Standard"><text:s text:c="6"/>uom: "KΩ"</text:p>
      <text:p text:style-name="Standard"><text:s text:c="6"/>scale: 1</text:p>
      <text:p text:style-name="Standard"><text:s text:c="6"/>rule: 1</text:p>
      <text:p text:style-name="Standard"><text:s text:c="6"/>registers: [0x0248]</text:p>
      <text:p text:style-name="Standard"><text:s text:c="6"/>icon: 'mdi:omega' <text:s text:c="3"/></text:p>
      <text:p text:style-name="Standard"><text:s text:c="3"/></text:p>
      <text:p text:style-name="Standard"><text:s text:c="4"/>- name: "Inverter (Mod.immissione)"</text:p>
      <text:p text:style-name="Standard"><text:s text:c="6"/>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0249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Mod. Parallela"</text:p>
      <text:p text:style-name="Standard"><text:s text:c="6"/>- <text:s/>key: 1</text:p>
      <text:p text:style-name="Standard"><text:s text:c="9"/>value: "Mod. Independente"</text:p>
      <text:p text:style-name="Standard"><text:s text:c="6"/>icon: 'mdi:state-machine' <text:s text:c="2"/></text:p>
      <text:p text:style-name="Standard"><text:s text:c="6"/></text:p>
      <text:p text:style-name="Standard"><text:s text:c="4"/># - name: "Riserv.(nd 0x024A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A]</text:p>
      <text:p text:style-name="Standard"><text:s text:c="4"/># <text:s text:c="2"/>icon: ''</text:p>
      <text:p text:style-name="Standard"><text:s text:c="6"/></text:p>
      <text:p text:style-name="Standard"><text:s text:c="4"/># - name: "Riserv.(nd 0x024B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oft-page-break/><text:s text:c="4"/># <text:s text:c="2"/>scale: 1</text:p>
      <text:p text:style-name="Standard"><text:s text:c="4"/># <text:s text:c="2"/>rule: 1</text:p>
      <text:p text:style-name="Standard"><text:s text:c="4"/># <text:s text:c="2"/>registers: [0x024B]</text:p>
      <text:p text:style-name="Standard"><text:s text:c="4"/># <text:s text:c="2"/>icon: ''</text:p>
      <text:p text:style-name="Standard"><text:s text:c="6"/></text:p>
      <text:p text:style-name="Standard"><text:s text:c="4"/># - name: "Riserv.(nd 0x024C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C]</text:p>
      <text:p text:style-name="Standard"><text:s text:c="4"/># <text:s text:c="2"/>icon: ''</text:p>
      <text:p text:style-name="Standard"><text:s text:c="6"/></text:p>
      <text:p text:style-name="Standard"><text:s text:c="4"/># - name: "Riserv.(nd 0x024D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D]</text:p>
      <text:p text:style-name="Standard"><text:s text:c="4"/># <text:s text:c="2"/>icon: ''</text:p>
      <text:p text:style-name="Standard"><text:s text:c="6"/></text:p>
      <text:p text:style-name="Standard"><text:s text:c="4"/># - name: "Riserv.(nd 0x024E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E]</text:p>
      <text:p text:style-name="Standard"><text:s text:c="4"/># <text:s text:c="2"/>icon: ''</text:p>
      <text:p text:style-name="Standard"><text:s text:c="6"/></text:p>
      <text:p text:style-name="Standard"><text:s text:c="4"/># - name: "Riserv.(nd 0x024F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024F]</text:p>
      <text:p text:style-name="Standard"><text:s text:c="4"/># <text:s text:c="2"/>icon: ''</text:p>
      <text:p text:style-name="Standard"/>
      <text:p text:style-name="Standard"><text:s text:c="4"/>- name: "Energia-FV1 tensione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50]</text:p>
      <text:p text:style-name="Standard"><text:s text:c="6"/>icon: 'mdi:solar-power'</text:p>
      <text:p text:style-name="Standard"/>
      <text:p text:style-name="Standard"><text:s text:c="4"/>- name: "Energia-FV1 corrente"</text:p>
      <text:p text:style-name="Standard"><text:s text:c="6"/>class: "current"</text:p>
      <text:p text:style-name="Standard"><text:soft-page-break/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51]</text:p>
      <text:p text:style-name="Standard"><text:s text:c="6"/>icon: 'mdi:solar-power'</text:p>
      <text:p text:style-name="Standard"><text:s text:c="6"/></text:p>
      <text:p text:style-name="Standard"><text:s text:c="4"/>- name: "Energia-FV1 power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1</text:p>
      <text:p text:style-name="Standard"><text:s text:c="6"/>registers: [0x0252]</text:p>
      <text:p text:style-name="Standard"><text:s text:c="6"/>icon: 'mdi:solar-power'</text:p>
      <text:p text:style-name="Standard"/>
      <text:p text:style-name="Standard"><text:s text:c="4"/>- name: "Energia-FV2 tensione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0253]</text:p>
      <text:p text:style-name="Standard"><text:s text:c="6"/>icon: 'mdi:solar-power'</text:p>
      <text:p text:style-name="Standard"/>
      <text:p text:style-name="Standard"><text:s text:c="4"/>- name: "Energia-FV2 corrente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0254]</text:p>
      <text:p text:style-name="Standard"><text:s text:c="6"/>icon: 'mdi:solar-power'</text:p>
      <text:p text:style-name="Standard"/>
      <text:p text:style-name="Standard"><text:s text:c="4"/>- name: "Energia-FV2 power"</text:p>
      <text:p text:style-name="Standard"><text:s text:c="6"/>class: "power"</text:p>
      <text:p text:style-name="Standard"><text:s text:c="6"/>state_class: "measurement"</text:p>
      <text:p text:style-name="Standard"><text:s text:c="6"/>uom: "kw"</text:p>
      <text:p text:style-name="Standard"><text:s text:c="6"/>scale: 0.01</text:p>
      <text:p text:style-name="Standard"><text:s text:c="6"/>rule: 1</text:p>
      <text:p text:style-name="Standard"><text:s text:c="6"/>registers: [0x0255]</text:p>
      <text:p text:style-name="Standard"><text:s text:c="6"/>icon: 'mdi:solar-power'</text:p>
      <text:p text:style-name="Standard"/>
      <text:p text:style-name="Standard"># ----------------------------------------------------------------------------------</text:p>
      <text:p text:style-name="Standard"><text:s/>- group: <text:s/>Power Inverter parameter setting (to_0x1000-0x1007)</text:p>
      <text:p text:style-name="Standard"><text:s text:c="3"/>items:</text:p>
      <text:p text:style-name="Standard"><text:s text:c="3"/></text:p>
      <text:p text:style-name="Standard"><text:s text:c="4"/>- name: "Prot.Rete (attesa connessione alla rete)"</text:p>
      <text:p text:style-name="Standard"><text:s text:c="6"/>class: ""</text:p>
      <text:p text:style-name="Standard"><text:s text:c="6"/>state_class: ""</text:p>
      <text:p text:style-name="Standard"><text:s text:c="6"/>uom: "sec"</text:p>
      <text:p text:style-name="Standard"><text:s text:c="6"/>scale: 1</text:p>
      <text:p text:style-name="Standard"><text:soft-page-break/><text:s text:c="6"/>rule: 1</text:p>
      <text:p text:style-name="Standard"><text:s text:c="6"/>registers: [0x1000]</text:p>
      <text:p text:style-name="Standard"><text:s text:c="6"/>icon: 'mdi:cogs'</text:p>
      <text:p text:style-name="Standard"><text:s/></text:p>
      <text:p text:style-name="Standard"><text:s text:c="4"/>- name: "Prot.Rete (Tasso potenza ret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01]</text:p>
      <text:p text:style-name="Standard"><text:s text:c="6"/>icon: 'mdi:cogs' <text:s text:c="2"/></text:p>
      <text:p text:style-name="Standard"><text:s/></text:p>
      <text:p text:style-name="Standard"><text:s text:c="4"/>- name: "Prot.Rete (attesa connessione dopo il ripristino del guasto)"</text:p>
      <text:p text:style-name="Standard"><text:s text:c="6"/>class: ""</text:p>
      <text:p text:style-name="Standard"><text:s text:c="6"/>state_class: ""</text:p>
      <text:p text:style-name="Standard"><text:s text:c="6"/>uom: "sec"</text:p>
      <text:p text:style-name="Standard"><text:s text:c="6"/>scale: 1</text:p>
      <text:p text:style-name="Standard"><text:s text:c="6"/>rule: 1</text:p>
      <text:p text:style-name="Standard"><text:s text:c="6"/>registers: [0x1002]</text:p>
      <text:p text:style-name="Standard"><text:s text:c="6"/>icon: 'mdi:cogs'</text:p>
      <text:p text:style-name="Standard"><text:s/></text:p>
      <text:p text:style-name="Standard"><text:s text:c="4"/>- name: "Prot.Rete (Tasso aumento potenza dopo il ripristino del guasto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03]</text:p>
      <text:p text:style-name="Standard"><text:s text:c="6"/>icon: 'mdi:cogs' <text:s text:c="5"/></text:p>
      <text:p text:style-name="Standard"><text:s/></text:p>
      <text:p text:style-name="Standard"><text:s text:c="4"/>- name: "Prot.Rete (pre-connessione SovraTensione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04]</text:p>
      <text:p text:style-name="Standard"><text:s text:c="6"/>icon: 'mdi:cogs' <text:s text:c="5"/></text:p>
      <text:p text:style-name="Standard"><text:s/></text:p>
      <text:p text:style-name="Standard"><text:s text:c="4"/>- name: "Prot.Rete (pre-connessione SottoTensione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05]</text:p>
      <text:p text:style-name="Standard"><text:s text:c="6"/>icon: 'mdi:cogs'</text:p>
      <text:p text:style-name="Standard"><text:s text:c="6"/></text:p>
      <text:p text:style-name="Standard"><text:s text:c="4"/>- name: "Prot.Freq (pre-connessione SovraFrequenza)"</text:p>
      <text:p text:style-name="Standard"><text:s text:c="6"/>class: "frequency"</text:p>
      <text:p text:style-name="Standard"><text:s text:c="6"/>state_class: "measurement"</text:p>
      <text:p text:style-name="Standard"><text:soft-page-break/><text:s text:c="6"/>uom: "Hz"</text:p>
      <text:p text:style-name="Standard"><text:s text:c="6"/>scale: 0.01</text:p>
      <text:p text:style-name="Standard"><text:s text:c="6"/>rule: 1</text:p>
      <text:p text:style-name="Standard"><text:s text:c="6"/>registers: [0x1006]</text:p>
      <text:p text:style-name="Standard"><text:s text:c="6"/>icon: 'mdi:cogs'</text:p>
      <text:p text:style-name="Standard"><text:s/></text:p>
      <text:p text:style-name="Standard"><text:s text:c="4"/>- name: "Prot.Freq (pre-connessione SottoFrequenza)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 text:c="6"/>rule: 1</text:p>
      <text:p text:style-name="Standard"><text:s text:c="6"/>registers: [0x1007]</text:p>
      <text:p text:style-name="Standard"><text:s text:c="6"/>icon: 'mdi:cogs' <text:s text:c="6"/></text:p>
      <text:p text:style-name="Standard"><text:s/></text:p>
      <text:p text:style-name="Standard"><text:s text:c="4"/># - name: "Riserv.(nd 0x1008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8]</text:p>
      <text:p text:style-name="Standard"><text:s text:c="4"/># <text:s text:c="2"/>icon: 'mdi:information-slab-circle'</text:p>
      <text:p text:style-name="Standard"/>
      <text:p text:style-name="Standard"><text:s text:c="4"/># - name: "Riserv.(nd 0x1009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9]</text:p>
      <text:p text:style-name="Standard"><text:s text:c="4"/># <text:s text:c="2"/>icon: 'mdi:information-slab-circle'</text:p>
      <text:p text:style-name="Standard"><text:s text:c="6"/></text:p>
      <text:p text:style-name="Standard"><text:s text:c="4"/># - name: "Riserv.(nd 0x100A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A]</text:p>
      <text:p text:style-name="Standard"><text:s text:c="4"/># <text:s text:c="2"/>icon: 'mdi:information-slab-circle'</text:p>
      <text:p text:style-name="Standard"><text:s text:c="6"/></text:p>
      <text:p text:style-name="Standard"><text:s text:c="4"/># - name: "Riserv.(nd 0x100B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B]</text:p>
      <text:p text:style-name="Standard"><text:s text:c="4"/># <text:s text:c="2"/>icon: 'mdi:information-slab-circle' <text:s text:c="5"/></text:p>
      <text:p text:style-name="Standard"><text:s text:c="6"/></text:p>
      <text:p text:style-name="Standard"><text:s text:c="4"/># - name: "Riserv.(nd 0x100C)" # from 0x1008 to 0x100F not used</text:p>
      <text:p text:style-name="Standard"><text:soft-page-break/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C]</text:p>
      <text:p text:style-name="Standard"><text:s text:c="4"/># <text:s text:c="2"/>icon: 'mdi:information-slab-circle' <text:s text:c="5"/></text:p>
      <text:p text:style-name="Standard"><text:s text:c="6"/></text:p>
      <text:p text:style-name="Standard"><text:s text:c="4"/># - name: "Riserv.(nd 0x100D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D]</text:p>
      <text:p text:style-name="Standard"><text:s text:c="4"/># <text:s text:c="2"/>icon: 'mdi:information-slab-circle' <text:s text:c="5"/></text:p>
      <text:p text:style-name="Standard"><text:s text:c="6"/></text:p>
      <text:p text:style-name="Standard"><text:s text:c="4"/># - name: "Riserv.(nd 0x100E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E]</text:p>
      <text:p text:style-name="Standard"><text:s text:c="4"/># <text:s text:c="2"/>icon: 'mdi:information-slab-circle' </text:p>
      <text:p text:style-name="Standard"><text:s text:c="6"/></text:p>
      <text:p text:style-name="Standard"><text:s text:c="4"/># - name: "Riserv.(nd 0x100F)" # from 0x1008 to 0x100F not used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0F]</text:p>
      <text:p text:style-name="Standard"><text:s text:c="4"/># <text:s text:c="2"/>icon: 'mdi:information-slab-circle' <text:s text:c="2"/></text:p>
      <text:p text:style-name="Standard"><text:s text:c="6"/></text:p>
      <text:p text:style-name="Standard"><text:s text:c="6"/></text:p>
      <text:p text:style-name="Standard"># ----------------------------------------------------------------------------------</text:p>
      <text:p text:style-name="Standard"><text:s/>- group: <text:s/>Power Inverter parameter setting (to_0x1010-0x101F)</text:p>
      <text:p text:style-name="Standard"><text:s text:c="3"/>items: <text:s text:c="5"/></text:p>
      <text:p text:style-name="Standard"><text:s text:c="6"/></text:p>
      <text:p text:style-name="Standard"/>
      <text:p text:style-name="Standard"><text:s text:c="4"/>- name: "Prot.Rete (Abilitazione/Disabilitazion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10]</text:p>
      <text:p text:style-name="Standard"><text:s text:c="6"/>icon: 'mdi:cogs' </text:p>
      <text:p text:style-name="Standard"><text:s/></text:p>
      <text:p text:style-name="Standard"><text:s text:c="4"/>- name: "Prot.Rete (SovraTensione Liv1)"</text:p>
      <text:p text:style-name="Standard"><text:s text:c="6"/>class: "Voltage"</text:p>
      <text:p text:style-name="Standard"><text:soft-page-break/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11]</text:p>
      <text:p text:style-name="Standard"><text:s text:c="6"/>icon: 'mdi:cogs'</text:p>
      <text:p text:style-name="Standard"><text:s/></text:p>
      <text:p text:style-name="Standard"><text:s text:c="4"/>- name: "Prot.Rete (SovraTensione tempo Int.1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12]</text:p>
      <text:p text:style-name="Standard"><text:s text:c="6"/>icon: 'mdi:cogs'</text:p>
      <text:p text:style-name="Standard"><text:s/></text:p>
      <text:p text:style-name="Standard"><text:s text:c="4"/>- name: "Prot.Rete (SovraTensione Liv2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13]</text:p>
      <text:p text:style-name="Standard"><text:s text:c="6"/>icon: 'mdi:cogs'</text:p>
      <text:p text:style-name="Standard"><text:s/></text:p>
      <text:p text:style-name="Standard"><text:s text:c="4"/>- name: "Prot.Rete (SovraTensione tempo int.2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14]</text:p>
      <text:p text:style-name="Standard"><text:s text:c="6"/>icon: 'mdi:cogs'</text:p>
      <text:p text:style-name="Standard"><text:s/></text:p>
      <text:p text:style-name="Standard"><text:s text:c="4"/>- name: "Prot.Rete (SottoTensione Liv1)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15]</text:p>
      <text:p text:style-name="Standard"><text:s text:c="6"/>icon: 'mdi:cogs'</text:p>
      <text:p text:style-name="Standard"><text:s/></text:p>
      <text:p text:style-name="Standard"><text:s text:c="4"/>- name: "Prot.Rete (SottoTensione tempo int.1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16]</text:p>
      <text:p text:style-name="Standard"><text:s text:c="6"/>icon: 'mdi:cogs'</text:p>
      <text:p text:style-name="Standard"><text:s/></text:p>
      <text:p text:style-name="Standard"><text:soft-page-break/><text:s text:c="4"/>- name: "Prot.Rete (SottoTensione Liv2)" <text:s/>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17]</text:p>
      <text:p text:style-name="Standard"><text:s text:c="6"/>icon: 'mdi:cogs'</text:p>
      <text:p text:style-name="Standard"><text:s/></text:p>
      <text:p text:style-name="Standard"><text:s text:c="4"/>- name: "Prot.Rete (SottoTensione tempo int.2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18]</text:p>
      <text:p text:style-name="Standard"><text:s text:c="6"/>icon: 'mdi:cogs'</text:p>
      <text:p text:style-name="Standard"><text:s/></text:p>
      <text:p text:style-name="Standard"><text:s text:c="4"/>- name: "Prot.Rete (SottoTensione 10min Average)"</text:p>
      <text:p text:style-name="Standard"><text:s text:c="6"/>class: "" </text:p>
      <text:p text:style-name="Standard"><text:s text:c="6"/>state_class: "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19]</text:p>
      <text:p text:style-name="Standard"><text:s text:c="6"/>icon: 'mdi:cogs'</text:p>
      <text:p text:style-name="Standard"><text:s text:c="6"/></text:p>
      <text:p text:style-name="Standard"><text:s text:c="4"/># - name: "Riserv.(nd 0x101A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A]</text:p>
      <text:p text:style-name="Standard"><text:s text:c="4"/># <text:s text:c="2"/>icon: 'mdi:information-slab-circle' <text:s text:c="2"/></text:p>
      <text:p text:style-name="Standard"><text:s text:c="6"/></text:p>
      <text:p text:style-name="Standard"><text:s text:c="4"/># - name: "Riserv.(nd 0x101B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B]</text:p>
      <text:p text:style-name="Standard"><text:s text:c="4"/># <text:s text:c="2"/>icon: 'mdi:information-slab-circle' <text:s text:c="9"/></text:p>
      <text:p text:style-name="Standard"><text:s text:c="6"/></text:p>
      <text:p text:style-name="Standard"><text:s text:c="4"/># - name: "Riserv.(nd 0x101C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C]</text:p>
      <text:p text:style-name="Standard"><text:soft-page-break/><text:s text:c="4"/># <text:s text:c="2"/>icon: 'mdi:information-slab-circle' <text:s text:c="8"/></text:p>
      <text:p text:style-name="Standard"><text:s text:c="6"/></text:p>
      <text:p text:style-name="Standard"><text:s text:c="4"/># - name: "Riserv.(nd 0x101D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D]</text:p>
      <text:p text:style-name="Standard"><text:s text:c="4"/># <text:s text:c="2"/>icon: 'mdi:information-slab-circle' <text:s text:c="9"/></text:p>
      <text:p text:style-name="Standard"><text:s text:c="6"/></text:p>
      <text:p text:style-name="Standard"><text:s text:c="4"/># - name: "Riserv.(nd 0x101E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E]</text:p>
      <text:p text:style-name="Standard"><text:s text:c="4"/># <text:s text:c="2"/>icon: 'mdi:information-slab-circle' <text:s text:c="3"/></text:p>
      <text:p text:style-name="Standard"><text:s text:c="6"/></text:p>
      <text:p text:style-name="Standard"><text:s text:c="4"/># - name: "Riserv.(nd 0x101F)" # from 0x101A to 0x101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1F]</text:p>
      <text:p text:style-name="Standard"><text:s text:c="4"/># <text:s text:c="2"/>icon: 'mdi:information-slab-circle' <text:s text:c="9"/></text:p>
      <text:p text:style-name="Standard"><text:s text:c="6"/></text:p>
      <text:p text:style-name="Standard"># ----------------------------------------------------------------------------------</text:p>
      <text:p text:style-name="Standard"><text:s/>- group: <text:s/>Grid frequency protection parameter settings <text:s/>(to_0x1020-0x102F)</text:p>
      <text:p text:style-name="Standard"><text:s text:c="3"/>items: <text:s text:c="6"/></text:p>
      <text:p text:style-name="Standard"><text:s text:c="3"/></text:p>
      <text:p text:style-name="Standard"><text:s text:c="4"/>- name: "Prot.Freq (attivazione/disattivazion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20]</text:p>
      <text:p text:style-name="Standard"><text:s text:c="6"/>icon: 'mdi:cogs'</text:p>
      <text:p text:style-name="Standard"><text:s/></text:p>
      <text:p text:style-name="Standard"><text:s text:c="4"/>- name: "Prot.Freq (SovraFrequenza Liv1)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 text:c="6"/>rule: 1</text:p>
      <text:p text:style-name="Standard"><text:s text:c="6"/>registers: [0x1021]</text:p>
      <text:p text:style-name="Standard"><text:s text:c="6"/>icon: 'mdi:cogs'</text:p>
      <text:p text:style-name="Standard"><text:s/></text:p>
      <text:p text:style-name="Standard"><text:s text:c="4"/>- name: "Prot.Freq (SovraFrequenza tempo int.1)"</text:p>
      <text:p text:style-name="Standard"><text:soft-page-break/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22]</text:p>
      <text:p text:style-name="Standard"><text:s text:c="6"/>icon: 'mdi:cogs'</text:p>
      <text:p text:style-name="Standard"><text:s text:c="6"/></text:p>
      <text:p text:style-name="Standard"><text:s text:c="4"/>- name: "Prot.Freq (SovraFrequenza Liv2)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 text:c="6"/>rule: 1</text:p>
      <text:p text:style-name="Standard"><text:s text:c="6"/>registers: [0x1023]</text:p>
      <text:p text:style-name="Standard"><text:s text:c="6"/>icon: 'mdi:cogs'</text:p>
      <text:p text:style-name="Standard"><text:s text:c="4"/></text:p>
      <text:p text:style-name="Standard"><text:s text:c="4"/>- name: "Prot.Freq (SovraFrequenza tempo int.2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24]</text:p>
      <text:p text:style-name="Standard"><text:s text:c="6"/>icon: 'mdi:cogs'</text:p>
      <text:p text:style-name="Standard"/>
      <text:p text:style-name="Standard"><text:s text:c="4"/>- name: "Prot.Freq (SottoFrequenza Liv1)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 text:c="6"/>rule: 1</text:p>
      <text:p text:style-name="Standard"><text:s text:c="6"/>registers: [0x1025]</text:p>
      <text:p text:style-name="Standard"><text:s text:c="6"/>icon: 'mdi:cogs'</text:p>
      <text:p text:style-name="Standard"/>
      <text:p text:style-name="Standard"><text:s text:c="4"/>- name: "Prot.Freq (SottoFrequenza tempo int.1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26]</text:p>
      <text:p text:style-name="Standard"><text:s text:c="6"/>icon: 'mdi:cogs'</text:p>
      <text:p text:style-name="Standard"/>
      <text:p text:style-name="Standard"><text:s text:c="4"/>- name: "Prot.Freq (SottoFrequenza Liv2)"</text:p>
      <text:p text:style-name="Standard"><text:s text:c="6"/>class: "frequency"</text:p>
      <text:p text:style-name="Standard"><text:s text:c="6"/>state_class: "measurement"</text:p>
      <text:p text:style-name="Standard"><text:s text:c="6"/>uom: "Hz"</text:p>
      <text:p text:style-name="Standard"><text:s text:c="6"/>scale: 0.01</text:p>
      <text:p text:style-name="Standard"><text:s text:c="6"/>rule: 1</text:p>
      <text:p text:style-name="Standard"><text:s text:c="6"/>registers: [0x1027]</text:p>
      <text:p text:style-name="Standard"><text:s text:c="6"/>icon: 'mdi:cogs'</text:p>
      <text:p text:style-name="Standard"><text:soft-page-break/></text:p>
      <text:p text:style-name="Standard"><text:s text:c="4"/>- name: "Prot.Freq (SottoFrequenza tempo int.2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28]</text:p>
      <text:p text:style-name="Standard"><text:s text:c="6"/>icon: 'mdi:cogs'</text:p>
      <text:p text:style-name="Standard"><text:s text:c="6"/></text:p>
      <text:p text:style-name="Standard"><text:s text:c="4"/># - name: "Riserv.(nd 0x1029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9]</text:p>
      <text:p text:style-name="Standard"><text:s text:c="4"/># <text:s text:c="2"/>icon: 'mdi:information-slab-circle' <text:s text:c="6"/></text:p>
      <text:p text:style-name="Standard"><text:s text:c="6"/></text:p>
      <text:p text:style-name="Standard"><text:s text:c="4"/># - name: "Riserv.(nd 0x102A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A]</text:p>
      <text:p text:style-name="Standard"><text:s text:c="4"/># <text:s text:c="2"/>icon: 'mdi:information-slab-circle' <text:s text:c="6"/></text:p>
      <text:p text:style-name="Standard"><text:s text:c="6"/></text:p>
      <text:p text:style-name="Standard"><text:s text:c="4"/># - name: "Riserv.(nd 0x102B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B]</text:p>
      <text:p text:style-name="Standard"><text:s text:c="4"/># <text:s text:c="2"/>icon: 'mdi:information-slab-circle' <text:s text:c="4"/></text:p>
      <text:p text:style-name="Standard"><text:s text:c="6"/></text:p>
      <text:p text:style-name="Standard"><text:s text:c="4"/># - name: "Riserv.(nd 0x102C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C]</text:p>
      <text:p text:style-name="Standard"><text:s text:c="4"/># <text:s text:c="2"/>icon: 'mdi:information-slab-circle' <text:s/></text:p>
      <text:p text:style-name="Standard"><text:s text:c="6"/></text:p>
      <text:p text:style-name="Standard"><text:s text:c="4"/># - name: "Riserv.(nd 0x102D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oft-page-break/><text:s text:c="4"/># <text:s text:c="2"/>registers: [0x102D]</text:p>
      <text:p text:style-name="Standard"><text:s text:c="4"/># <text:s text:c="2"/>icon: 'mdi:information-slab-circle'</text:p>
      <text:p text:style-name="Standard"><text:s text:c="6"/></text:p>
      <text:p text:style-name="Standard"><text:s text:c="4"/># - name: "Riserv.(nd 0x102E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E]</text:p>
      <text:p text:style-name="Standard"><text:s text:c="4"/># <text:s text:c="2"/>icon: 'mdi:information-slab-circle' <text:s text:c="9"/></text:p>
      <text:p text:style-name="Standard"/>
      <text:p text:style-name="Standard"><text:s text:c="4"/># - name: "Riserv.(nd 0x102F)" # from 0x102A to 0x102F not used)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2F]</text:p>
      <text:p text:style-name="Standard"><text:s text:c="4"/># <text:s text:c="2"/>icon: 'mdi:information-slab-circle' <text:s text:c="3"/></text:p>
      <text:p text:style-name="Standard"><text:s text:c="6"/></text:p>
      <text:p text:style-name="Standard"># # ----------------------------------------------------------------------------------</text:p>
      <text:p text:style-name="Standard"><text:s/>- group: <text:s/>DCI output current protection parameter set <text:s/>(to_0x1030-0x1035)</text:p>
      <text:p text:style-name="Standard"><text:s text:c="3"/>items: <text:s text:c="12"/></text:p>
      <text:p text:style-name="Standard"/>
      <text:p text:style-name="Standard"><text:s text:c="4"/>- name: "Prot.DCI (abilitazione/disabilitazion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30]</text:p>
      <text:p text:style-name="Standard"><text:s text:c="6"/>icon: 'mdi:cogs'</text:p>
      <text:p text:style-name="Standard"><text:s/></text:p>
      <text:p text:style-name="Standard"><text:s text:c="4"/>- name: "Prot.DCI (Corrente Liv1)" <text:s text:c="4"/></text:p>
      <text:p text:style-name="Standard"><text:s text:c="6"/>class: ""</text:p>
      <text:p text:style-name="Standard"><text:s text:c="6"/>state_class: ""</text:p>
      <text:p text:style-name="Standard"><text:s text:c="6"/>uom: "mA"</text:p>
      <text:p text:style-name="Standard"><text:s text:c="6"/>scale: 1</text:p>
      <text:p text:style-name="Standard"><text:s text:c="6"/>rule: 1</text:p>
      <text:p text:style-name="Standard"><text:s text:c="6"/>registers: [0x1031] </text:p>
      <text:p text:style-name="Standard"><text:s text:c="6"/>icon: 'mdi:cogs'</text:p>
      <text:p text:style-name="Standard"><text:s/></text:p>
      <text:p text:style-name="Standard"><text:s text:c="4"/>- name: "Prot.DCI (tempo int.1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32] </text:p>
      <text:p text:style-name="Standard"><text:s text:c="6"/>icon: 'mdi:cogs' </text:p>
      <text:p text:style-name="Standard"><text:s text:c="2"/></text:p>
      <text:p text:style-name="Standard"><text:soft-page-break/><text:s text:c="4"/>- name: "Prot.DCI (Corrente Liv2)"</text:p>
      <text:p text:style-name="Standard"><text:s text:c="6"/>class: ""</text:p>
      <text:p text:style-name="Standard"><text:s text:c="6"/>state_class: ""</text:p>
      <text:p text:style-name="Standard"><text:s text:c="6"/>uom: "mA"</text:p>
      <text:p text:style-name="Standard"><text:s text:c="6"/>scale: 1</text:p>
      <text:p text:style-name="Standard"><text:s text:c="6"/>rule: 1</text:p>
      <text:p text:style-name="Standard"><text:s text:c="6"/>registers: [0x1033] </text:p>
      <text:p text:style-name="Standard"><text:s text:c="6"/>icon: 'mdi:cogs'</text:p>
      <text:p text:style-name="Standard"/>
      <text:p text:style-name="Standard"><text:s text:c="4"/>- name: "Prot.DCI (tempo int.2)"</text:p>
      <text:p text:style-name="Standard"><text:s text:c="6"/>class: ""</text:p>
      <text:p text:style-name="Standard"><text:s text:c="6"/>state_class: ""</text:p>
      <text:p text:style-name="Standard"><text:s text:c="6"/>uom: "ms"</text:p>
      <text:p text:style-name="Standard"><text:s text:c="6"/>scale: 10</text:p>
      <text:p text:style-name="Standard"><text:s text:c="6"/>rule: 1</text:p>
      <text:p text:style-name="Standard"><text:s text:c="6"/>registers: [0x1034] </text:p>
      <text:p text:style-name="Standard"><text:s text:c="6"/>icon: 'mdi:cogs'</text:p>
      <text:p text:style-name="Standard"/>
      <text:p text:style-name="Standard"><text:s text:c="4"/>- name: "Prot.DCI (injection test)"</text:p>
      <text:p text:style-name="Standard"><text:s text:c="6"/>class: ""</text:p>
      <text:p text:style-name="Standard"><text:s text:c="6"/>state_class: ""</text:p>
      <text:p text:style-name="Standard"><text:s text:c="6"/>uom: "mA"</text:p>
      <text:p text:style-name="Standard"><text:s text:c="6"/>scale: 1</text:p>
      <text:p text:style-name="Standard"><text:s text:c="6"/>rule: 1</text:p>
      <text:p text:style-name="Standard"><text:s text:c="6"/>registers: [0x1035] </text:p>
      <text:p text:style-name="Standard"><text:s text:c="6"/>icon: 'mdi:cogs'</text:p>
      <text:p text:style-name="Standard"><text:s text:c="6"/></text:p>
      <text:p text:style-name="Standard"># <text:s/># ----------------------------------------------------------------------------------</text:p>
      <text:p text:style-name="Standard"><text:s/>- group: <text:s/>Active and remote control switch <text:s/>(to_0x1040-0x104F)</text:p>
      <text:p text:style-name="Standard"><text:s text:c="3"/>items: </text:p>
      <text:p text:style-name="Standard"/>
      <text:p text:style-name="Standard"><text:s text:c="4"/>- name: "Active and remote power on/off" # Here only the setting-opening power-off function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0]</text:p>
      <text:p text:style-name="Standard"><text:s text:c="6"/>icon: 'mdi:information-slab-circle'</text:p>
      <text:p text:style-name="Standard"><text:s/></text:p>
      <text:p text:style-name="Standard"><text:s text:c="4"/>- name: "Active output percentage"</text:p>
      <text:p text:style-name="Standard"><text:s text:c="6"/>class: ""</text:p>
      <text:p text:style-name="Standard"><text:s text:c="6"/>state_class: "measurement"</text:p>
      <text:p text:style-name="Standard"><text:s text:c="6"/>uom: "%"</text:p>
      <text:p text:style-name="Standard"><text:s text:c="6"/>scale: 1</text:p>
      <text:p text:style-name="Standard"><text:s text:c="6"/>rule: 1</text:p>
      <text:p text:style-name="Standard"><text:s text:c="6"/>registers: [0x1041]</text:p>
      <text:p text:style-name="Standard"><text:s text:c="6"/>icon: 'mdi:information-slab-circle'</text:p>
      <text:p text:style-name="Standard"><text:s/></text:p>
      <text:p text:style-name="Standard"><text:s text:c="4"/>- name: "Remote switch"</text:p>
      <text:p text:style-name="Standard"><text:s text:c="6"/>class: ""</text:p>
      <text:p text:style-name="Standard"><text:s text:c="6"/>state_class: ""</text:p>
      <text:p text:style-name="Standard"><text:soft-page-break/><text:s text:c="6"/>uom: ""</text:p>
      <text:p text:style-name="Standard"><text:s text:c="6"/>scale: 1</text:p>
      <text:p text:style-name="Standard"><text:s text:c="6"/>rule: 1</text:p>
      <text:p text:style-name="Standard"><text:s text:c="6"/>registers: [0x1042]</text:p>
      <text:p text:style-name="Standard"><text:s text:c="6"/>isstr: true</text:p>
      <text:p text:style-name="Standard"><text:s text:c="6"/>lookup:</text:p>
      <text:p text:style-name="Standard"><text:s text:c="6"/>- <text:s/>key: 55</text:p>
      <text:p text:style-name="Standard"><text:s text:c="9"/>value: "Power ON"</text:p>
      <text:p text:style-name="Standard"><text:s text:c="6"/>- <text:s/>key: 66</text:p>
      <text:p text:style-name="Standard"><text:s text:c="9"/>value: "Power OFF"</text:p>
      <text:p text:style-name="Standard"><text:s text:c="6"/>icon: 'mdi:information-slab-circle'</text:p>
      <text:p text:style-name="Standard"><text:s text:c="6"/></text:p>
      <text:p text:style-name="Standard"><text:s text:c="4"/>- name: "Riserv.(nd 0x1043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3]</text:p>
      <text:p text:style-name="Standard"><text:s text:c="6"/>icon: 'mdi:information-slab-circle'</text:p>
      <text:p text:style-name="Standard"><text:s text:c="4"/></text:p>
      <text:p text:style-name="Standard"><text:s text:c="4"/>- name: "Riserv.(nd 0x1044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4]</text:p>
      <text:p text:style-name="Standard"><text:s text:c="6"/>icon: 'mdi:information-slab-circle'</text:p>
      <text:p text:style-name="Standard"/>
      <text:p text:style-name="Standard"><text:s text:c="4"/>- name: "Riserv.(nd 0x1045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5]</text:p>
      <text:p text:style-name="Standard"><text:s text:c="6"/>icon: 'mdi:information-slab-circle'</text:p>
      <text:p text:style-name="Standard"/>
      <text:p text:style-name="Standard"><text:s text:c="4"/>- name: "Riserv.(nd 0x1046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6]</text:p>
      <text:p text:style-name="Standard"><text:s text:c="6"/>icon: 'mdi:information-slab-circle'</text:p>
      <text:p text:style-name="Standard"/>
      <text:p text:style-name="Standard"><text:s text:c="4"/>- name: "Riserv.(nd 0x1047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oft-page-break/><text:s text:c="6"/>scale: 1</text:p>
      <text:p text:style-name="Standard"><text:s text:c="6"/>rule: 1</text:p>
      <text:p text:style-name="Standard"><text:s text:c="6"/>registers: [0x1047]</text:p>
      <text:p text:style-name="Standard"><text:s text:c="6"/>icon: 'mdi:information-slab-circle'</text:p>
      <text:p text:style-name="Standard"/>
      <text:p text:style-name="Standard"><text:s text:c="4"/>- name: "Riserv.(nd 0x1048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8]</text:p>
      <text:p text:style-name="Standard"><text:s text:c="6"/>icon: 'mdi:information-slab-circle'</text:p>
      <text:p text:style-name="Standard"><text:s text:c="6"/></text:p>
      <text:p text:style-name="Standard"><text:s text:c="4"/>- name: "Riserv.(nd 0x1049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9]</text:p>
      <text:p text:style-name="Standard"><text:s text:c="6"/>icon: 'mdi:information-slab-circle'</text:p>
      <text:p text:style-name="Standard"><text:s text:c="6"/></text:p>
      <text:p text:style-name="Standard"><text:s text:c="4"/>- name: "Riserv.(nd 0x104A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A]</text:p>
      <text:p text:style-name="Standard"><text:s text:c="6"/>icon: 'mdi:information-slab-circle' <text:s text:c="2"/></text:p>
      <text:p text:style-name="Standard"><text:s text:c="6"/></text:p>
      <text:p text:style-name="Standard"><text:s text:c="4"/>- name: "Riserv.(nd 0x104B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B]</text:p>
      <text:p text:style-name="Standard"><text:s text:c="6"/>icon: 'mdi:information-slab-circle' <text:s text:c="3"/></text:p>
      <text:p text:style-name="Standard"><text:s text:c="6"/></text:p>
      <text:p text:style-name="Standard"><text:s text:c="4"/>- name: "Riserv.(nd 0x104C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C]</text:p>
      <text:p text:style-name="Standard"><text:s text:c="6"/>icon: 'mdi:information-slab-circle' </text:p>
      <text:p text:style-name="Standard"><text:s text:c="6"/></text:p>
      <text:p text:style-name="Standard"><text:s text:c="4"/>- name: "Riserv.(nd 0x104D)"</text:p>
      <text:p text:style-name="Standard"><text:s text:c="6"/>class: ""</text:p>
      <text:p text:style-name="Standard"><text:soft-page-break/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D]</text:p>
      <text:p text:style-name="Standard"><text:s text:c="6"/>icon: 'mdi:information-slab-circle'</text:p>
      <text:p text:style-name="Standard"><text:s text:c="6"/></text:p>
      <text:p text:style-name="Standard"><text:s text:c="4"/>- name: "Riserv.(nd 0x104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E]</text:p>
      <text:p text:style-name="Standard"><text:s text:c="6"/>icon: 'mdi:information-slab-circle'</text:p>
      <text:p text:style-name="Standard"/>
      <text:p text:style-name="Standard"><text:s text:c="4"/>- name: "Riserv.(nd 0x104F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4F]</text:p>
      <text:p text:style-name="Standard"><text:s text:c="6"/>icon: 'mdi:information-slab-circle'</text:p>
      <text:p text:style-name="Standard"><text:s text:c="6"/></text:p>
      <text:p text:style-name="Standard"/>
      <text:p text:style-name="Standard"/>
      <text:p text:style-name="Standard"/>
      <text:p text:style-name="Standard"># # <text:s/># ----------------------------------------------------------------------------------</text:p>
      <text:p text:style-name="Standard"># # <text:s/>- group: <text:s/>Active versus frequency derating function parameter setting <text:s/>(to_0x1050-0x1056)</text:p>
      <text:p text:style-name="Standard"># # <text:s text:c="2"/>items: <text:s/></text:p>
      <text:p text:style-name="Standard"/>
      <text:p text:style-name="Standard"># <text:s text:c="4"/>- name: "Active versus frequency derating -- Enable and mode select register (0x1050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0]</text:p>
      <text:p text:style-name="Standard"># <text:s text:c="6"/>icon: 'mdi:information-slab-circle'</text:p>
      <text:p text:style-name="Standard"><text:s text:c="6"/></text:p>
      <text:p text:style-name="Standard"># <text:s text:c="4"/>- name: "Active versus frequency derating -- Over frequency load start frequency (0x1051)"</text:p>
      <text:p text:style-name="Standard"># <text:s text:c="6"/>class: ""</text:p>
      <text:p text:style-name="Standard"># <text:s text:c="6"/>state_class: ""</text:p>
      <text:p text:style-name="Standard"># <text:s text:c="6"/>uom: "Hz"</text:p>
      <text:p text:style-name="Standard"># <text:s text:c="6"/>scale: 0.01</text:p>
      <text:p text:style-name="Standard"># <text:s text:c="6"/>rule: 1</text:p>
      <text:p text:style-name="Standard"># <text:s text:c="6"/>registers: [0x1051]</text:p>
      <text:p text:style-name="Standard"># <text:s text:c="6"/>icon: 'mdi:information-slab-circle'</text:p>
      <text:p text:style-name="Standard"><text:s text:c="6"/></text:p>
      <text:p text:style-name="Standard"># <text:s text:c="4"/>- name: "Active versus frequency derating -- Over-frequency load shedding rate (0x1052)"</text:p>
      <text:p text:style-name="Standard"># <text:s text:c="6"/>class: ""</text:p>
      <text:p text:style-name="Standard"><text:soft-page-break/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2]</text:p>
      <text:p text:style-name="Standard"># <text:s text:c="6"/>icon: 'mdi:information-slab-circle'</text:p>
      <text:p text:style-name="Standard"><text:s text:c="6"/></text:p>
      <text:p text:style-name="Standard"># <text:s text:c="4"/>- name: "Active versus frequency derating -- Max frequency of power recovery after overfrequency Frequency derating occurs frequency (0x1053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3]</text:p>
      <text:p text:style-name="Standard"># <text:s text:c="6"/>icon: 'mdi:information-slab-circle'</text:p>
      <text:p text:style-name="Standard"><text:s text:c="6"/></text:p>
      <text:p text:style-name="Standard"># <text:s text:c="4"/>- name: "Active versus frequency derating -- Min frequency of power recovery after overfrequency frequency derating occurs (0x1054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4]</text:p>
      <text:p text:style-name="Standard"># <text:s text:c="6"/>icon: 'mdi:information-slab-circle' <text:s text:c="2"/></text:p>
      <text:p text:style-name="Standard"><text:s text:c="6"/></text:p>
      <text:p text:style-name="Standard"># <text:s text:c="4"/>- name: "Active versus frequency derating -- Waiting time before reloading after overclocking frequency recovery (0x1055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5]</text:p>
      <text:p text:style-name="Standard"># <text:s text:c="6"/>icon: 'mdi:information-slab-circle' <text:s/></text:p>
      <text:p text:style-name="Standard"><text:s text:c="6"/></text:p>
      <text:p text:style-name="Standard"># <text:s text:c="4"/>- name: "Active versus frequency derating -- Overfrequency return rate (0x1056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56]</text:p>
      <text:p text:style-name="Standard"># <text:s text:c="6"/>icon: 'mdi:information-slab-circle' <text:s text:c="7"/></text:p>
      <text:p text:style-name="Standard"/>
      <text:p text:style-name="Standard"/>
      <text:p text:style-name="Standard"># # <text:s/># ----------------------------------------------------------------------------------</text:p>
      <text:p text:style-name="Standard"># <text:s/>- group: <text:s/>Reactive parameter settings <text:s/>(to_0x1060-0x1074)</text:p>
      <text:p text:style-name="Standard"># <text:s text:c="2"/>items: </text:p>
      <text:p text:style-name="Standard"><text:s text:c="3"/></text:p>
      <text:p text:style-name="Standard"># <text:s text:c="4"/>- name: "Reactive parameter -- And enable mode select register (nd 0x1060)"</text:p>
      <text:p text:style-name="Standard"><text:soft-page-break/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0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ower Factor (nd 0x1061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1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fixed percentage of the reactive power (nd 0x1062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2]</text:p>
      <text:p text:style-name="Standard"># <text:s text:c="6"/>icon: 'mdi:information-slab-circle' <text:s text:c="2"/></text:p>
      <text:p text:style-name="Standard"><text:s text:c="3"/></text:p>
      <text:p text:style-name="Standard"># <text:s text:c="4"/>- name: "Reactive parameter -- P-cosφ curve mode first point power factor value (nd 0x1063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3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first point power percentage (nd 0x1064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4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second point power factor value (nd 0x1065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5]</text:p>
      <text:p text:style-name="Standard"><text:soft-page-break/># <text:s text:c="6"/>icon: 'mdi:information-slab-circle'</text:p>
      <text:p text:style-name="Standard"><text:s text:c="3"/></text:p>
      <text:p text:style-name="Standard"># <text:s text:c="4"/>- name: "Reactive parameter -- P-cosφ curve mode second point power percentage (nd 0x1066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6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third point power factor value (nd 0x1067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7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third point power percentage (nd 0x1068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8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fourth point power factor value (nd 0x1069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9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fourth point power percentage (nd 0x106A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A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lockin voltage value (nd 0x106B)"</text:p>
      <text:p text:style-name="Standard"># <text:s text:c="6"/>class: ""</text:p>
      <text:p text:style-name="Standard"><text:soft-page-break/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B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P-cosφ curve mode lockout voltage value (nd 0x106C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C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high voltage starting voltage s (nd 0x106D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D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high voltage termination voltage s (nd 0x106E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E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low voltage starting voltage s (nd 0x106F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6F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low voltage termination voltage s (nd 0x1070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70]</text:p>
      <text:p text:style-name="Standard"><text:soft-page-break/># <text:s text:c="6"/>icon: 'mdi:information-slab-circle'</text:p>
      <text:p text:style-name="Standard"><text:s text:c="3"/></text:p>
      <text:p text:style-name="Standard"># <text:s text:c="4"/>- name: "Reactive parameter -- Q-U curve mode 1 lockin power (nd 0x1071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71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lockout power (nd 0x1072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72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maximum reactive power (nd 0x1073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73]</text:p>
      <text:p text:style-name="Standard"># <text:s text:c="6"/>icon: 'mdi:information-slab-circle'</text:p>
      <text:p text:style-name="Standard"><text:s text:c="3"/></text:p>
      <text:p text:style-name="Standard"># <text:s text:c="4"/>- name: "Reactive parameter -- Q-U curve mode 1 reactive response time (nd 0x1074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74]</text:p>
      <text:p text:style-name="Standard"># <text:s text:c="6"/>icon: 'mdi:information-slab-circle'</text:p>
      <text:p text:style-name="Standard"><text:s text:c="63"/></text:p>
      <text:p text:style-name="Standard"># <text:s/># ----------------------------------------------------------------------------------</text:p>
      <text:p text:style-name="Standard"># <text:s/>- group: <text:s/>LVRT parameter settings <text:s/>(to_0x1080-0x108C)</text:p>
      <text:p text:style-name="Standard"># <text:s text:c="2"/>items: </text:p>
      <text:p text:style-name="Standard"/>
      <text:p text:style-name="Standard"><text:s text:c="4"/># - name: "LVRT set -- enable/disable (nd 0x1080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0]</text:p>
      <text:p text:style-name="Standard"><text:s text:c="4"/># <text:s text:c="2"/>icon: 'mdi:information-slab-circle'</text:p>
      <text:p text:style-name="Standard"/>
      <text:p text:style-name="Standard"><text:s text:c="4"/># - name: "LVRT set -- enter voltage value (nd 0x1081)"</text:p>
      <text:p text:style-name="Standard"><text:soft-page-break/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1]</text:p>
      <text:p text:style-name="Standard"><text:s text:c="4"/># <text:s text:c="2"/>icon: 'mdi:information-slab-circle'</text:p>
      <text:p text:style-name="Standard"/>
      <text:p text:style-name="Standard"><text:s text:c="4"/># - name: "LVRT set -- curve 1 point voltage (nd 0x1082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2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curve -- 1 time (nd 0x1083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3]</text:p>
      <text:p text:style-name="Standard"><text:s text:c="4"/># <text:s text:c="2"/>icon: 'mdi:information-slab-circle'</text:p>
      <text:p text:style-name="Standard"/>
      <text:p text:style-name="Standard"><text:s text:c="4"/># - name: "LVRT set curve -- 2 point voltage (nd 0x1084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4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curve -- 2 time (nd 0x1085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5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curve -- 3 point voltage (nd 0x1086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6]</text:p>
      <text:p text:style-name="Standard"><text:s text:c="4"/># <text:s text:c="2"/>icon: 'mdi:information-slab-circle' <text:s text:c="5"/></text:p>
      <text:p text:style-name="Standard"><text:soft-page-break/></text:p>
      <text:p text:style-name="Standard"><text:s text:c="4"/># - name: "LVRT set curve -- 3 time (nd 0x1087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7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curve -- 4 point voltage (nd 0x1088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8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curve -- 4 time (nd 0x1089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9]</text:p>
      <text:p text:style-name="Standard"><text:s text:c="4"/># <text:s text:c="2"/>icon: 'mdi:information-slab-circle' <text:s text:c="5"/></text:p>
      <text:p text:style-name="Standard"/>
      <text:p text:style-name="Standard"><text:s text:c="4"/># - name: "LVRT set -- Reactive current coefficient k (nd 0x108A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A]</text:p>
      <text:p text:style-name="Standard"><text:s text:c="4"/># <text:s text:c="2"/>icon: 'mdi:information-slab-circle' <text:s text:c="2"/></text:p>
      <text:p text:style-name="Standard"/>
      <text:p text:style-name="Standard"><text:s text:c="4"/># - name: "LVRT set -- Waiting time after voltage recovery (nd 0x108B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 text:c="4"/># <text:s text:c="2"/>registers: [0x108B]</text:p>
      <text:p text:style-name="Standard"><text:s text:c="4"/># <text:s text:c="2"/>icon: 'mdi:information-slab-circle' <text:s text:c="8"/></text:p>
      <text:p text:style-name="Standard"/>
      <text:p text:style-name="Standard"><text:s text:c="4"/># - name: "LVRT set -- Power return rate (nd 0x108C)"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1</text:p>
      <text:p text:style-name="Standard"><text:soft-page-break/><text:s text:c="4"/># <text:s text:c="2"/>registers: [0x108C]</text:p>
      <text:p text:style-name="Standard"><text:s text:c="4"/># <text:s text:c="2"/>icon: 'mdi:information-slab-circle' <text:s text:c="8"/></text:p>
      <text:p text:style-name="Standard"><text:s text:c="6"/></text:p>
      <text:p text:style-name="Standard"><text:s text:c="6"/></text:p>
      <text:p text:style-name="Standard"># # <text:s/># ----------------------------------------------------------------------------------</text:p>
      <text:p text:style-name="Standard"># <text:s/>- group: <text:s/>Other safety parameters set <text:s/>(to_0x1090-0x1093)</text:p>
      <text:p text:style-name="Standard"># <text:s text:c="2"/>items: <text:s text:c="3"/></text:p>
      <text:p text:style-name="Standard"><text:s text:c="3"/></text:p>
      <text:p text:style-name="Standard"># <text:s text:c="4"/>- name: "Other safety param -- Islanding enable register (nd 0x1090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90]</text:p>
      <text:p text:style-name="Standard"># <text:s text:c="6"/>icon: 'mdi:information-slab-circle' <text:s/></text:p>
      <text:p text:style-name="Standard"><text:s text:c="6"/></text:p>
      <text:p text:style-name="Standard"># <text:s text:c="4"/>- name: "Other safety param -- GFCI enable register (nd 0x1091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91]</text:p>
      <text:p text:style-name="Standard"># <text:s text:c="6"/>icon: 'mdi:information-slab-circle'</text:p>
      <text:p text:style-name="Standard"><text:s text:c="6"/></text:p>
      <text:p text:style-name="Standard"># <text:s text:c="4"/>- name: "Other safety param -- Insulation resistance enable register (nd 0x1092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92]</text:p>
      <text:p text:style-name="Standard"># <text:s text:c="6"/>icon: 'mdi:information-slab-circle'</text:p>
      <text:p text:style-name="Standard"><text:s text:c="6"/></text:p>
      <text:p text:style-name="Standard"># <text:s text:c="4"/>- name: "Other safety param -- Insulation resistance value protection (nd 0x1093)"</text:p>
      <text:p text:style-name="Standard"># <text:s text:c="6"/>class: ""</text:p>
      <text:p text:style-name="Standard"># <text:s text:c="6"/>state_class: ""</text:p>
      <text:p text:style-name="Standard"># <text:s text:c="6"/>uom: ""</text:p>
      <text:p text:style-name="Standard"># <text:s text:c="6"/>scale: 1</text:p>
      <text:p text:style-name="Standard"># <text:s text:c="6"/>rule: 1</text:p>
      <text:p text:style-name="Standard"># <text:s text:c="6"/>registers: [0x1093]</text:p>
      <text:p text:style-name="Standard"># <text:s text:c="6"/>icon: 'mdi:information-slab-circle'</text:p>
      <text:p text:style-name="Standard"><text:s text:c="3"/></text:p>
      <text:p text:style-name="Standard"><text:s/># ----------------------------------------------------------------------------------</text:p>
      <text:p text:style-name="Standard"><text:s/>- group: <text:s/>Battery parameter register <text:s/>(to_0x10B0-0x10BC)</text:p>
      <text:p text:style-name="Standard"><text:s text:c="3"/>items: <text:s/></text:p>
      <text:p text:style-name="Standard"><text:s text:c="3"/></text:p>
      <text:p text:style-name="Standard"><text:s text:c="4"/>- name: "Batt. Tipo"</text:p>
      <text:p text:style-name="Standard"><text:s text:c="6"/>class: ""</text:p>
      <text:p text:style-name="Standard"><text:s text:c="6"/>uom: ""</text:p>
      <text:p text:style-name="Standard"><text:s text:c="6"/>scale: 1</text:p>
      <text:p text:style-name="Standard"><text:soft-page-break/><text:s text:c="6"/>rule: 1</text:p>
      <text:p text:style-name="Standard"><text:s text:c="6"/>registers: [0x10B0]</text:p>
      <text:p text:style-name="Standard"><text:s text:c="6"/>isstr: true</text:p>
      <text:p text:style-name="Standard"><text:s text:c="6"/>lookup:</text:p>
      <text:p text:style-name="Standard"><text:s text:c="6"/>- <text:s/>key: 0</text:p>
      <text:p text:style-name="Standard"><text:s text:c="9"/>value: "DARFON"</text:p>
      <text:p text:style-name="Standard"><text:s text:c="6"/>- <text:s/>key: 1</text:p>
      <text:p text:style-name="Standard"><text:s text:c="9"/>value: "PYLON"</text:p>
      <text:p text:style-name="Standard"><text:s text:c="6"/>- <text:s/>key: 2</text:p>
      <text:p text:style-name="Standard"><text:s text:c="9"/>value: "SOLTARO"</text:p>
      <text:p text:style-name="Standard"><text:s text:c="6"/>- <text:s/>key: 3</text:p>
      <text:p text:style-name="Standard"><text:s text:c="9"/>value: "ALPHA.ESS"</text:p>
      <text:p text:style-name="Standard"><text:s text:c="6"/>- <text:s/>key: 4</text:p>
      <text:p text:style-name="Standard"><text:s text:c="9"/>value: "GENERAL"</text:p>
      <text:p text:style-name="Standard"><text:s text:c="6"/>- <text:s/>key: 100</text:p>
      <text:p text:style-name="Standard"><text:s text:c="9"/>value: "DEFAULT"</text:p>
      <text:p text:style-name="Standard"><text:s text:c="6"/>icon: 'mdi:battery-unknown'</text:p>
      <text:p text:style-name="Standard"><text:s/></text:p>
      <text:p text:style-name="Standard"><text:s text:c="4"/>- name: "Batt. Capacità"</text:p>
      <text:p text:style-name="Standard"><text:s text:c="6"/>class: ""</text:p>
      <text:p text:style-name="Standard"><text:s text:c="6"/>state_class: ""</text:p>
      <text:p text:style-name="Standard"><text:s text:c="6"/>uom: "Ah"</text:p>
      <text:p text:style-name="Standard"><text:s text:c="6"/>scale: 1</text:p>
      <text:p text:style-name="Standard"><text:s text:c="6"/>rule: 1</text:p>
      <text:p text:style-name="Standard"><text:s text:c="6"/>registers: [0x10B1]</text:p>
      <text:p text:style-name="Standard"><text:s text:c="6"/>icon: 'mdi:battery-high'</text:p>
      <text:p text:style-name="Standard"><text:s/></text:p>
      <text:p text:style-name="Standard"><text:s text:c="4"/>- name: "Batt.Gestione Energetica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10B2]</text:p>
      <text:p text:style-name="Standard"><text:s text:c="6"/>icon: 'mdi:battery'</text:p>
      <text:p text:style-name="Standard"><text:s/></text:p>
      <text:p text:style-name="Standard"><text:s text:c="4"/>- name: "Batt. Max Tensione Carica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B3]</text:p>
      <text:p text:style-name="Standard"><text:s text:c="6"/>icon: 'mdi:battery-charging-high'</text:p>
      <text:p text:style-name="Standard"><text:s/></text:p>
      <text:p text:style-name="Standard"><text:s text:c="4"/>- name: "Batt. Max Corrente Carica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10B4] </text:p>
      <text:p text:style-name="Standard"><text:soft-page-break/><text:s text:c="6"/>icon: 'mdi:battery-charging-high'</text:p>
      <text:p text:style-name="Standard"><text:s text:c="6"/></text:p>
      <text:p text:style-name="Standard"><text:s text:c="4"/>- name: "Batt.Prot.SovraTensione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B5] </text:p>
      <text:p text:style-name="Standard"><text:s text:c="6"/>icon: 'mdi:battery-alert'</text:p>
      <text:p text:style-name="Standard"><text:s/></text:p>
      <text:p text:style-name="Standard"><text:s text:c="4"/>- name: "Batt. Min Tensione Scarica"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B6] </text:p>
      <text:p text:style-name="Standard"><text:s text:c="6"/>icon: 'mdi:battery-charging-low'</text:p>
      <text:p text:style-name="Standard"><text:s/></text:p>
      <text:p text:style-name="Standard"><text:s text:c="4"/>- name: "Batt. Max Corrente Scarica"</text:p>
      <text:p text:style-name="Standard"><text:s text:c="6"/>class: "Current"</text:p>
      <text:p text:style-name="Standard"><text:s text:c="6"/>state_class: "measurement"</text:p>
      <text:p text:style-name="Standard"><text:s text:c="6"/>uom: "A"</text:p>
      <text:p text:style-name="Standard"><text:s text:c="6"/>scale: 0.01</text:p>
      <text:p text:style-name="Standard"><text:s text:c="6"/>rule: 1</text:p>
      <text:p text:style-name="Standard"><text:s text:c="6"/>registers: [0x10B7] </text:p>
      <text:p text:style-name="Standard"><text:s text:c="6"/>icon: 'mdi:battery-charging-low'</text:p>
      <text:p text:style-name="Standard"><text:s/></text:p>
      <text:p text:style-name="Standard"><text:s text:c="4"/>- name: "Batt.SottoTensione" 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1</text:p>
      <text:p text:style-name="Standard"><text:s text:c="6"/>rule: 1</text:p>
      <text:p text:style-name="Standard"><text:s text:c="6"/>registers: [0x10B8] </text:p>
      <text:p text:style-name="Standard"><text:s text:c="6"/>icon: 'mdi:battery-alert' <text:s text:c="4"/></text:p>
      <text:p text:style-name="Standard"><text:s text:c="6"/></text:p>
      <text:p text:style-name="Standard"><text:s text:c="4"/>- name: "Batt.DOD EPS (profondità di scarica)"</text:p>
      <text:p text:style-name="Standard"><text:s text:c="6"/>class: "Voltage"</text:p>
      <text:p text:style-name="Standard"><text:s text:c="6"/>state_class: "measurement"</text:p>
      <text:p text:style-name="Standard"><text:s text:c="6"/>uom: "%"</text:p>
      <text:p text:style-name="Standard"><text:s text:c="6"/>scale: 1</text:p>
      <text:p text:style-name="Standard"><text:s text:c="6"/>rule: 1</text:p>
      <text:p text:style-name="Standard"><text:s text:c="6"/>registers: [0x10B9] # (DOD indicates the maximum discharge amount. When the SOC&lt;1-DOD, the inverter stops discharging, the inverter stops discharging according also to other conditions)</text:p>
      <text:p text:style-name="Standard"><text:s text:c="6"/>icon: 'mdi:battery'</text:p>
      <text:p text:style-name="Standard"/>
      <text:p text:style-name="Standard"><text:s text:c="4"/>- name: "Batt.DOD (profondità di scarica)"</text:p>
      <text:p text:style-name="Standard"><text:s text:c="6"/>class: "Voltage"</text:p>
      <text:p text:style-name="Standard"><text:s text:c="6"/>state_class: "measurement"</text:p>
      <text:p text:style-name="Standard"><text:s text:c="6"/>uom: "%"</text:p>
      <text:p text:style-name="Standard"><text:soft-page-break/><text:s text:c="6"/>scale: 1</text:p>
      <text:p text:style-name="Standard"><text:s text:c="6"/>rule: 1</text:p>
      <text:p text:style-name="Standard"><text:s text:c="6"/>registers: [0x10BA] <text:s/># (Shallow DOD is used for grid connection status. And Shallow DOD&lt;=DOD)</text:p>
      <text:p text:style-name="Standard"><text:s text:c="6"/>icon: 'mdi:battery' <text:s text:c="5"/></text:p>
      <text:p text:style-name="Standard"><text:s text:c="6"/></text:p>
      <text:p text:style-name="Standard"><text:s/></text:p>
      <text:p text:style-name="Standard"><text:s text:c="4"/>- name: "Batt.Tensione Scarica Completa" #[per le batterie al piombo, indica che la batteria è completamente scarica" <text:s text:c="2"/>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01</text:p>
      <text:p text:style-name="Standard"><text:s text:c="6"/>rule: 1</text:p>
      <text:p text:style-name="Standard"><text:s text:c="6"/>registers: [0x10BB] </text:p>
      <text:p text:style-name="Standard"><text:s text:c="6"/>icon: 'mdi:battery-alert-variant-outline'</text:p>
      <text:p text:style-name="Standard"><text:s/></text:p>
      <text:p text:style-name="Standard"><text:s text:c="4"/>- name: "Batt.Tensione Carica Completa" #per le batterie al piombo-acido, indica che la batteria è completamente carica </text:p>
      <text:p text:style-name="Standard"><text:s text:c="6"/>class: "Voltage"</text:p>
      <text:p text:style-name="Standard"><text:s text:c="6"/>state_class: "measurement"</text:p>
      <text:p text:style-name="Standard"><text:s text:c="6"/>uom: "V"</text:p>
      <text:p text:style-name="Standard"><text:s text:c="6"/>scale: 0.01</text:p>
      <text:p text:style-name="Standard"><text:s text:c="6"/>rule: 1</text:p>
      <text:p text:style-name="Standard"><text:s text:c="6"/>registers: [0x10BC] </text:p>
      <text:p text:style-name="Standard"><text:s text:c="6"/>icon: 'mdi:battery-alert-variant' <text:s text:c="5"/></text:p>
      <text:p text:style-name="Standard"/>
      <text:p text:style-name="Standard"># ________________________________ ________________________________</text:p>
      <text:p text:style-name="Standard"><text:s/>- group: <text:s/>Inverter numero seriale e sw (dal_0x2000_al_0x2007)</text:p>
      <text:p text:style-name="Standard"><text:s text:c="3"/>items: <text:s text:c="2"/></text:p>
      <text:p text:style-name="Standard"><text:s text:c="2"/></text:p>
      <text:p text:style-name="Standard"><text:s/></text:p>
      <text:p text:style-name="Standard"><text:s text:c="4"/>- name: "Inverter SN"</text:p>
      <text:p text:style-name="Standard"><text:s text:c="6"/>class: ""</text:p>
      <text:p text:style-name="Standard"><text:s text:c="6"/>uom: ""</text:p>
      <text:p text:style-name="Standard"><text:s text:c="6"/>scale: 1</text:p>
      <text:p text:style-name="Standard"><text:s text:c="6"/>rule: 5</text:p>
      <text:p text:style-name="Standard"><text:s text:c="6"/>registers: [0x2001,0x2002,0x2003,0x2004,0x2005,0x2006,0x2007] </text:p>
      <text:p text:style-name="Standard"><text:s text:c="6"/>icon: 'mdi:barcode'</text:p>
      <text:p text:style-name="Standard"><text:s text:c="6"/></text:p>
      <text:p text:style-name="Standard"><text:s text:c="4"/>- name: "Inverter Product Code"</text:p>
      <text:p text:style-name="Standard"><text:s text:c="6"/>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isstr: true</text:p>
      <text:p text:style-name="Standard"><text:s text:c="6"/>registers: [0x2000]</text:p>
      <text:p text:style-name="Standard"><text:s text:c="6"/>icon: 'mdi:barcode'</text:p>
      <text:p text:style-name="Standard"><text:s text:c="6"/></text:p>
      <text:p text:style-name="Standard"><text:s text:c="4"/># - name: "Inverter SN.0x2001"</text:p>
      <text:p text:style-name="Standard"><text:s text:c="4"/># <text:s text:c="2"/>class: ""</text:p>
      <text:p text:style-name="Standard"><text:s text:c="4"/># <text:s text:c="2"/>uom: ""</text:p>
      <text:p text:style-name="Standard"><text:soft-page-break/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1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2"</text:p>
      <text:p text:style-name="Standard"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2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3"</text:p>
      <text:p text:style-name="Standard"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3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4"</text:p>
      <text:p text:style-name="Standard"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4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5"</text:p>
      <text:p text:style-name="Standard"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5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6"</text:p>
      <text:p text:style-name="Standard"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6] </text:p>
      <text:p text:style-name="Standard"><text:s text:c="4"/># <text:s text:c="2"/>icon: 'mdi:barcode'</text:p>
      <text:p text:style-name="Standard"><text:s text:c="4"/></text:p>
      <text:p text:style-name="Standard"><text:s text:c="4"/># - name: "Inverter SN.0x2007"</text:p>
      <text:p text:style-name="Standard"><text:soft-page-break/><text:s text:c="4"/># <text:s text:c="2"/>class: ""</text:p>
      <text:p text:style-name="Standard"><text:s text:c="4"/># <text:s text:c="2"/>uom: ""</text:p>
      <text:p text:style-name="Standard"><text:s text:c="4"/># <text:s text:c="2"/>scale: 1</text:p>
      <text:p text:style-name="Standard"><text:s text:c="4"/># <text:s text:c="2"/>rule: 5</text:p>
      <text:p text:style-name="Standard"><text:s text:c="4"/># <text:s text:c="2"/>isstr: true</text:p>
      <text:p text:style-name="Standard"><text:s text:c="4"/># <text:s text:c="2"/>registers: [0x2007] </text:p>
      <text:p text:style-name="Standard"><text:s text:c="4"/># <text:s text:c="2"/>icon: 'mdi:barcode' <text:s/></text:p>
      <text:p text:style-name="Standard"/>
      <text:p text:style-name="Standard"><text:s text:c="4"/>- name: "Inverter SW ARM"</text:p>
      <text:p text:style-name="Standard"><text:s text:c="6"/>class: ""</text:p>
      <text:p text:style-name="Standard"><text:s text:c="6"/>state_class: "" <text:s text:c="5"/></text:p>
      <text:p text:style-name="Standard"><text:s text:c="6"/>uom: ""</text:p>
      <text:p text:style-name="Standard"><text:s text:c="6"/>scale: 1</text:p>
      <text:p text:style-name="Standard"><text:s text:c="6"/>rule: 5</text:p>
      <text:p text:style-name="Standard"><text:s text:c="6"/>registers: [0x2008,0x2009]</text:p>
      <text:p text:style-name="Standard"><text:s text:c="6"/>isstr: true</text:p>
      <text:p text:style-name="Standard"><text:s text:c="6"/>icon: 'mdi:barcode'</text:p>
      <text:p text:style-name="Standard"/>
      <text:p text:style-name="Standard"><text:s text:c="4"/>- name: "Inverter Hardware"</text:p>
      <text:p text:style-name="Standard"><text:s text:c="6"/>class: ""</text:p>
      <text:p text:style-name="Standard"><text:s text:c="6"/>state_class: "" <text:s text:c="5"/></text:p>
      <text:p text:style-name="Standard"><text:s text:c="6"/>uom: ""</text:p>
      <text:p text:style-name="Standard"><text:s text:c="6"/>scale: 1</text:p>
      <text:p text:style-name="Standard"><text:s text:c="6"/>rule: 5</text:p>
      <text:p text:style-name="Standard"><text:s text:c="6"/>registers: [0x200A,0x200B]</text:p>
      <text:p text:style-name="Standard"><text:s text:c="6"/>isstr: true</text:p>
      <text:p text:style-name="Standard"><text:s text:c="6"/>icon: 'mdi:barcode'</text:p>
      <text:p text:style-name="Standard"/>
      <text:p text:style-name="Standard"><text:s text:c="4"/>- name: "Inverter SW DSPS"</text:p>
      <text:p text:style-name="Standard"><text:s text:c="6"/>class: ""</text:p>
      <text:p text:style-name="Standard"><text:s text:c="6"/>state_class: "" <text:s text:c="5"/></text:p>
      <text:p text:style-name="Standard"><text:s text:c="6"/>uom: ""</text:p>
      <text:p text:style-name="Standard"><text:s text:c="6"/>scale: 1</text:p>
      <text:p text:style-name="Standard"><text:s text:c="6"/>rule: 5</text:p>
      <text:p text:style-name="Standard"><text:s text:c="6"/>registers: [0x200C,0x200D]</text:p>
      <text:p text:style-name="Standard"><text:s text:c="6"/>isstr: true</text:p>
      <text:p text:style-name="Standard"><text:s text:c="6"/>icon: 'mdi:barcode' <text:s text:c="6"/></text:p>
      <text:p text:style-name="Standard"/>
      <text:p text:style-name="Standard"><text:s text:c="4"/>- name: "Inverter SW DSPM"</text:p>
      <text:p text:style-name="Standard"><text:s text:c="6"/>class: ""</text:p>
      <text:p text:style-name="Standard"><text:s text:c="6"/>state_class: "" <text:s text:c="5"/></text:p>
      <text:p text:style-name="Standard"><text:s text:c="6"/>uom: ""</text:p>
      <text:p text:style-name="Standard"><text:s text:c="6"/>scale: 1</text:p>
      <text:p text:style-name="Standard"><text:s text:c="6"/>rule: 5</text:p>
      <text:p text:style-name="Standard"><text:s text:c="6"/>registers: [0x200E,0x200F]</text:p>
      <text:p text:style-name="Standard"><text:s text:c="6"/>isstr: true</text:p>
      <text:p text:style-name="Standard"><text:s text:c="6"/>icon: 'mdi:barcode' <text:s text:c="3"/></text:p>
      <text:p text:style-name="Standard"/>
      <text:p text:style-name="Standard"># # ________________________________ ________________________________ <text:s/></text:p>
      <text:p text:style-name="Standard"><text:s/>- group: Inverter measurement calibration </text:p>
      <text:p text:style-name="Standard"><text:s text:c="3"/>items:</text:p>
      <text:p text:style-name="Standard"/>
      <text:p text:style-name="Standard"><text:soft-page-break/><text:s text:c="4"/>- name: "Setting.calibr Vbat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0] </text:p>
      <text:p text:style-name="Standard"><text:s text:c="6"/>icon: 'mdi:cogs'</text:p>
      <text:p text:style-name="Standard"/>
      <text:p text:style-name="Standard"><text:s text:c="4"/>- name: "Set-Cal Vbat (Offset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3001] </text:p>
      <text:p text:style-name="Standard"><text:s text:c="6"/>icon: 'mdi:cogs'</text:p>
      <text:p text:style-name="Standard"/>
      <text:p text:style-name="Standard"><text:s text:c="4"/>- name: "Set-Cal Ibat (Coeffici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2] </text:p>
      <text:p text:style-name="Standard"><text:s text:c="6"/>icon: 'mdi:cogs'</text:p>
      <text:p text:style-name="Standard"><text:s/></text:p>
      <text:p text:style-name="Standard"><text:s text:c="4"/>- name: "Set-Cal Ibat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3] </text:p>
      <text:p text:style-name="Standard"><text:s text:c="6"/>icon: 'mdi:cogs'</text:p>
      <text:p text:style-name="Standard"/>
      <text:p text:style-name="Standard"><text:s text:c="4"/>- name: "Set-Cal Fase-R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4] </text:p>
      <text:p text:style-name="Standard"><text:s text:c="6"/>icon: 'mdi:cogs'</text:p>
      <text:p text:style-name="Standard"><text:s/></text:p>
      <text:p text:style-name="Standard"><text:s text:c="4"/>- name: "Set-Cal Fase-R (Offset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5] </text:p>
      <text:p text:style-name="Standard"><text:soft-page-break/><text:s text:c="6"/>icon: 'mdi:cogs'</text:p>
      <text:p text:style-name="Standard"/>
      <text:p text:style-name="Standard"><text:s text:c="4"/>- name: "Set-Cal Induttore (Coefficiente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6] </text:p>
      <text:p text:style-name="Standard"><text:s text:c="6"/>icon: 'mdi:cogs'</text:p>
      <text:p text:style-name="Standard"><text:s/></text:p>
      <text:p text:style-name="Standard"><text:s text:c="4"/>- name: "Set-Cal Induttore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7] </text:p>
      <text:p text:style-name="Standard"><text:s text:c="6"/>icon: 'mdi:cogs'</text:p>
      <text:p text:style-name="Standard"><text:s/></text:p>
      <text:p text:style-name="Standard"><text:s text:c="4"/>- name: "Set-Cal FV1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8] </text:p>
      <text:p text:style-name="Standard"><text:s text:c="6"/>icon: 'mdi:cogs'</text:p>
      <text:p text:style-name="Standard"><text:s/></text:p>
      <text:p text:style-name="Standard"><text:s text:c="4"/>- name: "Set-Cal FV1 (Offset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9] </text:p>
      <text:p text:style-name="Standard"><text:s text:c="6"/>icon: 'mdi:cogs'</text:p>
      <text:p text:style-name="Standard"><text:s/></text:p>
      <text:p text:style-name="Standard"><text:s text:c="4"/>- name: "Set-Cal FV1 (Coefficiente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A] </text:p>
      <text:p text:style-name="Standard"><text:s text:c="6"/>icon: 'mdi:cogs'</text:p>
      <text:p text:style-name="Standard"/>
      <text:p text:style-name="Standard"><text:s text:c="4"/>- name: "Set-Cal FV1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oft-page-break/><text:s text:c="6"/>rule: 1</text:p>
      <text:p text:style-name="Standard"><text:s text:c="6"/>registers: [0x300B] </text:p>
      <text:p text:style-name="Standard"><text:s text:c="6"/>icon: 'mdi:cogs' </text:p>
      <text:p text:style-name="Standard"/>
      <text:p text:style-name="Standard"><text:s text:c="4"/>- name: "Set-Cal Fase-R (Corrente CT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C] </text:p>
      <text:p text:style-name="Standard"><text:s text:c="6"/>icon: 'mdi:cogs' </text:p>
      <text:p text:style-name="Standard"><text:s text:c="2"/></text:p>
      <text:p text:style-name="Standard"><text:s text:c="4"/>- name: "Set-Cal Fase-S (Offset C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1</text:p>
      <text:p text:style-name="Standard"><text:s text:c="6"/>rule: 1</text:p>
      <text:p text:style-name="Standard"><text:s text:c="6"/>registers: [0x300D] </text:p>
      <text:p text:style-name="Standard"><text:s text:c="6"/>icon: 'mdi:cogs'</text:p>
      <text:p text:style-name="Standard"><text:s text:c="7"/></text:p>
      <text:p text:style-name="Standard"><text:s text:c="4"/>- name: "Set-Cal Fase-S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E] </text:p>
      <text:p text:style-name="Standard"><text:s text:c="6"/>icon: 'mdi:cogs'</text:p>
      <text:p text:style-name="Standard"><text:s text:c="7"/></text:p>
      <text:p text:style-name="Standard"><text:s text:c="4"/>- name: "Set-Cal Fase-S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0F] </text:p>
      <text:p text:style-name="Standard"><text:s text:c="6"/>icon: 'mdi:cogs'</text:p>
      <text:p text:style-name="Standard"><text:s/></text:p>
      <text:p text:style-name="Standard"><text:s text:c="4"/>- name: "Set-Cal Fase-S (Corrente CT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0] </text:p>
      <text:p text:style-name="Standard"><text:s text:c="6"/>icon: 'mdi:cogs'</text:p>
      <text:p text:style-name="Standard"/>
      <text:p text:style-name="Standard"><text:s text:c="4"/>- name: "Set-Cal Fase-S (Offset CT)"</text:p>
      <text:p text:style-name="Standard"><text:s text:c="6"/>class: ""</text:p>
      <text:p text:style-name="Standard"><text:s text:c="6"/>state_class: ""</text:p>
      <text:p text:style-name="Standard"><text:soft-page-break/><text:s text:c="6"/>uom: ""</text:p>
      <text:p text:style-name="Standard"><text:s text:c="6"/>scale: 0.001</text:p>
      <text:p text:style-name="Standard"><text:s text:c="6"/>rule: 1</text:p>
      <text:p text:style-name="Standard"><text:s text:c="6"/>registers: [0x3011] </text:p>
      <text:p text:style-name="Standard"><text:s text:c="6"/>icon: 'mdi:cogs'</text:p>
      <text:p text:style-name="Standard"/>
      <text:p text:style-name="Standard"><text:s text:c="4"/>- name: "Set-Cal Fase-T (Coefficiente Tensione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2] </text:p>
      <text:p text:style-name="Standard"><text:s text:c="6"/>icon: 'mdi:cogs'</text:p>
      <text:p text:style-name="Standard"/>
      <text:p text:style-name="Standard"><text:s text:c="4"/>- name: "Set-Cal Fase-T (Offset Tensione)" <text:s/>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3] </text:p>
      <text:p text:style-name="Standard"><text:s text:c="6"/>icon: 'mdi:cogs'</text:p>
      <text:p text:style-name="Standard"/>
      <text:p text:style-name="Standard"><text:s text:c="4"/>- name: "Set-Cal Fase-T (Corrente CT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4] </text:p>
      <text:p text:style-name="Standard"><text:s text:c="6"/>icon: 'mdi:cogs'</text:p>
      <text:p text:style-name="Standard"/>
      <text:p text:style-name="Standard"><text:s text:c="4"/>- name: "Set-Cal Fase-T (Offset Corrente CT)"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5] </text:p>
      <text:p text:style-name="Standard"><text:s text:c="6"/>icon: 'mdi:cogs'</text:p>
      <text:p text:style-name="Standard"/>
      <text:p text:style-name="Standard"><text:s text:c="4"/>- name: "Set-Cal Vbus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6] </text:p>
      <text:p text:style-name="Standard"><text:s text:c="6"/>icon: 'mdi:cogs'</text:p>
      <text:p text:style-name="Standard"/>
      <text:p text:style-name="Standard"><text:s text:c="4"/>- name: "Set-Cal Vbus (Offset)" </text:p>
      <text:p text:style-name="Standard"><text:soft-page-break/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7] </text:p>
      <text:p text:style-name="Standard"><text:s text:c="6"/>icon: 'mdi:cogs'</text:p>
      <text:p text:style-name="Standard"/>
      <text:p text:style-name="Standard"><text:s text:c="4"/>- name: "Set-Cal EPS (Coefficiente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8] </text:p>
      <text:p text:style-name="Standard"><text:s text:c="6"/>icon: 'mdi:cogs'</text:p>
      <text:p text:style-name="Standard"/>
      <text:p text:style-name="Standard"><text:s text:c="4"/>- name: "Set-Cal EPS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9] </text:p>
      <text:p text:style-name="Standard"><text:s text:c="6"/>icon: 'mdi:cogs' <text:s/></text:p>
      <text:p text:style-name="Standard"/>
      <text:p text:style-name="Standard"><text:s text:c="4"/>- name: "Set-Cal FV2 (Voltage scale coefficient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A] </text:p>
      <text:p text:style-name="Standard"><text:s text:c="6"/>icon: 'mdi:cogs'</text:p>
      <text:p text:style-name="Standard"/>
      <text:p text:style-name="Standard"><text:s text:c="4"/>- name: "Set-Cal FV2 (Coefficiente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B] </text:p>
      <text:p text:style-name="Standard"><text:s text:c="6"/>icon: 'mdi:cogs'</text:p>
      <text:p text:style-name="Standard"><text:s/></text:p>
      <text:p text:style-name="Standard"><text:s text:c="4"/>- name: "Set-Cal FV2 (Offset Tension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C]</text:p>
      <text:p text:style-name="Standard"><text:s text:c="6"/>icon: 'mdi:cogs'</text:p>
      <text:p text:style-name="Standard"><text:soft-page-break/></text:p>
      <text:p text:style-name="Standard"><text:s text:c="4"/>- name: "Set-Cal (OffValue Tensione inverter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D] </text:p>
      <text:p text:style-name="Standard"><text:s text:c="6"/>icon: 'mdi:cogs'</text:p>
      <text:p text:style-name="Standard"/>
      <text:p text:style-name="Standard"><text:s text:c="4"/>- name: "Set-Cal FV2 (Coefficiente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E] </text:p>
      <text:p text:style-name="Standard"><text:s text:c="6"/>icon: 'mdi:cogs'</text:p>
      <text:p text:style-name="Standard"/>
      <text:p text:style-name="Standard"><text:s text:c="4"/>- name: "Set-Cal FV2 (Offset Corrente)" </text:p>
      <text:p text:style-name="Standard"><text:s text:c="6"/>class: ""</text:p>
      <text:p text:style-name="Standard"><text:s text:c="6"/>state_class: ""</text:p>
      <text:p text:style-name="Standard"><text:s text:c="6"/>uom: ""</text:p>
      <text:p text:style-name="Standard"><text:s text:c="6"/>scale: 0.001</text:p>
      <text:p text:style-name="Standard"><text:s text:c="6"/>rule: 1</text:p>
      <text:p text:style-name="Standard"><text:s text:c="6"/>registers: [0x301F] </text:p>
      <text:p text:style-name="Standard"><text:s text:c="6"/>icon: 'mdi:cogs'</text:p>
      <text:p text:style-name="Standard"><text:s text:c="6"/></text:p>
      <text:p text:style-name="Standard"><text:s text:c="4"/># - name: "Set-Cal (0x03020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0]</text:p>
      <text:p text:style-name="Standard"><text:s text:c="4"/># <text:s text:c="2"/>icon: 'mdi:cogs'</text:p>
      <text:p text:style-name="Standard"/>
      <text:p text:style-name="Standard"><text:s text:c="4"/># - name: "Set-Cal (0x03021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1]</text:p>
      <text:p text:style-name="Standard"><text:s text:c="4"/># <text:s text:c="2"/>icon: 'mdi:cogs'</text:p>
      <text:p text:style-name="Standard"/>
      <text:p text:style-name="Standard"><text:s text:c="4"/># - name: "Set-Cal (0x03022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oft-page-break/><text:s text:c="4"/># <text:s text:c="2"/>registers: [0x3022]</text:p>
      <text:p text:style-name="Standard"><text:s text:c="4"/># <text:s text:c="2"/>icon: 'mdi:cogs'</text:p>
      <text:p text:style-name="Standard"/>
      <text:p text:style-name="Standard"><text:s text:c="4"/># - name: "Set-Cal (0x03023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3]</text:p>
      <text:p text:style-name="Standard"><text:s text:c="4"/># <text:s text:c="2"/>icon: 'mdi:cogs'</text:p>
      <text:p text:style-name="Standard"/>
      <text:p text:style-name="Standard"><text:s text:c="4"/># - name: "Set-Cal (0x03024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4]</text:p>
      <text:p text:style-name="Standard"><text:s text:c="4"/># <text:s text:c="2"/>icon: 'mdi:cogs'</text:p>
      <text:p text:style-name="Standard"/>
      <text:p text:style-name="Standard"><text:s text:c="4"/># - name: "Set-Cal (0x03025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5]</text:p>
      <text:p text:style-name="Standard"><text:s text:c="4"/># <text:s text:c="2"/>icon: 'mdi:cogs'</text:p>
      <text:p text:style-name="Standard"/>
      <text:p text:style-name="Standard"><text:s text:c="4"/># - name: "Set-Cal (0x03026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6]</text:p>
      <text:p text:style-name="Standard"><text:s text:c="4"/># <text:s text:c="2"/>icon: 'mdi:cogs'</text:p>
      <text:p text:style-name="Standard"/>
      <text:p text:style-name="Standard"><text:s text:c="4"/># - name: "Set-Cal (0x03027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7]</text:p>
      <text:p text:style-name="Standard"><text:s text:c="4"/># <text:s text:c="2"/>icon: 'mdi:cogs'</text:p>
      <text:p text:style-name="Standard"><text:s text:c="4"/></text:p>
      <text:p text:style-name="Standard"><text:s text:c="4"/># - name: "Set-Cal (0x03028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oft-page-break/><text:s text:c="4"/># <text:s text:c="2"/>scale: ""</text:p>
      <text:p text:style-name="Standard"><text:s text:c="4"/># <text:s text:c="2"/>rule: 1</text:p>
      <text:p text:style-name="Standard"><text:s text:c="4"/># <text:s text:c="2"/>registers: [0x3028]</text:p>
      <text:p text:style-name="Standard"><text:s text:c="4"/># <text:s text:c="2"/>icon: 'mdi:cogs'</text:p>
      <text:p text:style-name="Standard"/>
      <text:p text:style-name="Standard"><text:s text:c="4"/># - name: "Set-Cal (0x03029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9]</text:p>
      <text:p text:style-name="Standard"><text:s text:c="4"/># <text:s text:c="2"/>icon: 'mdi:cogs'</text:p>
      <text:p text:style-name="Standard"/>
      <text:p text:style-name="Standard"><text:s text:c="4"/># - name: "Set-Cal (0x03029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9]</text:p>
      <text:p text:style-name="Standard"><text:s text:c="4"/># <text:s text:c="2"/>icon: 'mdi:cogs'</text:p>
      <text:p text:style-name="Standard"/>
      <text:p text:style-name="Standard"><text:s text:c="4"/># - name: "Set-Cal (0x0302A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A]</text:p>
      <text:p text:style-name="Standard"><text:s text:c="4"/># <text:s text:c="2"/>icon: 'mdi:cogs'</text:p>
      <text:p text:style-name="Standard"/>
      <text:p text:style-name="Standard"><text:s text:c="4"/># - name: "Set-Cal (0x0302B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B]</text:p>
      <text:p text:style-name="Standard"><text:s text:c="4"/># <text:s text:c="2"/>icon: 'mdi:cogs'</text:p>
      <text:p text:style-name="Standard"/>
      <text:p text:style-name="Standard"><text:s text:c="4"/># - name: "Set-Cal (0x0302C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C]</text:p>
      <text:p text:style-name="Standard"><text:s text:c="4"/># <text:s text:c="2"/>icon: 'mdi:cogs'</text:p>
      <text:p text:style-name="Standard"/>
      <text:p text:style-name="Standard"><text:s text:c="4"/># - name: "Set-Cal (0x0302D nd)" # dal 0x3020 al 0x302F non usato</text:p>
      <text:p text:style-name="Standard"><text:s text:c="4"/># <text:s text:c="2"/>class: ""</text:p>
      <text:p text:style-name="Standard"><text:soft-page-break/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D]</text:p>
      <text:p text:style-name="Standard"><text:s text:c="4"/># <text:s text:c="2"/>icon: 'mdi:cogs'</text:p>
      <text:p text:style-name="Standard"/>
      <text:p text:style-name="Standard"><text:s text:c="4"/># - name: "Set-Cal (0x0302E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E]</text:p>
      <text:p text:style-name="Standard"><text:s text:c="4"/># <text:s text:c="2"/>icon: 'mdi:cogs'</text:p>
      <text:p text:style-name="Standard"/>
      <text:p text:style-name="Standard"><text:s text:c="4"/># - name: "Set-Cal (0x0302F nd)" # dal 0x3020 al 0x302F non usato</text:p>
      <text:p text:style-name="Standard"><text:s text:c="4"/># <text:s text:c="2"/>class: ""</text:p>
      <text:p text:style-name="Standard"><text:s text:c="4"/># <text:s text:c="2"/>state_class: ""</text:p>
      <text:p text:style-name="Standard"><text:s text:c="4"/># <text:s text:c="2"/>uom: ""</text:p>
      <text:p text:style-name="Standard"><text:s text:c="4"/># <text:s text:c="2"/>scale: ""</text:p>
      <text:p text:style-name="Standard"><text:s text:c="4"/># <text:s text:c="2"/>rule: 1</text:p>
      <text:p text:style-name="Standard"><text:s text:c="4"/># <text:s text:c="2"/>registers: [0x302F]</text:p>
      <text:p text:style-name="Standard"><text:s text:c="4"/># <text:s text:c="2"/>icon: 'mdi:cogs'</text:p>
      <text:p text:style-name="Standard"><text:s text:c="4"/></text:p>
      <text:p text:style-name="P1"># ________________________________</text:p>
      <text:p text:style-name="P1"><text:s/>- group: <text:s text:c="2"/>modalità operativa</text:p>
      <text:p text:style-name="P1"># ________________________________ </text:p>
      <text:p text:style-name="P1"><text:s text:c="3"/>items:</text:p>
      <text:p text:style-name="P1"><text:s text:c="3"/></text:p>
      <text:p text:style-name="P1"><text:s text:c="4"/>- name: "mod.operativa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0]</text:p>
      <text:p text:style-name="P1"><text:s text:c="6"/>isstr: true</text:p>
      <text:p text:style-name="P1"><text:s text:c="6"/>lookup:</text:p>
      <text:p text:style-name="P1"><text:s text:c="6"/>- <text:s/>key: 0</text:p>
      <text:p text:style-name="P1"><text:s text:c="9"/>value: "Mod.Automatica"</text:p>
      <text:p text:style-name="P1"><text:s text:c="6"/>- <text:s/>key: 1</text:p>
      <text:p text:style-name="P1"><text:s text:c="9"/>value: "Mod.TOU"</text:p>
      <text:p text:style-name="P1"><text:s text:c="6"/>- <text:s/>key: 2</text:p>
      <text:p text:style-name="P1"><text:s text:c="9"/>value: "Mod.Carica-Scarica"</text:p>
      <text:p text:style-name="P1"><text:s text:c="6"/>- <text:s/>key: 3</text:p>
      <text:p text:style-name="P1"><text:s text:c="9"/>value: "Mod.Passiva"</text:p>
      <text:p text:style-name="P1"><text:s text:c="6"/>icon: 'mdi:wrench'</text:p>
      <text:p text:style-name="P1"/>
      <text:p text:style-name="P1">#---------------------------------------------------------</text:p>
      <text:p text:style-name="P1"># Setting Mod2. charge and discharge </text:p>
      <text:p text:style-name="P1">#--------------------------------------------------------- </text:p>
      <text:p text:style-name="P1"><text:soft-page-break/></text:p>
      <text:p text:style-name="P1"># mod2 charge-discharge [charge starting time] </text:p>
      <text:p text:style-name="P1"># Hi Byte- hours, range 0-23 </text:p>
      <text:p text:style-name="P1"># Lo Byte- minutes, range 0-59 <text:s text:c="5"/></text:p>
      <text:p text:style-name="P1"><text:s text:c="4"/>- name: "mod2.carica-scarica [carica ora start]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1]</text:p>
      <text:p text:style-name="P1"><text:s text:c="6"/>icon: 'mdi:wrench'</text:p>
      <text:p text:style-name="P1"/>
      <text:p text:style-name="P1"># mod2 charge-discharge [charge end time] </text:p>
      <text:p text:style-name="P1"><text:s text:c="4"/># Hi Byte- hours, range 0-23 </text:p>
      <text:p text:style-name="P1"><text:s text:c="4"/># Lo Byte- minutes, range 0-59 <text:s text:c="4"/></text:p>
      <text:p text:style-name="P1"><text:s text:c="4"/>- name: "mod2.carica-scarica [carica ora stop]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2]</text:p>
      <text:p text:style-name="P1"><text:s text:c="6"/>icon: 'mdi:wrench'</text:p>
      <text:p text:style-name="P1"/>
      <text:p text:style-name="P1"/>
      <text:p text:style-name="P1"># mod2 charge-discharge [discharge starting time]</text:p>
      <text:p text:style-name="P1"><text:s text:c="4"/># Hi Byte- hours, range 0-23 </text:p>
      <text:p text:style-name="P1"><text:s text:c="4"/># Lo Byte- minutes, range 0-59 <text:s text:c="8"/></text:p>
      <text:p text:style-name="P1"><text:s text:c="4"/>- name: "mod2.carica-scarica [scarica ora start]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3]</text:p>
      <text:p text:style-name="P1"><text:s text:c="6"/>icon: 'mdi:wrench'</text:p>
      <text:p text:style-name="P1"/>
      <text:p text:style-name="P1"># mod2 charge-discharge [discharge end time] </text:p>
      <text:p text:style-name="P1"><text:s text:c="4"/># Hi Byte- hours, range 0-23 </text:p>
      <text:p text:style-name="P1"><text:s text:c="4"/># Lo Byte- minutes, range 0-59 <text:s text:c="4"/></text:p>
      <text:p text:style-name="P1"><text:s text:c="4"/>- name: "mod2.carica-scarica [scarica ora stop]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4]</text:p>
      <text:p text:style-name="P1"><text:s text:c="6"/>icon: 'mdi:wrench' <text:s text:c="5"/></text:p>
      <text:p text:style-name="P1"/>
      <text:p text:style-name="P1"># mod2 charge-discharge [charge power] <text:s text:c="2"/></text:p>
      <text:p text:style-name="P1"><text:s text:c="4"/>- name: "mod2.carica-scarica [carica W]" </text:p>
      <text:p text:style-name="P1"><text:soft-page-break/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5]</text:p>
      <text:p text:style-name="P1"><text:s text:c="6"/>icon: 'mdi:wrench' <text:s text:c="6"/></text:p>
      <text:p text:style-name="P1"/>
      <text:p text:style-name="P1"># mod2 charge-discharge [discharge power] <text:s/></text:p>
      <text:p text:style-name="P1"><text:s text:c="4"/>- name: "mod2.carica-scarica [scarica W]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6]</text:p>
      <text:p text:style-name="P1"><text:s text:c="6"/>icon: 'mdi:wrench' <text:s/></text:p>
      <text:p text:style-name="P1"/>
      <text:p text:style-name="P1">#--------------------------------------------------------- <text:s text:c="5"/></text:p>
      <text:p text:style-name="P1"># Mod1 TOU</text:p>
      <text:p text:style-name="P1">#--------------------------------------------------------- <text:s text:c="5"/></text:p>
      <text:p text:style-name="P1"># mod1 TOU (rule number) <text:s/></text:p>
      <text:p text:style-name="P1"><text:s text:c="4"/># The smaller the number, the higher the priority. Before setting other parameters sure to set the rule number</text:p>
      <text:p text:style-name="P1"><text:s text:c="4"/>- name: "mod1.TOU-regola_num (0x1207)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</text:p>
      <text:p text:style-name="P1"><text:s text:c="6"/>rule: 1</text:p>
      <text:p text:style-name="P1"><text:s text:c="6"/>registers: [0x1207]</text:p>
      <text:p text:style-name="P1"><text:s text:c="6"/>icon: 'mdi:wrench' </text:p>
      <text:p text:style-name="P1"/>
      <text:p text:style-name="P1"># mod1 TOU / rule forced charging start time</text:p>
      <text:p text:style-name="P1"><text:s text:c="4"/># Hi Byte- hours, range 0-23 </text:p>
      <text:p text:style-name="P1"><text:s text:c="4"/># Lo Byte- minutes, range 0-59 <text:s text:c="8"/></text:p>
      <text:p text:style-name="P1"><text:s text:c="4"/>- name: "mod1.TOU-carica ora start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8]</text:p>
      <text:p text:style-name="P1"><text:s text:c="6"/>icon: 'mdi:wrench'</text:p>
      <text:p text:style-name="P1"/>
      <text:p text:style-name="P1"># mod1 TOU charging end time </text:p>
      <text:p text:style-name="P1"># Hi Byte- hours, range 0-23 </text:p>
      <text:p text:style-name="P1"># Lo Byte- minutes, range 0-59 <text:s text:c="8"/></text:p>
      <text:p text:style-name="P1"><text:s text:c="4"/>- name: "mod1.TOU carica ora stop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oft-page-break/><text:s text:c="6"/>scale: 1 </text:p>
      <text:p text:style-name="P1"><text:s text:c="6"/>rule: 1</text:p>
      <text:p text:style-name="P1"><text:s text:c="6"/>registers: [0x1209]</text:p>
      <text:p text:style-name="P1"><text:s text:c="6"/>icon: 'mdi:wrench'</text:p>
      <text:p text:style-name="P1"><text:s text:c="6"/></text:p>
      <text:p text:style-name="P1"># mod1 TOU charging SOC stop</text:p>
      <text:p text:style-name="P1"># Percentage of charge remaining, when the battery SOC reaches change the current register value, the forced charging end, the machine according to the charging power grid <text:s/></text:p>
      <text:p text:style-name="P1"># Percentuale di carica residua, quando lo stato di carica della batteria (SOC) raggiunge [un valore], cambia il valore del registro corrente, termina la ricarica forzata, la macchina opererà in base alla potenza di rete per la ricarica <text:s text:c="5"/></text:p>
      <text:p text:style-name="P1"><text:s text:c="4"/>- name: "mod1.TOU SOC fine carica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A]</text:p>
      <text:p text:style-name="P1"><text:s text:c="6"/>icon: 'mdi:wrench' <text:s text:c="5"/></text:p>
      <text:p text:style-name="P1"><text:s text:c="6"/></text:p>
      <text:p text:style-name="P1"># mod1 TOU charging power</text:p>
      <text:p text:style-name="P1"># If set to 0, the machine according to the charging power grid </text:p>
      <text:p text:style-name="P1"># quando il parametro è impostato a 0, l'inverter (o la macchina) regolerà la sua operazione in base alla potenza disponibile dalla rete elettrica per la carica della batteria <text:s text:c="5"/></text:p>
      <text:p text:style-name="P1"><text:s text:c="4"/>- name: "mod1.TOU carica pw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B]</text:p>
      <text:p text:style-name="P1"><text:s text:c="6"/>icon: 'mdi:wrench' <text:s text:c="6"/></text:p>
      <text:p text:style-name="P1"/>
      <text:p text:style-name="P1"># mod1 TOU date start</text:p>
      <text:p text:style-name="P1"># Hi Byte- months, range 1-12</text:p>
      <text:p text:style-name="P1"># Lo Byte- date, range 1-31 <text:s text:c="8"/></text:p>
      <text:p text:style-name="P1"><text:s text:c="4"/>- name: "mod1.TOU date start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C]</text:p>
      <text:p text:style-name="P1"><text:s text:c="6"/>icon: 'mdi:wrench'</text:p>
      <text:p text:style-name="P1"><text:s text:c="6"/></text:p>
      <text:p text:style-name="P1"># mod1 TOU date stop</text:p>
      <text:p text:style-name="P1"># Hi Byte- months, range 1-12</text:p>
      <text:p text:style-name="P1"># Lo Byte- date, range 1-31 <text:s text:c="8"/></text:p>
      <text:p text:style-name="P1"><text:s text:c="4"/>- name: "mod1.TOU date stop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oft-page-break/><text:s text:c="6"/>scale: 1 </text:p>
      <text:p text:style-name="P1"><text:s text:c="6"/>rule: 1</text:p>
      <text:p text:style-name="P1"><text:s text:c="6"/>registers: [0x120D]</text:p>
      <text:p text:style-name="P1"><text:s text:c="6"/>icon: 'mdi:wrench' <text:s text:c="2"/></text:p>
      <text:p text:style-name="P1"/>
      <text:p text:style-name="P1"># mod1 TOU week rules take effect</text:p>
      <text:p text:style-name="P1"># This register represents the bit-field,</text:p>
      <text:p text:style-name="P1"># indicates invalid weeks 0, bit 1 represents an effective week</text:p>
      <text:p text:style-name="P1"># b0- Monday (lunedì)</text:p>
      <text:p text:style-name="P1"># b1- Tuesday (martedì)</text:p>
      <text:p text:style-name="P1"># b2- Wednesday (mercoledì)</text:p>
      <text:p text:style-name="P1"># b3- Thursday (giovedì)</text:p>
      <text:p text:style-name="P1"># b4- Friday (venerdì)</text:p>
      <text:p text:style-name="P1"># b5- Saturday (sabato)</text:p>
      <text:p text:style-name="P1"># b6- Sunday (domenica) <text:s text:c="5"/></text:p>
      <text:p text:style-name="P1"><text:s text:c="4"/>- name: "mod1.TOU (day on-off)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E]</text:p>
      <text:p text:style-name="P1"><text:s text:c="6"/>icon: 'mdi:wrench' <text:s/></text:p>
      <text:p text:style-name="P1"/>
      <text:p text:style-name="P1"/>
      <text:p text:style-name="P1"># modq TOU rule enable/disable</text:p>
      <text:p text:style-name="P1">#Write 1 to register the current rule will take effect;</text:p>
      <text:p text:style-name="P1"># Failure to register will write 0 current rule. <text:s text:c="5"/></text:p>
      <text:p text:style-name="P1"><text:s text:c="4"/>- name: "mod1.TOU (regola Att- Disat)" 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0F]</text:p>
      <text:p text:style-name="P1"><text:s text:c="6"/>icon: 'mdi:wrench' <text:s text:c="3"/></text:p>
      <text:p text:style-name="P1"/>
      <text:p text:style-name="P1">#---------------------------------------------------------</text:p>
      <text:p text:style-name="P1"># Passive mode</text:p>
      <text:p text:style-name="P1">#---------------------------------------------------------</text:p>
      <text:p text:style-name="P1"/>
      <text:p text:style-name="P1"># Passive mode - 0x5555 Write to this register to enable the machine to standby state; <text:s/></text:p>
      <text:p text:style-name="P1"># mod3 _passive (standby) </text:p>
      <text:p text:style-name="P1"><text:s text:c="4"/>- name: "mod3.passiva (standby)"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12]</text:p>
      <text:p text:style-name="P1"><text:s text:c="6"/>icon: 'mdi:wrench' <text:s text:c="5"/></text:p>
      <text:p text:style-name="P1"/>
      <text:p text:style-name="P1"><text:soft-page-break/># mod3 passive_mode (discharge w) </text:p>
      <text:p text:style-name="P1"># Unit: watt (W) <text:s/></text:p>
      <text:p text:style-name="P1"><text:s text:c="4"/>- name: "mod3.passiva (scarica w)"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13]</text:p>
      <text:p text:style-name="P1"><text:s text:c="6"/>icon: 'mdi:wrench' <text:s text:c="7"/></text:p>
      <text:p text:style-name="P1"/>
      <text:p text:style-name="P1"># mod3 Passive mode (charge w)</text:p>
      <text:p text:style-name="P1"># Unit: watt (W) <text:s/></text:p>
      <text:p text:style-name="P1"><text:s text:c="4"/>- name: "mod3.passiva (carica_w)"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14]</text:p>
      <text:p text:style-name="P1"><text:s text:c="6"/>icon: 'mdi:wrench' <text:s/></text:p>
      <text:p text:style-name="P1"><text:s text:c="6"/></text:p>
      <text:p text:style-name="P1"># mod3 Passive mode (auto)</text:p>
      <text:p text:style-name="P1"># Stable power grid, the grid power</text:p>
      <text:p text:style-name="P1"># approaches such as the register value;</text:p>
      <text:p text:style-name="P1"># A positive value indicates the direction of</text:p>
      <text:p text:style-name="P1"># power "from the system to the power grid";</text:p>
      <text:p text:style-name="P1"># A negative value indicates the direction of</text:p>
      <text:p text:style-name="P1"># transmission power "Power to the system from the" complement form Unit: watt (W) </text:p>
      <text:p text:style-name="P1"><text:s text:c="4"/>- name: "mod3.passiva (auto w)"</text:p>
      <text:p text:style-name="P1"><text:s text:c="6"/>class: ""</text:p>
      <text:p text:style-name="P1"><text:s text:c="6"/>state_class: ""</text:p>
      <text:p text:style-name="P1"><text:s text:c="6"/>uom: ""</text:p>
      <text:p text:style-name="P1"><text:s text:c="6"/>scale: 1 </text:p>
      <text:p text:style-name="P1"><text:s text:c="6"/>rule: 1</text:p>
      <text:p text:style-name="P1"><text:s text:c="6"/>registers: [0x1215]</text:p>
      <text:p text:style-name="P1"><text:s text:c="6"/>icon: 'mdi:wrench'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2:29:14.947000000</meta:creation-date>
    <dc:date>2025-02-04T12:36:03.338000000</dc:date>
    <meta:editing-duration>PT6M54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72" meta:paragraph-count="3499" meta:word-count="11673" meta:character-count="91833" meta:non-whitespace-character-count="61795"/>
  </office:meta>
</office:document-meta>
</file>